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92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GSK3-alpha-beta_1,GAB2_1)</text:p>
          </table:table-cell>
          <table:table-cell office:value-type="float" office:value="-3.391901204" calcext:value-type="float">
            <text:p>-3.391901204</text:p>
          </table:table-cell>
        </table:table-row>
        <table:table-row table:style-name="ro1">
          <table:table-cell office:value-type="string" calcext:value-type="string">
            <text:p>(GSK3-alpha-beta_1)</text:p>
          </table:table-cell>
          <table:table-cell office:value-type="float" office:value="-3.14588883169" calcext:value-type="float">
            <text:p>-3.1458888317</text:p>
          </table:table-cell>
        </table:table-row>
        <table:table-row table:style-name="ro1">
          <table:table-cell office:value-type="string" calcext:value-type="string">
            <text:p>(ERK2_0)</text:p>
          </table:table-cell>
          <table:table-cell office:value-type="float" office:value="-3.06324315826" calcext:value-type="float">
            <text:p>-3.0632431583</text:p>
          </table:table-cell>
        </table:table-row>
        <table:table-row table:style-name="ro1">
          <table:table-cell office:value-type="string" calcext:value-type="string">
            <text:p>(PEA15_pS116_1)</text:p>
          </table:table-cell>
          <table:table-cell office:value-type="float" office:value="-2.72379407447" calcext:value-type="float">
            <text:p>-2.7237940745</text:p>
          </table:table-cell>
        </table:table-row>
        <table:table-row table:style-name="ro1">
          <table:table-cell office:value-type="string" calcext:value-type="string">
            <text:p>(GAB2_1,mTOR_0)</text:p>
          </table:table-cell>
          <table:table-cell office:value-type="float" office:value="-2.64172377914" calcext:value-type="float">
            <text:p>-2.6417237791</text:p>
          </table:table-cell>
        </table:table-row>
        <table:table-row table:style-name="ro1">
          <table:table-cell office:value-type="string" calcext:value-type="string">
            <text:p>(Src_pY527_1,GSK3-alpha-beta_1)</text:p>
          </table:table-cell>
          <table:table-cell office:value-type="float" office:value="-2.64172377914" calcext:value-type="float">
            <text:p>-2.6417237791</text:p>
          </table:table-cell>
        </table:table-row>
        <table:table-row table:style-name="ro1">
          <table:table-cell office:value-type="string" calcext:value-type="string">
            <text:p>(GAB2_1)</text:p>
          </table:table-cell>
          <table:table-cell office:value-type="float" office:value="-2.59258135192" calcext:value-type="float">
            <text:p>-2.5925813519</text:p>
          </table:table-cell>
        </table:table-row>
        <table:table-row table:style-name="ro1">
          <table:table-cell office:value-type="string" calcext:value-type="string">
            <text:p>(GSK3-alpha-beta_1,PRDX1_0)</text:p>
          </table:table-cell>
          <table:table-cell office:value-type="float" office:value="-2.49361429353" calcext:value-type="float">
            <text:p>-2.4936142935</text:p>
          </table:table-cell>
        </table:table-row>
        <table:table-row table:style-name="ro1">
          <table:table-cell office:value-type="string" calcext:value-type="string">
            <text:p>(Smad1_0)</text:p>
          </table:table-cell>
          <table:table-cell office:value-type="float" office:value="-2.43993960866" calcext:value-type="float">
            <text:p>-2.4399396087</text:p>
          </table:table-cell>
        </table:table-row>
        <table:table-row table:style-name="ro1">
          <table:table-cell office:value-type="string" calcext:value-type="string">
            <text:p>(GAB2_1,A-Raf_pS299_1)</text:p>
          </table:table-cell>
          <table:table-cell office:value-type="float" office:value="-2.36038737741" calcext:value-type="float">
            <text:p>-2.3603873774</text:p>
          </table:table-cell>
        </table:table-row>
        <table:table-row table:style-name="ro1">
          <table:table-cell office:value-type="string" calcext:value-type="string">
            <text:p>(N-Cadherin_0)</text:p>
          </table:table-cell>
          <table:table-cell office:value-type="float" office:value="-2.3513682421" calcext:value-type="float">
            <text:p>-2.3513682421</text:p>
          </table:table-cell>
        </table:table-row>
        <table:table-row table:style-name="ro1">
          <table:table-cell office:value-type="string" calcext:value-type="string">
            <text:p>(PI3K-p85_1,GAB2_1)</text:p>
          </table:table-cell>
          <table:table-cell office:value-type="float" office:value="-2.33743151502" calcext:value-type="float">
            <text:p>-2.337431515</text:p>
          </table:table-cell>
        </table:table-row>
        <table:table-row table:style-name="ro1">
          <table:table-cell office:value-type="string" calcext:value-type="string">
            <text:p>(EGFR_pY1068_1)</text:p>
          </table:table-cell>
          <table:table-cell office:value-type="float" office:value="-2.27427420138" calcext:value-type="float">
            <text:p>-2.2742742014</text:p>
          </table:table-cell>
        </table:table-row>
        <table:table-row table:style-name="ro1">
          <table:table-cell office:value-type="string" calcext:value-type="string">
            <text:p>(GAB2_1,p27_0)</text:p>
          </table:table-cell>
          <table:table-cell office:value-type="float" office:value="-2.20867985377" calcext:value-type="float">
            <text:p>-2.2086798538</text:p>
          </table:table-cell>
        </table:table-row>
        <table:table-row table:style-name="ro1">
          <table:table-cell office:value-type="string" calcext:value-type="string">
            <text:p>(GAB2_1,TIGAR_0)</text:p>
          </table:table-cell>
          <table:table-cell office:value-type="float" office:value="-2.20103762749" calcext:value-type="float">
            <text:p>-2.2010376275</text:p>
          </table:table-cell>
        </table:table-row>
        <table:table-row table:style-name="ro1">
          <table:table-cell office:value-type="string" calcext:value-type="string">
            <text:p>(Smad1_1,ER-alpha_pS118_0)</text:p>
          </table:table-cell>
          <table:table-cell office:value-type="float" office:value="-2.18873646417" calcext:value-type="float">
            <text:p>-2.1887364642</text:p>
          </table:table-cell>
        </table:table-row>
        <table:table-row table:style-name="ro1">
          <table:table-cell office:value-type="string" calcext:value-type="string">
            <text:p>(GAB2_1,ER-alpha_pS118_0)</text:p>
          </table:table-cell>
          <table:table-cell office:value-type="float" office:value="-2.18873646417" calcext:value-type="float">
            <text:p>-2.1887364642</text:p>
          </table:table-cell>
        </table:table-row>
        <table:table-row table:style-name="ro1">
          <table:table-cell office:value-type="string" calcext:value-type="string">
            <text:p>(N-Cadherin_0,ER-alpha_pS118_0)</text:p>
          </table:table-cell>
          <table:table-cell office:value-type="float" office:value="-2.18413875384" calcext:value-type="float">
            <text:p>-2.1841387538</text:p>
          </table:table-cell>
        </table:table-row>
        <table:table-row table:style-name="ro1">
          <table:table-cell office:value-type="string" calcext:value-type="string">
            <text:p>(GAB2_1,Tuberin_0)</text:p>
          </table:table-cell>
          <table:table-cell office:value-type="float" office:value="-2.18413875384" calcext:value-type="float">
            <text:p>-2.1841387538</text:p>
          </table:table-cell>
        </table:table-row>
        <table:table-row table:style-name="ro1">
          <table:table-cell office:value-type="string" calcext:value-type="string">
            <text:p>(JNK2_0)</text:p>
          </table:table-cell>
          <table:table-cell office:value-type="float" office:value="-2.10960784887" calcext:value-type="float">
            <text:p>-2.1096078489</text:p>
          </table:table-cell>
        </table:table-row>
        <table:table-row table:style-name="ro1">
          <table:table-cell office:value-type="string" calcext:value-type="string">
            <text:p>(MIG-6_0)</text:p>
          </table:table-cell>
          <table:table-cell office:value-type="float" office:value="-2.08617571322" calcext:value-type="float">
            <text:p>-2.0861757132</text:p>
          </table:table-cell>
        </table:table-row>
        <table:table-row table:style-name="ro1">
          <table:table-cell office:value-type="string" calcext:value-type="string">
            <text:p>(Src_pY527_1,GAB2_1)</text:p>
          </table:table-cell>
          <table:table-cell office:value-type="float" office:value="-2.07511796956" calcext:value-type="float">
            <text:p>-2.0751179696</text:p>
          </table:table-cell>
        </table:table-row>
        <table:table-row table:style-name="ro1">
          <table:table-cell office:value-type="string" calcext:value-type="string">
            <text:p>(GSK3-alpha-beta_1,ER-alpha_pS118_0)</text:p>
          </table:table-cell>
          <table:table-cell office:value-type="float" office:value="-2.06533895523" calcext:value-type="float">
            <text:p>-2.0653389552</text:p>
          </table:table-cell>
        </table:table-row>
        <table:table-row table:style-name="ro1">
          <table:table-cell office:value-type="string" calcext:value-type="string">
            <text:p>(GSK3-alpha-beta_1,AMPK_pT172_0)</text:p>
          </table:table-cell>
          <table:table-cell office:value-type="float" office:value="-2.05643641694" calcext:value-type="float">
            <text:p>-2.0564364169</text:p>
          </table:table-cell>
        </table:table-row>
        <table:table-row table:style-name="ro1">
          <table:table-cell office:value-type="string" calcext:value-type="string">
            <text:p>(GAB2_1,N-Cadherin_0)</text:p>
          </table:table-cell>
          <table:table-cell office:value-type="float" office:value="-2.0484270395" calcext:value-type="float">
            <text:p>-2.0484270395</text:p>
          </table:table-cell>
        </table:table-row>
        <table:table-row table:style-name="ro1">
          <table:table-cell office:value-type="string" calcext:value-type="string">
            <text:p>(LKB1_0,ER-alpha_pS118_0)</text:p>
          </table:table-cell>
          <table:table-cell office:value-type="float" office:value="-2.0484270395" calcext:value-type="float">
            <text:p>-2.0484270395</text:p>
          </table:table-cell>
        </table:table-row>
        <table:table-row table:style-name="ro1">
          <table:table-cell office:value-type="string" calcext:value-type="string">
            <text:p>(Smad1_1,GAB2_1)</text:p>
          </table:table-cell>
          <table:table-cell office:value-type="float" office:value="-2.04133201116" calcext:value-type="float">
            <text:p>-2.0413320112</text:p>
          </table:table-cell>
        </table:table-row>
        <table:table-row table:style-name="ro1">
          <table:table-cell office:value-type="string" calcext:value-type="string">
            <text:p>(PKC-alpha_0,ER-alpha_pS118_0)</text:p>
          </table:table-cell>
          <table:table-cell office:value-type="float" office:value="-2.04133201116" calcext:value-type="float">
            <text:p>-2.0413320112</text:p>
          </table:table-cell>
        </table:table-row>
        <table:table-row table:style-name="ro1">
          <table:table-cell office:value-type="string" calcext:value-type="string">
            <text:p>(PKC-alpha_0,N-Cadherin_0)</text:p>
          </table:table-cell>
          <table:table-cell office:value-type="float" office:value="-2.04133201116" calcext:value-type="float">
            <text:p>-2.0413320112</text:p>
          </table:table-cell>
        </table:table-row>
        <table:table-row table:style-name="ro1">
          <table:table-cell office:value-type="string" calcext:value-type="string">
            <text:p>(GSK3-alpha-beta_1,4E-BP1_1)</text:p>
          </table:table-cell>
          <table:table-cell office:value-type="float" office:value="-2.0351774398" calcext:value-type="float">
            <text:p>-2.0351774398</text:p>
          </table:table-cell>
        </table:table-row>
        <table:table-row table:style-name="ro1">
          <table:table-cell office:value-type="string" calcext:value-type="string">
            <text:p>(Src_pY527_1,N-Cadherin_0)</text:p>
          </table:table-cell>
          <table:table-cell office:value-type="float" office:value="-2.0351774398" calcext:value-type="float">
            <text:p>-2.0351774398</text:p>
          </table:table-cell>
        </table:table-row>
        <table:table-row table:style-name="ro1">
          <table:table-cell office:value-type="string" calcext:value-type="string">
            <text:p>(A-Raf_pS299_1,Bcl-xL_0)</text:p>
          </table:table-cell>
          <table:table-cell office:value-type="float" office:value="-2.0351774398" calcext:value-type="float">
            <text:p>-2.0351774398</text:p>
          </table:table-cell>
        </table:table-row>
        <table:table-row table:style-name="ro1">
          <table:table-cell office:value-type="string" calcext:value-type="string">
            <text:p>(GAB2_1,PKC-alpha_0)</text:p>
          </table:table-cell>
          <table:table-cell office:value-type="float" office:value="-2.0351774398" calcext:value-type="float">
            <text:p>-2.0351774398</text:p>
          </table:table-cell>
        </table:table-row>
        <table:table-row table:style-name="ro1">
          <table:table-cell office:value-type="string" calcext:value-type="string">
            <text:p>(N-Cadherin_0,Bcl-xL_0)</text:p>
          </table:table-cell>
          <table:table-cell office:value-type="float" office:value="-2.02999485735" calcext:value-type="float">
            <text:p>-2.0299948574</text:p>
          </table:table-cell>
        </table:table-row>
        <table:table-row table:style-name="ro1">
          <table:table-cell office:value-type="string" calcext:value-type="string">
            <text:p>(PI3K-p85_1,MYH11_0)</text:p>
          </table:table-cell>
          <table:table-cell office:value-type="float" office:value="-2.02999485735" calcext:value-type="float">
            <text:p>-2.0299948574</text:p>
          </table:table-cell>
        </table:table-row>
        <table:table-row table:style-name="ro1">
          <table:table-cell office:value-type="string" calcext:value-type="string">
            <text:p>(GSK3-alpha-beta_1,eEF2_1)</text:p>
          </table:table-cell>
          <table:table-cell office:value-type="float" office:value="-2.02999485735" calcext:value-type="float">
            <text:p>-2.0299948574</text:p>
          </table:table-cell>
        </table:table-row>
        <table:table-row table:style-name="ro1">
          <table:table-cell office:value-type="string" calcext:value-type="string">
            <text:p>(YAP_1,GSK3-alpha-beta_1)</text:p>
          </table:table-cell>
          <table:table-cell office:value-type="float" office:value="-2.02999485735" calcext:value-type="float">
            <text:p>-2.0299948574</text:p>
          </table:table-cell>
        </table:table-row>
        <table:table-row table:style-name="ro1">
          <table:table-cell office:value-type="string" calcext:value-type="string">
            <text:p>(eIF4E_1)</text:p>
          </table:table-cell>
          <table:table-cell office:value-type="float" office:value="-1.95240652369" calcext:value-type="float">
            <text:p>-1.9524065237</text:p>
          </table:table-cell>
        </table:table-row>
        <table:table-row table:style-name="ro1">
          <table:table-cell office:value-type="string" calcext:value-type="string">
            <text:p>(Src_pY527_1,A-Raf_pS299_1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S6_pS240_S244_1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Cyclin_D1_0)</text:p>
          </table:table-cell>
          <table:table-cell office:value-type="float" office:value="-1.93306189941" calcext:value-type="float">
            <text:p>-1.9330618994</text:p>
          </table:table-cell>
        </table:table-row>
        <table:table-row table:style-name="ro1">
          <table:table-cell office:value-type="string" calcext:value-type="string">
            <text:p>(PKC-alpha_0,G6PD_0)</text:p>
          </table:table-cell>
          <table:table-cell office:value-type="float" office:value="-1.89514686308" calcext:value-type="float">
            <text:p>-1.8951468631</text:p>
          </table:table-cell>
        </table:table-row>
        <table:table-row table:style-name="ro1">
          <table:table-cell office:value-type="string" calcext:value-type="string">
            <text:p>(PKC-alpha_0,Chk2_pT68_0)</text:p>
          </table:table-cell>
          <table:table-cell office:value-type="float" office:value="-1.89514686308" calcext:value-type="float">
            <text:p>-1.8951468631</text:p>
          </table:table-cell>
        </table:table-row>
        <table:table-row table:style-name="ro1">
          <table:table-cell office:value-type="string" calcext:value-type="string">
            <text:p>(GSK3-alpha-beta_1,Dvl3_1)</text:p>
          </table:table-cell>
          <table:table-cell office:value-type="float" office:value="-1.89514686308" calcext:value-type="float">
            <text:p>-1.8951468631</text:p>
          </table:table-cell>
        </table:table-row>
        <table:table-row table:style-name="ro1">
          <table:table-cell office:value-type="string" calcext:value-type="string">
            <text:p>(Smad1_0,PKC-alpha_0)</text:p>
          </table:table-cell>
          <table:table-cell office:value-type="float" office:value="-1.88753419846" calcext:value-type="float">
            <text:p>-1.8875341985</text:p>
          </table:table-cell>
        </table:table-row>
        <table:table-row table:style-name="ro1">
          <table:table-cell office:value-type="string" calcext:value-type="string">
            <text:p>(eIF4E_1,PKC-alpha_0)</text:p>
          </table:table-cell>
          <table:table-cell office:value-type="float" office:value="-1.88078614914" calcext:value-type="float">
            <text:p>-1.8807861491</text:p>
          </table:table-cell>
        </table:table-row>
        <table:table-row table:style-name="ro1">
          <table:table-cell office:value-type="string" calcext:value-type="string">
            <text:p>(GAB2_1,JAB1_0)</text:p>
          </table:table-cell>
          <table:table-cell office:value-type="float" office:value="-1.88078614914" calcext:value-type="float">
            <text:p>-1.8807861491</text:p>
          </table:table-cell>
        </table:table-row>
        <table:table-row table:style-name="ro1">
          <table:table-cell office:value-type="string" calcext:value-type="string">
            <text:p>(PI3K-p85_0,ER-alpha_pS118_0)</text:p>
          </table:table-cell>
          <table:table-cell office:value-type="float" office:value="-1.88078614914" calcext:value-type="float">
            <text:p>-1.8807861491</text:p>
          </table:table-cell>
        </table:table-row>
        <table:table-row table:style-name="ro1">
          <table:table-cell office:value-type="string" calcext:value-type="string">
            <text:p>(CD49b_1,ER-alpha_pS118_0)</text:p>
          </table:table-cell>
          <table:table-cell office:value-type="float" office:value="-1.88078614914" calcext:value-type="float">
            <text:p>-1.8807861491</text:p>
          </table:table-cell>
        </table:table-row>
        <table:table-row table:style-name="ro1">
          <table:table-cell office:value-type="string" calcext:value-type="string">
            <text:p>(GSK3-alpha-beta_1,53BP1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G6PD_0)</text:p>
          </table:table-cell>
          <table:table-cell office:value-type="float" office:value="-1.76192130008" calcext:value-type="float">
            <text:p>-1.7619213001</text:p>
          </table:table-cell>
        </table:table-row>
        <table:table-row table:style-name="ro1">
          <table:table-cell office:value-type="string" calcext:value-type="string">
            <text:p>(Src_pY527_1,TIGAR_0)</text:p>
          </table:table-cell>
          <table:table-cell office:value-type="float" office:value="-1.75983501065" calcext:value-type="float">
            <text:p>-1.7598350107</text:p>
          </table:table-cell>
        </table:table-row>
        <table:table-row table:style-name="ro1">
          <table:table-cell office:value-type="string" calcext:value-type="string">
            <text:p>(ER-alpha_pS118_0,EGFR_pY1068_0)</text:p>
          </table:table-cell>
          <table:table-cell office:value-type="float" office:value="-1.75983501065" calcext:value-type="float">
            <text:p>-1.7598350107</text:p>
          </table:table-cell>
        </table:table-row>
        <table:table-row table:style-name="ro1">
          <table:table-cell office:value-type="string" calcext:value-type="string">
            <text:p>(LKB1_0,G6PD_0)</text:p>
          </table:table-cell>
          <table:table-cell office:value-type="float" office:value="-1.7501124221" calcext:value-type="float">
            <text:p>-1.7501124221</text:p>
          </table:table-cell>
        </table:table-row>
        <table:table-row table:style-name="ro1">
          <table:table-cell office:value-type="string" calcext:value-type="string">
            <text:p>(MSH6_1,ER-alpha_pS118_0)</text:p>
          </table:table-cell>
          <table:table-cell office:value-type="float" office:value="-1.7501124221" calcext:value-type="float">
            <text:p>-1.7501124221</text:p>
          </table:table-cell>
        </table:table-row>
        <table:table-row table:style-name="ro1">
          <table:table-cell office:value-type="string" calcext:value-type="string">
            <text:p>(GSK3-alpha-beta_1,GAPDH_0)</text:p>
          </table:table-cell>
          <table:table-cell office:value-type="float" office:value="-1.7501124221" calcext:value-type="float">
            <text:p>-1.7501124221</text:p>
          </table:table-cell>
        </table:table-row>
        <table:table-row table:style-name="ro1">
          <table:table-cell office:value-type="string" calcext:value-type="string">
            <text:p>(GAB2_1,Cyclin_D1_1)</text:p>
          </table:table-cell>
          <table:table-cell office:value-type="float" office:value="-1.74113612716" calcext:value-type="float">
            <text:p>-1.7411361272</text:p>
          </table:table-cell>
        </table:table-row>
        <table:table-row table:style-name="ro1">
          <table:table-cell office:value-type="string" calcext:value-type="string">
            <text:p>(eEF2_1,PKC-alpha_0)</text:p>
          </table:table-cell>
          <table:table-cell office:value-type="float" office:value="-1.74113612716" calcext:value-type="float">
            <text:p>-1.7411361272</text:p>
          </table:table-cell>
        </table:table-row>
        <table:table-row table:style-name="ro1">
          <table:table-cell office:value-type="string" calcext:value-type="string">
            <text:p>(PKC-alpha_0,Dvl3_0)</text:p>
          </table:table-cell>
          <table:table-cell office:value-type="float" office:value="-1.73292336459" calcext:value-type="float">
            <text:p>-1.7329233646</text:p>
          </table:table-cell>
        </table:table-row>
        <table:table-row table:style-name="ro1">
          <table:table-cell office:value-type="string" calcext:value-type="string">
            <text:p>(PEA15_pS116_1,53BP1_0)</text:p>
          </table:table-cell>
          <table:table-cell office:value-type="float" office:value="-1.72549562875" calcext:value-type="float">
            <text:p>-1.7254956288</text:p>
          </table:table-cell>
        </table:table-row>
        <table:table-row table:style-name="ro1">
          <table:table-cell office:value-type="string" calcext:value-type="string">
            <text:p>(GAB2_1,ASNS_1)</text:p>
          </table:table-cell>
          <table:table-cell office:value-type="float" office:value="-1.72549562875" calcext:value-type="float">
            <text:p>-1.7254956288</text:p>
          </table:table-cell>
        </table:table-row>
        <table:table-row table:style-name="ro1">
          <table:table-cell office:value-type="string" calcext:value-type="string">
            <text:p>(GAB2_1,Cyclin_E2_0)</text:p>
          </table:table-cell>
          <table:table-cell office:value-type="float" office:value="-1.72549562875" calcext:value-type="float">
            <text:p>-1.7254956288</text:p>
          </table:table-cell>
        </table:table-row>
        <table:table-row table:style-name="ro1">
          <table:table-cell office:value-type="string" calcext:value-type="string">
            <text:p>(LKB1_0,CD49b_0)</text:p>
          </table:table-cell>
          <table:table-cell office:value-type="float" office:value="-1.72549562875" calcext:value-type="float">
            <text:p>-1.7254956288</text:p>
          </table:table-cell>
        </table:table-row>
        <table:table-row table:style-name="ro1">
          <table:table-cell office:value-type="string" calcext:value-type="string">
            <text:p>(MEK1_0)</text:p>
          </table:table-cell>
          <table:table-cell office:value-type="float" office:value="-1.70608542486" calcext:value-type="float">
            <text:p>-1.7060854249</text:p>
          </table:table-cell>
        </table:table-row>
        <table:table-row table:style-name="ro1">
          <table:table-cell office:value-type="string" calcext:value-type="string">
            <text:p>(A-Raf_pS299_1)</text:p>
          </table:table-cell>
          <table:table-cell office:value-type="float" office:value="-1.70608542486" calcext:value-type="float">
            <text:p>-1.7060854249</text:p>
          </table:table-cell>
        </table:table-row>
        <table:table-row table:style-name="ro1">
          <table:table-cell office:value-type="string" calcext:value-type="string">
            <text:p>(MYH11_0)</text:p>
          </table:table-cell>
          <table:table-cell office:value-type="float" office:value="-1.68945881702" calcext:value-type="float">
            <text:p>-1.689458817</text:p>
          </table:table-cell>
        </table:table-row>
        <table:table-row table:style-name="ro1">
          <table:table-cell office:value-type="string" calcext:value-type="string">
            <text:p>(S6_pS240_S244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GSK3-alpha-beta_1,p27_0)</text:p>
          </table:table-cell>
          <table:table-cell office:value-type="float" office:value="-1.64082530828" calcext:value-type="float">
            <text:p>-1.6408253083</text:p>
          </table:table-cell>
        </table:table-row>
        <table:table-row table:style-name="ro1">
          <table:table-cell office:value-type="string" calcext:value-type="string">
            <text:p>(GAB2_1,Bad_pS112_1)</text:p>
          </table:table-cell>
          <table:table-cell office:value-type="float" office:value="-1.61706917865" calcext:value-type="float">
            <text:p>-1.6170691787</text:p>
          </table:table-cell>
        </table:table-row>
        <table:table-row table:style-name="ro1">
          <table:table-cell office:value-type="string" calcext:value-type="string">
            <text:p>(MEK1_pS217_S221_1,Dvl3_1)</text:p>
          </table:table-cell>
          <table:table-cell office:value-type="float" office:value="-1.61706917865" calcext:value-type="float">
            <text:p>-1.6170691787</text:p>
          </table:table-cell>
        </table:table-row>
        <table:table-row table:style-name="ro1">
          <table:table-cell office:value-type="string" calcext:value-type="string">
            <text:p>(Rb_pS807_S811_1,GAB2_1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PRAS40_pT246_0,PKC-alpha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PI3K-p85_1,ER-alpha_pS118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GSK3-alpha-beta_1,c-Met_pY1235_1)</text:p>
          </table:table-cell>
          <table:table-cell office:value-type="float" office:value="-1.59591314786" calcext:value-type="float">
            <text:p>-1.5959131479</text:p>
          </table:table-cell>
        </table:table-row>
        <table:table-row table:style-name="ro1">
          <table:table-cell office:value-type="string" calcext:value-type="string">
            <text:p>(GAB2_1,LKB1_0)</text:p>
          </table:table-cell>
          <table:table-cell office:value-type="float" office:value="-1.59591314786" calcext:value-type="float">
            <text:p>-1.5959131479</text:p>
          </table:table-cell>
        </table:table-row>
        <table:table-row table:style-name="ro1">
          <table:table-cell office:value-type="string" calcext:value-type="string">
            <text:p>(GSK3-alpha-beta_1,Bcl-xL_0)</text:p>
          </table:table-cell>
          <table:table-cell office:value-type="float" office:value="-1.59591314786" calcext:value-type="float">
            <text:p>-1.5959131479</text:p>
          </table:table-cell>
        </table:table-row>
        <table:table-row table:style-name="ro1">
          <table:table-cell office:value-type="string" calcext:value-type="string">
            <text:p>(JAB1_1,ER-alpha_pS118_0)</text:p>
          </table:table-cell>
          <table:table-cell office:value-type="float" office:value="-1.59591314786" calcext:value-type="float">
            <text:p>-1.5959131479</text:p>
          </table:table-cell>
        </table:table-row>
        <table:table-row table:style-name="ro1">
          <table:table-cell office:value-type="string" calcext:value-type="string">
            <text:p>(GAB2_1,AMPK_pT172_0)</text:p>
          </table:table-cell>
          <table:table-cell office:value-type="float" office:value="-1.58633193275" calcext:value-type="float">
            <text:p>-1.5863319328</text:p>
          </table:table-cell>
        </table:table-row>
        <table:table-row table:style-name="ro1">
          <table:table-cell office:value-type="string" calcext:value-type="string">
            <text:p>(eIF4E_1,53BP1_0)</text:p>
          </table:table-cell>
          <table:table-cell office:value-type="float" office:value="-1.58633193275" calcext:value-type="float">
            <text:p>-1.5863319328</text:p>
          </table:table-cell>
        </table:table-row>
        <table:table-row table:style-name="ro1">
          <table:table-cell office:value-type="string" calcext:value-type="string">
            <text:p>(GAB2_1,Akt_pT308_1)</text:p>
          </table:table-cell>
          <table:table-cell office:value-type="float" office:value="-1.58633193275" calcext:value-type="float">
            <text:p>-1.5863319328</text:p>
          </table:table-cell>
        </table:table-row>
        <table:table-row table:style-name="ro1">
          <table:table-cell office:value-type="string" calcext:value-type="string">
            <text:p>(Tuberin_0,PKC-alpha_0)</text:p>
          </table:table-cell>
          <table:table-cell office:value-type="float" office:value="-1.58633193275" calcext:value-type="float">
            <text:p>-1.5863319328</text:p>
          </table:table-cell>
        </table:table-row>
        <table:table-row table:style-name="ro1">
          <table:table-cell office:value-type="string" calcext:value-type="string">
            <text:p>(G6PD_0,53BP1_0)</text:p>
          </table:table-cell>
          <table:table-cell office:value-type="float" office:value="-1.57743354444" calcext:value-type="float">
            <text:p>-1.5774335444</text:p>
          </table:table-cell>
        </table:table-row>
        <table:table-row table:style-name="ro1">
          <table:table-cell office:value-type="string" calcext:value-type="string">
            <text:p>(c-Myc_1,PKC-alpha_0)</text:p>
          </table:table-cell>
          <table:table-cell office:value-type="float" office:value="-1.57743354444" calcext:value-type="float">
            <text:p>-1.5774335444</text:p>
          </table:table-cell>
        </table:table-row>
        <table:table-row table:style-name="ro1">
          <table:table-cell office:value-type="string" calcext:value-type="string">
            <text:p>(LKB1_0,Dvl3_0)</text:p>
          </table:table-cell>
          <table:table-cell office:value-type="float" office:value="-1.57743354444" calcext:value-type="float">
            <text:p>-1.5774335444</text:p>
          </table:table-cell>
        </table:table-row>
        <table:table-row table:style-name="ro1">
          <table:table-cell office:value-type="string" calcext:value-type="string">
            <text:p>(Dvl3_1,MYH11_0)</text:p>
          </table:table-cell>
          <table:table-cell office:value-type="float" office:value="-1.57743354444" calcext:value-type="float">
            <text:p>-1.5774335444</text:p>
          </table:table-cell>
        </table:table-row>
        <table:table-row table:style-name="ro1">
          <table:table-cell office:value-type="string" calcext:value-type="string">
            <text:p>(ACVRL1_0)</text:p>
          </table:table-cell>
          <table:table-cell office:value-type="float" office:value="-1.57539407803" calcext:value-type="float">
            <text:p>-1.575394078</text:p>
          </table:table-cell>
        </table:table-row>
        <table:table-row table:style-name="ro1">
          <table:table-cell office:value-type="string" calcext:value-type="string">
            <text:p>(p27_0,ER-alpha_pS118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PDK1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GAB2_1,beta-Catenin_0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GSK3-alpha-beta_1,PDCD4_0)</text:p>
          </table:table-cell>
          <table:table-cell office:value-type="float" office:value="-1.46323360436" calcext:value-type="float">
            <text:p>-1.4632336044</text:p>
          </table:table-cell>
        </table:table-row>
        <table:table-row table:style-name="ro1">
          <table:table-cell office:value-type="string" calcext:value-type="string">
            <text:p>(MSH6_1)</text:p>
          </table:table-cell>
          <table:table-cell office:value-type="float" office:value="-1.46151628728" calcext:value-type="float">
            <text:p>-1.4615162873</text:p>
          </table:table-cell>
        </table:table-row>
        <table:table-row table:style-name="ro1">
          <table:table-cell office:value-type="string" calcext:value-type="string">
            <text:p>(Src_0,EGFR_pY1068_0)</text:p>
          </table:table-cell>
          <table:table-cell office:value-type="float" office:value="-1.45179780469" calcext:value-type="float">
            <text:p>-1.4517978047</text:p>
          </table:table-cell>
        </table:table-row>
        <table:table-row table:style-name="ro1">
          <table:table-cell office:value-type="string" calcext:value-type="string">
            <text:p>(Src_0,ER-alpha_pS118_0)</text:p>
          </table:table-cell>
          <table:table-cell office:value-type="float" office:value="-1.45179780469" calcext:value-type="float">
            <text:p>-1.4517978047</text:p>
          </table:table-cell>
        </table:table-row>
        <table:table-row table:style-name="ro1">
          <table:table-cell office:value-type="string" calcext:value-type="string">
            <text:p>(eIF4E_1,ER-alpha_pS118_0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Chk2_pT68_0,53BP1_0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PDK1_pS241_0,N-Cadherin_0)</text:p>
          </table:table-cell>
          <table:table-cell office:value-type="float" office:value="-1.43066928937" calcext:value-type="float">
            <text:p>-1.4306692894</text:p>
          </table:table-cell>
        </table:table-row>
        <table:table-row table:style-name="ro1">
          <table:table-cell office:value-type="string" calcext:value-type="string">
            <text:p>(Notch1_1,PKC-alpha_0)</text:p>
          </table:table-cell>
          <table:table-cell office:value-type="float" office:value="-1.43066928937" calcext:value-type="float">
            <text:p>-1.4306692894</text:p>
          </table:table-cell>
        </table:table-row>
        <table:table-row table:style-name="ro1">
          <table:table-cell office:value-type="string" calcext:value-type="string">
            <text:p>(ER-alpha_pS118_0,Collagen_VI_0)</text:p>
          </table:table-cell>
          <table:table-cell office:value-type="float" office:value="-1.43066928937" calcext:value-type="float">
            <text:p>-1.4306692894</text:p>
          </table:table-cell>
        </table:table-row>
        <table:table-row table:style-name="ro1">
          <table:table-cell office:value-type="string" calcext:value-type="string">
            <text:p>(FOXO3a_pS318_S321_1)</text:p>
          </table:table-cell>
          <table:table-cell office:value-type="float" office:value="-1.42305533235" calcext:value-type="float">
            <text:p>-1.4230553324</text:p>
          </table:table-cell>
        </table:table-row>
        <table:table-row table:style-name="ro1">
          <table:table-cell office:value-type="string" calcext:value-type="string">
            <text:p>(Src_pY527_1)</text:p>
          </table:table-cell>
          <table:table-cell office:value-type="float" office:value="-1.42299577963" calcext:value-type="float">
            <text:p>-1.4229957796</text:p>
          </table:table-cell>
        </table:table-row>
        <table:table-row table:style-name="ro1">
          <table:table-cell office:value-type="string" calcext:value-type="string">
            <text:p>(p27_0,NF2_0)</text:p>
          </table:table-cell>
          <table:table-cell office:value-type="float" office:value="-1.42099640015" calcext:value-type="float">
            <text:p>-1.4209964002</text:p>
          </table:table-cell>
        </table:table-row>
        <table:table-row table:style-name="ro1">
          <table:table-cell office:value-type="string" calcext:value-type="string">
            <text:p>(ER-alpha_pS118_0,Cyclin_D1_0)</text:p>
          </table:table-cell>
          <table:table-cell office:value-type="float" office:value="-1.42099640015" calcext:value-type="float">
            <text:p>-1.4209964002</text:p>
          </table:table-cell>
        </table:table-row>
        <table:table-row table:style-name="ro1">
          <table:table-cell office:value-type="string" calcext:value-type="string">
            <text:p>(AMPK_pT172_1,ER-alpha_pS118_0)</text:p>
          </table:table-cell>
          <table:table-cell office:value-type="float" office:value="-1.42099640015" calcext:value-type="float">
            <text:p>-1.4209964002</text:p>
          </table:table-cell>
        </table:table-row>
        <table:table-row table:style-name="ro1">
          <table:table-cell office:value-type="string" calcext:value-type="string">
            <text:p>(GAB2_1,AMPK_pT172_1)</text:p>
          </table:table-cell>
          <table:table-cell office:value-type="float" office:value="-1.42099640015" calcext:value-type="float">
            <text:p>-1.4209964002</text:p>
          </table:table-cell>
        </table:table-row>
        <table:table-row table:style-name="ro1">
          <table:table-cell office:value-type="string" calcext:value-type="string">
            <text:p>(Bcl-2_1)</text:p>
          </table:table-cell>
          <table:table-cell office:value-type="float" office:value="-1.40696624322" calcext:value-type="float">
            <text:p>-1.4069662432</text:p>
          </table:table-cell>
        </table:table-row>
        <table:table-row table:style-name="ro1">
          <table:table-cell office:value-type="string" calcext:value-type="string">
            <text:p>(PKC-alpha_0,4E-BP1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GSK3_pS9_0)</text:p>
          </table:table-cell>
          <table:table-cell office:value-type="float" office:value="-1.3588850976" calcext:value-type="float">
            <text:p>-1.3588850976</text:p>
          </table:table-cell>
        </table:table-row>
        <table:table-row table:style-name="ro1">
          <table:table-cell office:value-type="string" calcext:value-type="string">
            <text:p>(14-3-3_beta_0)</text:p>
          </table:table-cell>
          <table:table-cell office:value-type="float" office:value="-1.3588850976" calcext:value-type="float">
            <text:p>-1.3588850976</text:p>
          </table:table-cell>
        </table:table-row>
        <table:table-row table:style-name="ro1">
          <table:table-cell office:value-type="string" calcext:value-type="string">
            <text:p>(Smad1_1)</text:p>
          </table:table-cell>
          <table:table-cell office:value-type="float" office:value="-1.35087612687" calcext:value-type="float">
            <text:p>-1.3508761269</text:p>
          </table:table-cell>
        </table:table-row>
        <table:table-row table:style-name="ro1">
          <table:table-cell office:value-type="string" calcext:value-type="string">
            <text:p>(STAT3_pY705_0,PKC-alpha_0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PRDX1_0,G6PD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LKB1_0,Chk2_pT68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MEK1_0,GAPDH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ER-alpha_pS118_1,53BP1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Tuberin_pT1462_1,p27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PCNA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GAB2_1,Bcl-xL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JAB1_0,N-Cadherin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mTOR_0,EGFR_pY1068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4E-BP1_1,ER-alpha_pS118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Chk1_1,ER-alpha_pS118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Rad50_1)</text:p>
          </table:table-cell>
          <table:table-cell office:value-type="float" office:value="-1.30642435739" calcext:value-type="float">
            <text:p>-1.3064243574</text:p>
          </table:table-cell>
        </table:table-row>
        <table:table-row table:style-name="ro1">
          <table:table-cell office:value-type="string" calcext:value-type="string">
            <text:p>(HER3_0)</text:p>
          </table:table-cell>
          <table:table-cell office:value-type="float" office:value="-1.304352092" calcext:value-type="float">
            <text:p>-1.304352092</text:p>
          </table:table-cell>
        </table:table-row>
        <table:table-row table:style-name="ro1">
          <table:table-cell office:value-type="string" calcext:value-type="string">
            <text:p>(14-3-3_beta_1)</text:p>
          </table:table-cell>
          <table:table-cell office:value-type="float" office:value="-1.304352092" calcext:value-type="float">
            <text:p>-1.304352092</text:p>
          </table:table-cell>
        </table:table-row>
        <table:table-row table:style-name="ro1">
          <table:table-cell office:value-type="string" calcext:value-type="string">
            <text:p>(Src_pY527_1,Bad_pS112_1)</text:p>
          </table:table-cell>
          <table:table-cell office:value-type="float" office:value="-1.29667943264" calcext:value-type="float">
            <text:p>-1.2966794326</text:p>
          </table:table-cell>
        </table:table-row>
        <table:table-row table:style-name="ro1">
          <table:table-cell office:value-type="string" calcext:value-type="string">
            <text:p>(Stathmin_0,PKC-alpha_0)</text:p>
          </table:table-cell>
          <table:table-cell office:value-type="float" office:value="-1.29667943264" calcext:value-type="float">
            <text:p>-1.2966794326</text:p>
          </table:table-cell>
        </table:table-row>
        <table:table-row table:style-name="ro1">
          <table:table-cell office:value-type="string" calcext:value-type="string">
            <text:p>(HSP70_1,PKC-alpha_0)</text:p>
          </table:table-cell>
          <table:table-cell office:value-type="float" office:value="-1.29667943264" calcext:value-type="float">
            <text:p>-1.2966794326</text:p>
          </table:table-cell>
        </table:table-row>
        <table:table-row table:style-name="ro1">
          <table:table-cell office:value-type="string" calcext:value-type="string">
            <text:p>(mTOR_0,ER-alpha_pS118_0)</text:p>
          </table:table-cell>
          <table:table-cell office:value-type="float" office:value="-1.29667943264" calcext:value-type="float">
            <text:p>-1.2966794326</text:p>
          </table:table-cell>
        </table:table-row>
        <table:table-row table:style-name="ro1">
          <table:table-cell office:value-type="string" calcext:value-type="string">
            <text:p>(NF2_0)</text:p>
          </table:table-cell>
          <table:table-cell office:value-type="float" office:value="-1.28721223449" calcext:value-type="float">
            <text:p>-1.2872122345</text:p>
          </table:table-cell>
        </table:table-row>
        <table:table-row table:style-name="ro1">
          <table:table-cell office:value-type="string" calcext:value-type="string">
            <text:p>(ASNS_0)</text:p>
          </table:table-cell>
          <table:table-cell office:value-type="float" office:value="-1.28721223449" calcext:value-type="float">
            <text:p>-1.2872122345</text:p>
          </table:table-cell>
        </table:table-row>
        <table:table-row table:style-name="ro1">
          <table:table-cell office:value-type="string" calcext:value-type="string">
            <text:p>(ER-alpha_pS118_0,Bad_pS112_0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PEA15_pS116_0,53BP1_0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Tuberin_0,PRDX1_0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Bad_pS112_1,ER-alpha_pS118_0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Cyclin_D1_1,MYH11_0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Chk1_1,CD49b_1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A-Raf_pS299_1,PKC-alpha_0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PDK1_pS241_1,PKC-alpha_0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Dvl3_1,Beclin_1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PRAS40_pT246_0,53BP1_0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Bad_pS112_1,Bcl-xL_0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MEK1_pS217_S221_1,GAPDH_0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c-Myc_0)</text:p>
          </table:table-cell>
          <table:table-cell office:value-type="float" office:value="-1.27056159441" calcext:value-type="float">
            <text:p>-1.2705615944</text:p>
          </table:table-cell>
        </table:table-row>
        <table:table-row table:style-name="ro1">
          <table:table-cell office:value-type="string" calcext:value-type="string">
            <text:p>(A-Raf_pS299_0)</text:p>
          </table:table-cell>
          <table:table-cell office:value-type="float" office:value="-1.27056159441" calcext:value-type="float">
            <text:p>-1.2705615944</text:p>
          </table:table-cell>
        </table:table-row>
        <table:table-row table:style-name="ro1">
          <table:table-cell office:value-type="string" calcext:value-type="string">
            <text:p>(JAB1_1)</text:p>
          </table:table-cell>
          <table:table-cell office:value-type="float" office:value="-1.26451989782" calcext:value-type="float">
            <text:p>-1.2645198978</text:p>
          </table:table-cell>
        </table:table-row>
        <table:table-row table:style-name="ro1">
          <table:table-cell office:value-type="string" calcext:value-type="string">
            <text:p>(S6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KC-alpha_0,PAI-1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Src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TIGAR_0)</text:p>
          </table:table-cell>
          <table:table-cell office:value-type="float" office:value="-1.21748244896" calcext:value-type="float">
            <text:p>-1.217482449</text:p>
          </table:table-cell>
        </table:table-row>
        <table:table-row table:style-name="ro1">
          <table:table-cell office:value-type="string" calcext:value-type="string">
            <text:p>(Rictor_pT1135_0,LKB1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PKC-alpha_0)</text:p>
          </table:table-cell>
          <table:table-cell office:value-type="float" office:value="-1.20617905224" calcext:value-type="float">
            <text:p>-1.2061790522</text:p>
          </table:table-cell>
        </table:table-row>
        <table:table-row table:style-name="ro1">
          <table:table-cell office:value-type="string" calcext:value-type="string">
            <text:p>(Smad1_1,Bad_pS112_0)</text:p>
          </table:table-cell>
          <table:table-cell office:value-type="float" office:value="-1.20589814699" calcext:value-type="float">
            <text:p>-1.205898147</text:p>
          </table:table-cell>
        </table:table-row>
        <table:table-row table:style-name="ro1">
          <table:table-cell office:value-type="string" calcext:value-type="string">
            <text:p>(Tuberin_pT1462_0)</text:p>
          </table:table-cell>
          <table:table-cell office:value-type="float" office:value="-1.20589814699" calcext:value-type="float">
            <text:p>-1.205898147</text:p>
          </table:table-cell>
        </table:table-row>
        <table:table-row table:style-name="ro1">
          <table:table-cell office:value-type="string" calcext:value-type="string">
            <text:p>(Chk2_0)</text:p>
          </table:table-cell>
          <table:table-cell office:value-type="float" office:value="-1.20589814699" calcext:value-type="float">
            <text:p>-1.205898147</text:p>
          </table:table-cell>
        </table:table-row>
        <table:table-row table:style-name="ro1">
          <table:table-cell office:value-type="string" calcext:value-type="string">
            <text:p>(PRAS40_pT246_0)</text:p>
          </table:table-cell>
          <table:table-cell office:value-type="float" office:value="-1.19495763123" calcext:value-type="float">
            <text:p>-1.1949576312</text:p>
          </table:table-cell>
        </table:table-row>
        <table:table-row table:style-name="ro1">
          <table:table-cell office:value-type="string" calcext:value-type="string">
            <text:p>(HER2_pY1248_0,ER-alpha_pS118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Tuberin_pT1462_1,ER-alpha_pS118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Cyclin_E2_1)</text:p>
          </table:table-cell>
          <table:table-cell office:value-type="float" office:value="-1.1873817457" calcext:value-type="float">
            <text:p>-1.1873817457</text:p>
          </table:table-cell>
        </table:table-row>
        <table:table-row table:style-name="ro1">
          <table:table-cell office:value-type="string" calcext:value-type="string">
            <text:p>(Akt_pT308_0)</text:p>
          </table:table-cell>
          <table:table-cell office:value-type="float" office:value="-1.1873817457" calcext:value-type="float">
            <text:p>-1.1873817457</text:p>
          </table:table-cell>
        </table:table-row>
        <table:table-row table:style-name="ro1">
          <table:table-cell office:value-type="string" calcext:value-type="string">
            <text:p>(JNK_pT183_Y185_1,GAB2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Src_pY527_1,ASNS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GAB2_1,PDK1_pS241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RAS40_pT246_0,ER-alpha_pS118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GAB2_1,Dvl3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Src_pY416_0,PKC-alpha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KC-alpha_0,mTOR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Dvl3_1,N-Cadherin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27_pT198_0,53BP1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MYH11_0,53BP1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Dvl3_1,A-Raf_pS299_1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KC-alpha_0,c-Met_pY1235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KC-alpha_0,P-Cadherin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DCD4_0,MYH11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27_0,MYH11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eEF2_1,MYH11_0)</text:p>
          </table:table-cell>
          <table:table-cell office:value-type="float" office:value="-1.15348318729" calcext:value-type="float">
            <text:p>-1.1534831873</text:p>
          </table:table-cell>
        </table:table-row>
        <table:table-row table:style-name="ro1">
          <table:table-cell office:value-type="string" calcext:value-type="string">
            <text:p>(CD49b_1,PKC-alpha_0)</text:p>
          </table:table-cell>
          <table:table-cell office:value-type="float" office:value="-1.15348318729" calcext:value-type="float">
            <text:p>-1.1534831873</text:p>
          </table:table-cell>
        </table:table-row>
        <table:table-row table:style-name="ro1">
          <table:table-cell office:value-type="string" calcext:value-type="string">
            <text:p>(Dvl3_0)</text:p>
          </table:table-cell>
          <table:table-cell office:value-type="float" office:value="-1.1517511069" calcext:value-type="float">
            <text:p>-1.1517511069</text:p>
          </table:table-cell>
        </table:table-row>
        <table:table-row table:style-name="ro1">
          <table:table-cell office:value-type="string" calcext:value-type="string">
            <text:p>(GSK3-alpha-beta_0,GAPDH_0)</text:p>
          </table:table-cell>
          <table:table-cell office:value-type="float" office:value="-1.14074435918" calcext:value-type="float">
            <text:p>-1.1407443592</text:p>
          </table:table-cell>
        </table:table-row>
        <table:table-row table:style-name="ro1">
          <table:table-cell office:value-type="string" calcext:value-type="string">
            <text:p>(p62-LCK-ligand_1)</text:p>
          </table:table-cell>
          <table:table-cell office:value-type="float" office:value="-1.13459817039" calcext:value-type="float">
            <text:p>-1.1345981704</text:p>
          </table:table-cell>
        </table:table-row>
        <table:table-row table:style-name="ro1">
          <table:table-cell office:value-type="string" calcext:value-type="string">
            <text:p>(MSH6_1,Dvl3_1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TIGAR_0,Bcl-xL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GAB2_1,FOXO3a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PKC-alpha_0,JNK_pT183_Y185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JAB1_1,Dvl3_1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PRDX1_0,JNK_pT183_Y185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p70S6K_pT389_0)</text:p>
          </table:table-cell>
          <table:table-cell office:value-type="float" office:value="-1.11786359051" calcext:value-type="float">
            <text:p>-1.1178635905</text:p>
          </table:table-cell>
        </table:table-row>
        <table:table-row table:style-name="ro1">
          <table:table-cell office:value-type="string" calcext:value-type="string">
            <text:p>(VHL_0)</text:p>
          </table:table-cell>
          <table:table-cell office:value-type="float" office:value="-1.11786359051" calcext:value-type="float">
            <text:p>-1.1178635905</text:p>
          </table:table-cell>
        </table:table-row>
        <table:table-row table:style-name="ro1">
          <table:table-cell office:value-type="string" calcext:value-type="string">
            <text:p>(GAB2_1,Collagen_VI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p90RSK_pT359_S363_0,ER-alpha_pS118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A-Raf_pS299_1,GAPDH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ASNS_1,Bcl-xL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p27_0,G6PD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Src_pY527_1,Tuberin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MEK1_pS217_S221_1,ER-alpha_pS118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MEK1_pS217_S221_1)</text:p>
          </table:table-cell>
          <table:table-cell office:value-type="float" office:value="-1.11077647179" calcext:value-type="float">
            <text:p>-1.1107764718</text:p>
          </table:table-cell>
        </table:table-row>
        <table:table-row table:style-name="ro1">
          <table:table-cell office:value-type="string" calcext:value-type="string">
            <text:p>(PKC-delta_pS664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REX1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Tuberin_0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I3K-p85_1)</text:p>
          </table:table-cell>
          <table:table-cell office:value-type="float" office:value="-1.08383522511" calcext:value-type="float">
            <text:p>-1.0838352251</text:p>
          </table:table-cell>
        </table:table-row>
        <table:table-row table:style-name="ro1">
          <table:table-cell office:value-type="string" calcext:value-type="string">
            <text:p>(p27_1)</text:p>
          </table:table-cell>
          <table:table-cell office:value-type="float" office:value="-1.0717966967" calcext:value-type="float">
            <text:p>-1.0717966967</text:p>
          </table:table-cell>
        </table:table-row>
        <table:table-row table:style-name="ro1">
          <table:table-cell office:value-type="string" calcext:value-type="string">
            <text:p>(CD20_0)</text:p>
          </table:table-cell>
          <table:table-cell office:value-type="float" office:value="-1.0717966967" calcext:value-type="float">
            <text:p>-1.0717966967</text:p>
          </table:table-cell>
        </table:table-row>
        <table:table-row table:style-name="ro1">
          <table:table-cell office:value-type="string" calcext:value-type="string">
            <text:p>(PI3K-p85_1,EGFR_pY1068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PAI-1_0,LKB1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MYH11_1,LKB1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mTOR_0,LKB1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Rictor_pT1135_0,PKC-alpha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PI3K-p85_1,LKB1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BRCA2_1,PKC-alpha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ER-alpha_pS118_0,53BP1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Bad_pS112_1)</text:p>
          </table:table-cell>
          <table:table-cell office:value-type="float" office:value="-1.03955039543" calcext:value-type="float">
            <text:p>-1.0395503954</text:p>
          </table:table-cell>
        </table:table-row>
        <table:table-row table:style-name="ro1">
          <table:table-cell office:value-type="string" calcext:value-type="string">
            <text:p>(Smad1_1,LKB1_0)</text:p>
          </table:table-cell>
          <table:table-cell office:value-type="float" office:value="-1.03460718912" calcext:value-type="float">
            <text:p>-1.0346071891</text:p>
          </table:table-cell>
        </table:table-row>
        <table:table-row table:style-name="ro1">
          <table:table-cell office:value-type="string" calcext:value-type="string">
            <text:p>(Dvl3_1,AMPK_pT172_1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PCNA_1)</text:p>
          </table:table-cell>
          <table:table-cell office:value-type="float" office:value="-1.01662736582" calcext:value-type="float">
            <text:p>-1.0166273658</text:p>
          </table:table-cell>
        </table:table-row>
        <table:table-row table:style-name="ro1">
          <table:table-cell office:value-type="string" calcext:value-type="string">
            <text:p>(Rab11_0)</text:p>
          </table:table-cell>
          <table:table-cell office:value-type="float" office:value="-1.01662736582" calcext:value-type="float">
            <text:p>-1.0166273658</text:p>
          </table:table-cell>
        </table:table-row>
        <table:table-row table:style-name="ro1">
          <table:table-cell office:value-type="string" calcext:value-type="string">
            <text:p>(ASNS_1,FOXO3a_0)</text:p>
          </table:table-cell>
          <table:table-cell office:value-type="float" office:value="-1.01128755858" calcext:value-type="float">
            <text:p>-1.0112875586</text:p>
          </table:table-cell>
        </table:table-row>
        <table:table-row table:style-name="ro1">
          <table:table-cell office:value-type="string" calcext:value-type="string">
            <text:p>(PI3K-p85_1,PKC-alpha_0,LKB1_0)</text:p>
          </table:table-cell>
          <table:table-cell office:value-type="float" office:value="-1.01128755858" calcext:value-type="float">
            <text:p>-1.0112875586</text:p>
          </table:table-cell>
        </table:table-row>
        <table:table-row table:style-name="ro1">
          <table:table-cell office:value-type="string" calcext:value-type="string">
            <text:p>(eIF4E_1,Dvl3_1)</text:p>
          </table:table-cell>
          <table:table-cell office:value-type="float" office:value="-1.01128755858" calcext:value-type="float">
            <text:p>-1.0112875586</text:p>
          </table:table-cell>
        </table:table-row>
        <table:table-row table:style-name="ro1">
          <table:table-cell office:value-type="string" calcext:value-type="string">
            <text:p>(S6_0)</text:p>
          </table:table-cell>
          <table:table-cell office:value-type="float" office:value="-0.999030390949" calcext:value-type="float">
            <text:p>-0.9990303909</text:p>
          </table:table-cell>
        </table:table-row>
        <table:table-row table:style-name="ro1">
          <table:table-cell office:value-type="string" calcext:value-type="string">
            <text:p>(PI3K-p85_1,PKC-alpha_0)</text:p>
          </table:table-cell>
          <table:table-cell office:value-type="float" office:value="-0.999030390949" calcext:value-type="float">
            <text:p>-0.9990303909</text:p>
          </table:table-cell>
        </table:table-row>
        <table:table-row table:style-name="ro1">
          <table:table-cell office:value-type="string" calcext:value-type="string">
            <text:p>(eIF4E_1,PRDX1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PI3K-p85_1,JAB1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MEK1_pS217_S221_1,Bcl-xL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ER-alpha_pS118_0,Chk2_pT68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JAB1_0,PKC-alpha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Rb_pS807_S811_0,PKC-alpha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Src_pY527_1,PKC-alpha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N-Cadherin_0,53BP1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ER-alpha_pS118_0)</text:p>
          </table:table-cell>
          <table:table-cell office:value-type="float" office:value="-0.996215365744" calcext:value-type="float">
            <text:p>-0.9962153657</text:p>
          </table:table-cell>
        </table:table-row>
        <table:table-row table:style-name="ro1">
          <table:table-cell office:value-type="string" calcext:value-type="string">
            <text:p>(PDK1_pS241_1,PRDX1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Dvl3_1,GSK3_pS9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Chk1_1,MYH11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YAP_0,ER-alpha_pS118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LKB1_0,JNK_pT183_Y185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p27_0,CD49b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ER-alpha_pS118_0,Cyclin_E2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ASNS_1,PKC-alpha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GAPDH_0,c-Kit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Dvl3_1,G6PD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Cyclin_D1_1,PRDX1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GAPDH_0,Akt_pT308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PKC-pan_BetaII_pS660_1,PKC-alpha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Fibronectin_1,ER-alpha_pS118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PRDX1_0,N-Cadherin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eEF2_1,Dvl3_1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Dvl3_1,Fibronectin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STAT3_pY705_0,ER-alpha_pS118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Rab-25_1,PKC-alpha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Dvl3_1,Chk2_pT68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ACC1_0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ASNS_1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Chk2_pT68_0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Bim_0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CD49b_1)</text:p>
          </table:table-cell>
          <table:table-cell office:value-type="float" office:value="-0.957263486956" calcext:value-type="float">
            <text:p>-0.957263487</text:p>
          </table:table-cell>
        </table:table-row>
        <table:table-row table:style-name="ro1">
          <table:table-cell office:value-type="string" calcext:value-type="string">
            <text:p>(Tuberin_1,PKC-alpha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TIGAR_0,GAPDH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MYH11_1,PKC-alpha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AI-1_1)</text:p>
          </table:table-cell>
          <table:table-cell office:value-type="float" office:value="-0.937822109613" calcext:value-type="float">
            <text:p>-0.9378221096</text:p>
          </table:table-cell>
        </table:table-row>
        <table:table-row table:style-name="ro1">
          <table:table-cell office:value-type="string" calcext:value-type="string">
            <text:p>(Rad51_1)</text:p>
          </table:table-cell>
          <table:table-cell office:value-type="float" office:value="-0.937822109613" calcext:value-type="float">
            <text:p>-0.9378221096</text:p>
          </table:table-cell>
        </table:table-row>
        <table:table-row table:style-name="ro1">
          <table:table-cell office:value-type="string" calcext:value-type="string">
            <text:p>(p90RSK_pT359_S363_0)</text:p>
          </table:table-cell>
          <table:table-cell office:value-type="float" office:value="-0.937822109613" calcext:value-type="float">
            <text:p>-0.9378221096</text:p>
          </table:table-cell>
        </table:table-row>
        <table:table-row table:style-name="ro1">
          <table:table-cell office:value-type="string" calcext:value-type="string">
            <text:p>(N-Ras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KC-alpha_0,GSK3_pS9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-Cadherin_0,LKB1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PI3K-p85_1,Bad_pS112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PKC-alpha_0,p27_pT198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GAB2_1,PDCD4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PKC-alpha_0,PEA15_pS116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CD20_1,PKC-alpha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Cyclin_D1_1,ER-alpha_pS118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YAP_0,PKC-alpha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MYH11_1)</text:p>
          </table:table-cell>
          <table:table-cell office:value-type="float" office:value="-0.884601963355" calcext:value-type="float">
            <text:p>-0.8846019634</text:p>
          </table:table-cell>
        </table:table-row>
        <table:table-row table:style-name="ro1">
          <table:table-cell office:value-type="string" calcext:value-type="string">
            <text:p>(Transglutaminase_0)</text:p>
          </table:table-cell>
          <table:table-cell office:value-type="float" office:value="-0.881796961166" calcext:value-type="float">
            <text:p>-0.8817969612</text:p>
          </table:table-cell>
        </table:table-row>
        <table:table-row table:style-name="ro1">
          <table:table-cell office:value-type="string" calcext:value-type="string">
            <text:p>(cIAP_1)</text:p>
          </table:table-cell>
          <table:table-cell office:value-type="float" office:value="-0.881796961166" calcext:value-type="float">
            <text:p>-0.8817969612</text:p>
          </table:table-cell>
        </table:table-row>
        <table:table-row table:style-name="ro1">
          <table:table-cell office:value-type="string" calcext:value-type="string">
            <text:p>(MSH2_0)</text:p>
          </table:table-cell>
          <table:table-cell office:value-type="float" office:value="-0.881796961166" calcext:value-type="float">
            <text:p>-0.8817969612</text:p>
          </table:table-cell>
        </table:table-row>
        <table:table-row table:style-name="ro1">
          <table:table-cell office:value-type="string" calcext:value-type="string">
            <text:p>(Src_0,LKB1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Src_0,PKC-alpha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Dvl3_1,mTOR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Src_pY527_1,GAPDH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p70S6K_0,EGFR_pY1068_0)</text:p>
          </table:table-cell>
          <table:table-cell office:value-type="float" office:value="-0.863813330175" calcext:value-type="float">
            <text:p>-0.8638133302</text:p>
          </table:table-cell>
        </table:table-row>
        <table:table-row table:style-name="ro1">
          <table:table-cell office:value-type="string" calcext:value-type="string">
            <text:p>(Akt_pT308_1,Bad_pS112_0)</text:p>
          </table:table-cell>
          <table:table-cell office:value-type="float" office:value="-0.863813330175" calcext:value-type="float">
            <text:p>-0.8638133302</text:p>
          </table:table-cell>
        </table:table-row>
        <table:table-row table:style-name="ro1">
          <table:table-cell office:value-type="string" calcext:value-type="string">
            <text:p>(STAT3_pY705_1)</text:p>
          </table:table-cell>
          <table:table-cell office:value-type="float" office:value="-0.863813330175" calcext:value-type="float">
            <text:p>-0.8638133302</text:p>
          </table:table-cell>
        </table:table-row>
        <table:table-row table:style-name="ro1">
          <table:table-cell office:value-type="string" calcext:value-type="string">
            <text:p>(MYH11_1,PRDX1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Ku80_1,GAB2_1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Chk1_1,PRAS40_pT246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CD20_1,ER-alpha_pS118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Src_pY527_1,Akt_pT308_1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p27_0,mTOR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GAB2_1,GAPDH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ER-alpha_pS118_1,ER-alpha_pS118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Smad4_1,ER-alpha_pS118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PAI-1_0)</text:p>
          </table:table-cell>
          <table:table-cell office:value-type="float" office:value="-0.843457962854" calcext:value-type="float">
            <text:p>-0.8434579629</text:p>
          </table:table-cell>
        </table:table-row>
        <table:table-row table:style-name="ro1">
          <table:table-cell office:value-type="string" calcext:value-type="string">
            <text:p>(ASNS_1,PRDX1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Dvl3_1,Collagen_VI_1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p38_pT180_Y182_1,Dvl3_1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eEF2K_1,PKC-alpha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Dvl3_1,MEK1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p38_pT180_Y182_1,PKC-alpha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PKC-alpha_0,beta-Catenin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p27_pT198_1,Dvl3_1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Tuberin_0,ER-alpha_pS118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Smad1_1,EGFR_pY1068_0)</text:p>
          </table:table-cell>
          <table:table-cell office:value-type="float" office:value="-0.828760937789" calcext:value-type="float">
            <text:p>-0.8287609378</text:p>
          </table:table-cell>
        </table:table-row>
        <table:table-row table:style-name="ro1">
          <table:table-cell office:value-type="string" calcext:value-type="string">
            <text:p>(Smad1_1,Akt_pT308_1)</text:p>
          </table:table-cell>
          <table:table-cell office:value-type="float" office:value="-0.828760937789" calcext:value-type="float">
            <text:p>-0.8287609378</text:p>
          </table:table-cell>
        </table:table-row>
        <table:table-row table:style-name="ro1">
          <table:table-cell office:value-type="string" calcext:value-type="string">
            <text:p>(GAB2_1,Caspase-7_cleavedD198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GAB2_1,ATM_1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MYH11_0,GAPDH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Chk1_1,Src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Dvl3_1,ASNS_1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ER-alpha_pS118_1,PRDX1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p70S6K_0,ER-alpha_pS118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NF2_1,ER-alpha_pS118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4E-BP1_1,GAPDH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p90RSK_1,ER-alpha_pS118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Dvl3_1,C-Raf_pS338_1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ER-alpha_pS118_0,CD49b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TIGAR_0,ER-alpha_pS118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Dvl3_1,BRCA2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Stathmin_0,ER-alpha_pS118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MIG-6_0,53BP1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Rictor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Src_pY527_1,Dvl3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4E-BP1_0)</text:p>
          </table:table-cell>
          <table:table-cell office:value-type="float" office:value="-0.803932097992" calcext:value-type="float">
            <text:p>-0.803932098</text:p>
          </table:table-cell>
        </table:table-row>
        <table:table-row table:style-name="ro1">
          <table:table-cell office:value-type="string" calcext:value-type="string">
            <text:p>(p27_pT198_1)</text:p>
          </table:table-cell>
          <table:table-cell office:value-type="float" office:value="-0.793522218381" calcext:value-type="float">
            <text:p>-0.7935222184</text:p>
          </table:table-cell>
        </table:table-row>
        <table:table-row table:style-name="ro1">
          <table:table-cell office:value-type="string" calcext:value-type="string">
            <text:p>(p90RSK_1)</text:p>
          </table:table-cell>
          <table:table-cell office:value-type="float" office:value="-0.784708295798" calcext:value-type="float">
            <text:p>-0.7847082958</text:p>
          </table:table-cell>
        </table:table-row>
        <table:table-row table:style-name="ro1">
          <table:table-cell office:value-type="string" calcext:value-type="string">
            <text:p>(LKB1_0,GSK3_pS9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-Cadherin_0)</text:p>
          </table:table-cell>
          <table:table-cell office:value-type="float" office:value="-0.771929215357" calcext:value-type="float">
            <text:p>-0.7719292154</text:p>
          </table:table-cell>
        </table:table-row>
        <table:table-row table:style-name="ro1">
          <table:table-cell office:value-type="string" calcext:value-type="string">
            <text:p>(C-Raf_pS338_1)</text:p>
          </table:table-cell>
          <table:table-cell office:value-type="float" office:value="-0.765810789565" calcext:value-type="float">
            <text:p>-0.7658107896</text:p>
          </table:table-cell>
        </table:table-row>
        <table:table-row table:style-name="ro1">
          <table:table-cell office:value-type="string" calcext:value-type="string">
            <text:p>(ATM_0)</text:p>
          </table:table-cell>
          <table:table-cell office:value-type="float" office:value="-0.765810789565" calcext:value-type="float">
            <text:p>-0.7658107896</text:p>
          </table:table-cell>
        </table:table-row>
        <table:table-row table:style-name="ro1">
          <table:table-cell office:value-type="string" calcext:value-type="string">
            <text:p>(Smad1_1,p27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FoxM1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Smad1_1,53BP1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HSP70_0)</text:p>
          </table:table-cell>
          <table:table-cell office:value-type="float" office:value="-0.747216303254" calcext:value-type="float">
            <text:p>-0.7472163033</text:p>
          </table:table-cell>
        </table:table-row>
        <table:table-row table:style-name="ro1">
          <table:table-cell office:value-type="string" calcext:value-type="string">
            <text:p>(c-Kit_0)</text:p>
          </table:table-cell>
          <table:table-cell office:value-type="float" office:value="-0.747216303254" calcext:value-type="float">
            <text:p>-0.7472163033</text:p>
          </table:table-cell>
        </table:table-row>
        <table:table-row table:style-name="ro1">
          <table:table-cell office:value-type="string" calcext:value-type="string">
            <text:p>(P-Cadherin_0,GAPDH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Stathmin_0,LKB1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CD20_1,LKB1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PI3K-p85_0,53BP1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Cyclin_D1_1,p27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Smad1_1,PKC-alpha_0)</text:p>
          </table:table-cell>
          <table:table-cell office:value-type="float" office:value="-0.728902639647" calcext:value-type="float">
            <text:p>-0.7289026396</text:p>
          </table:table-cell>
        </table:table-row>
        <table:table-row table:style-name="ro1">
          <table:table-cell office:value-type="string" calcext:value-type="string">
            <text:p>(PTEN_0)</text:p>
          </table:table-cell>
          <table:table-cell office:value-type="float" office:value="-0.728902639647" calcext:value-type="float">
            <text:p>-0.7289026396</text:p>
          </table:table-cell>
        </table:table-row>
        <table:table-row table:style-name="ro1">
          <table:table-cell office:value-type="string" calcext:value-type="string">
            <text:p>(A-Raf_pS299_1,PDK1_pS241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JAB1_1,p27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p27_0,N-Cadherin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XBP1_1,GAPDH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Smad1_1,PDCD4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PKC-alpha_0,AMPK_pT172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Src_pY527_1,Bcl-xL_0)</text:p>
          </table:table-cell>
          <table:table-cell office:value-type="float" office:value="-0.710848547406" calcext:value-type="float">
            <text:p>-0.7108485474</text:p>
          </table:table-cell>
        </table:table-row>
        <table:table-row table:style-name="ro1">
          <table:table-cell office:value-type="string" calcext:value-type="string">
            <text:p>(PDK1_pS241_1)</text:p>
          </table:table-cell>
          <table:table-cell office:value-type="float" office:value="-0.709720991236" calcext:value-type="float">
            <text:p>-0.7097209912</text:p>
          </table:table-cell>
        </table:table-row>
        <table:table-row table:style-name="ro1">
          <table:table-cell office:value-type="string" calcext:value-type="string">
            <text:p>(Tuberin_pT1462_1)</text:p>
          </table:table-cell>
          <table:table-cell office:value-type="float" office:value="-0.709720991236" calcext:value-type="float">
            <text:p>-0.7097209912</text:p>
          </table:table-cell>
        </table:table-row>
        <table:table-row table:style-name="ro1">
          <table:table-cell office:value-type="string" calcext:value-type="string">
            <text:p>(p38_MAPK_0)</text:p>
          </table:table-cell>
          <table:table-cell office:value-type="float" office:value="-0.709720991236" calcext:value-type="float">
            <text:p>-0.7097209912</text:p>
          </table:table-cell>
        </table:table-row>
        <table:table-row table:style-name="ro1">
          <table:table-cell office:value-type="string" calcext:value-type="string">
            <text:p>(PEA15_pS116_0)</text:p>
          </table:table-cell>
          <table:table-cell office:value-type="float" office:value="-0.709720991236" calcext:value-type="float">
            <text:p>-0.7097209912</text:p>
          </table:table-cell>
        </table:table-row>
        <table:table-row table:style-name="ro1">
          <table:table-cell office:value-type="string" calcext:value-type="string">
            <text:p>(Beclin_1,ER-alpha_pS118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PI3K-p85_1,Tuberin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TFRC_1,ER-alpha_pS118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INPP4B_1,GAPDH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MEK1_1,PKC-alpha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YB-1_1,LKB1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Raptor_0,53BP1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B-Raf_1)</text:p>
          </table:table-cell>
          <table:table-cell office:value-type="float" office:value="-0.693033596951" calcext:value-type="float">
            <text:p>-0.693033597</text:p>
          </table:table-cell>
        </table:table-row>
        <table:table-row table:style-name="ro1">
          <table:table-cell office:value-type="string" calcext:value-type="string">
            <text:p>(PKC-alpha_0,LKB1_0)</text:p>
          </table:table-cell>
          <table:table-cell office:value-type="float" office:value="-0.689738126081" calcext:value-type="float">
            <text:p>-0.6897381261</text:p>
          </table:table-cell>
        </table:table-row>
        <table:table-row table:style-name="ro1">
          <table:table-cell office:value-type="string" calcext:value-type="string">
            <text:p>(4E-BP1_pT37T46_1)</text:p>
          </table:table-cell>
          <table:table-cell office:value-type="float" office:value="-0.689738126081" calcext:value-type="float">
            <text:p>-0.6897381261</text:p>
          </table:table-cell>
        </table:table-row>
        <table:table-row table:style-name="ro1">
          <table:table-cell office:value-type="string" calcext:value-type="string">
            <text:p>(Fibronectin_0,Bcl-xL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PI3K-p85_1,YAP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ER-alpha_pS118_0,Bim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PAI-1_0,FOXO3a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Rab-25_1,Dvl3_1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Bax_1,GAPDH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ER-alpha_pS118_0,Annexin_VII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Acetyl-a-Tubulin-Lys40_1,PRDX1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PKC-alpha_0,Bad_pS112_0,53BP1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PRDX1_0,CD49b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Src_pY527_1,Chk1_1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EGFR_pY1068_0)</text:p>
          </table:table-cell>
          <table:table-cell office:value-type="float" office:value="-0.680922089012" calcext:value-type="float">
            <text:p>-0.680922089</text:p>
          </table:table-cell>
        </table:table-row>
        <table:table-row table:style-name="ro1">
          <table:table-cell office:value-type="string" calcext:value-type="string">
            <text:p>(Chk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Fibronectin_1,PKC-alpha_0,53BP1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PKC-alpha_1,GAPDH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SCD1_0,N-Cadherin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p27_0,P-Cadherin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TFRC_1,PKC-alpha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PRDX1_0,PRAS40_pT246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PDCD4_0,Bim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Chk1_1,AR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c-Met_pY1235_1,PRDX1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HSP70_1,LKB1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Syk_0,GAPDH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c-Kit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-Myc_1)</text:p>
          </table:table-cell>
          <table:table-cell office:value-type="float" office:value="-0.650733708711" calcext:value-type="float">
            <text:p>-0.6507337087</text:p>
          </table:table-cell>
        </table:table-row>
        <table:table-row table:style-name="ro1">
          <table:table-cell office:value-type="string" calcext:value-type="string">
            <text:p>(PKC-alpha_0,EGFR_pY1068_0)</text:p>
          </table:table-cell>
          <table:table-cell office:value-type="float" office:value="-0.650733708711" calcext:value-type="float">
            <text:p>-0.6507337087</text:p>
          </table:table-cell>
        </table:table-row>
        <table:table-row table:style-name="ro1">
          <table:table-cell office:value-type="string" calcext:value-type="string">
            <text:p>(STAT3_pY705_0,PRDX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GSK3-alpha-beta_0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Cyclin_D1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eEF2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AMPK_pT172_1)</text:p>
          </table:table-cell>
          <table:table-cell office:value-type="float" office:value="-0.637728901834" calcext:value-type="float">
            <text:p>-0.6377289018</text:p>
          </table:table-cell>
        </table:table-row>
        <table:table-row table:style-name="ro1">
          <table:table-cell office:value-type="string" calcext:value-type="string">
            <text:p>(Smad1_1,PRDX1_0)</text:p>
          </table:table-cell>
          <table:table-cell office:value-type="float" office:value="-0.631660934137" calcext:value-type="float">
            <text:p>-0.6316609341</text:p>
          </table:table-cell>
        </table:table-row>
        <table:table-row table:style-name="ro1">
          <table:table-cell office:value-type="string" calcext:value-type="string">
            <text:p>(LKB1_0,EGFR_pY1068_0)</text:p>
          </table:table-cell>
          <table:table-cell office:value-type="float" office:value="-0.631660934137" calcext:value-type="float">
            <text:p>-0.6316609341</text:p>
          </table:table-cell>
        </table:table-row>
        <table:table-row table:style-name="ro1">
          <table:table-cell office:value-type="string" calcext:value-type="string">
            <text:p>(MYH11_0,ER-alpha_pS118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YAP_0,LKB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Rb_pS807_S811_1,PRDX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KC-alpha_0,INPP4B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Tuberin_1,LKB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I3K-p85_1,p27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KC-alpha_1)</text:p>
          </table:table-cell>
          <table:table-cell office:value-type="float" office:value="-0.612842191332" calcext:value-type="float">
            <text:p>-0.6128421913</text:p>
          </table:table-cell>
        </table:table-row>
        <table:table-row table:style-name="ro1">
          <table:table-cell office:value-type="string" calcext:value-type="string">
            <text:p>(p70S6K_1)</text:p>
          </table:table-cell>
          <table:table-cell office:value-type="float" office:value="-0.612842191332" calcext:value-type="float">
            <text:p>-0.6128421913</text:p>
          </table:table-cell>
        </table:table-row>
        <table:table-row table:style-name="ro1">
          <table:table-cell office:value-type="string" calcext:value-type="string">
            <text:p>(p27_pT198_0,Bad_pS112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YAP_0,EGFR_pY1068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PEA15_pS116_0,LKB1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AMPK_pT172_1,PKC-alpha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Rab-25_0,PKC-alpha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VHL_1,PKC-alpha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p38_MAPK_0,GAPDH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Cyclin_D1_1,53BP1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INPP4B_1)</text:p>
          </table:table-cell>
          <table:table-cell office:value-type="float" office:value="-0.596144801392" calcext:value-type="float">
            <text:p>-0.5961448014</text:p>
          </table:table-cell>
        </table:table-row>
        <table:table-row table:style-name="ro1">
          <table:table-cell office:value-type="string" calcext:value-type="string">
            <text:p>(Akt_pT308_1,PRDX1_0)</text:p>
          </table:table-cell>
          <table:table-cell office:value-type="float" office:value="-0.594254473829" calcext:value-type="float">
            <text:p>-0.5942544738</text:p>
          </table:table-cell>
        </table:table-row>
        <table:table-row table:style-name="ro1">
          <table:table-cell office:value-type="string" calcext:value-type="string">
            <text:p>(eEF2K_0)</text:p>
          </table:table-cell>
          <table:table-cell office:value-type="float" office:value="-0.594254473829" calcext:value-type="float">
            <text:p>-0.5942544738</text:p>
          </table:table-cell>
        </table:table-row>
        <table:table-row table:style-name="ro1">
          <table:table-cell office:value-type="string" calcext:value-type="string">
            <text:p>(GAB2_1,PRDX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KC-alpha_pS657_1,PRDX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YB-1_1,PKC-alpha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SF2_0,PKC-alpha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RDX1_0,p27_pT198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NDRG1_pT346_1,PKC-alpha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XBP1_0,PKC-alpha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2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4E-BP1_pT70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KC-pan_BetaII_pS660_1,p27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53_0)</text:p>
          </table:table-cell>
          <table:table-cell office:value-type="float" office:value="-0.57587555345" calcext:value-type="float">
            <text:p>-0.5758755535</text:p>
          </table:table-cell>
        </table:table-row>
        <table:table-row table:style-name="ro1">
          <table:table-cell office:value-type="string" calcext:value-type="string">
            <text:p>(4E-BP1_pT70_1)</text:p>
          </table:table-cell>
          <table:table-cell office:value-type="float" office:value="-0.57587555345" calcext:value-type="float">
            <text:p>-0.5758755535</text:p>
          </table:table-cell>
        </table:table-row>
        <table:table-row table:style-name="ro1">
          <table:table-cell office:value-type="string" calcext:value-type="string">
            <text:p>(AMPK_pT172_1,EGFR_pY1068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Rb_pS807_S811_1,Akt_pT308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CD49b_1,PRDX1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Dvl3_1,CD20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PKC-alpha_pS657_1,Dvl3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LKB1_0)</text:p>
          </table:table-cell>
          <table:table-cell office:value-type="float" office:value="-0.567720953936" calcext:value-type="float">
            <text:p>-0.5677209539</text:p>
          </table:table-cell>
        </table:table-row>
        <table:table-row table:style-name="ro1">
          <table:table-cell office:value-type="string" calcext:value-type="string">
            <text:p>(Annexin-1_1)</text:p>
          </table:table-cell>
          <table:table-cell office:value-type="float" office:value="-0.557683846463" calcext:value-type="float">
            <text:p>-0.5576838465</text:p>
          </table:table-cell>
        </table:table-row>
        <table:table-row table:style-name="ro1">
          <table:table-cell office:value-type="string" calcext:value-type="string">
            <text:p>(PRDX1_0,ER-alpha_pS118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Chk1_1,EGFR_pY1068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GAB2_1,53BP1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YB-1_1,Dvl3_1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Rb_pS807_S811_1,GAPDH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PDK1_pS241_1,Dvl3_1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EGFR_1)</text:p>
          </table:table-cell>
          <table:table-cell office:value-type="float" office:value="-0.555915475518" calcext:value-type="float">
            <text:p>-0.5559154755</text:p>
          </table:table-cell>
        </table:table-row>
        <table:table-row table:style-name="ro1">
          <table:table-cell office:value-type="string" calcext:value-type="string">
            <text:p>(HER2_pY1248_0)</text:p>
          </table:table-cell>
          <table:table-cell office:value-type="float" office:value="-0.555915475518" calcext:value-type="float">
            <text:p>-0.5559154755</text:p>
          </table:table-cell>
        </table:table-row>
        <table:table-row table:style-name="ro1">
          <table:table-cell office:value-type="string" calcext:value-type="string">
            <text:p>(AMPK_pT172_1,JAB1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A-Raf_pS299_1,PRDX1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SCD1_1,N-Cadherin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Bad_pS112_1,PKC-alpha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Dvl3_1,Rictor_pT1135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ATM_1,ER-alpha_pS118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Dvl3_1,CD49b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CD49b_1,LKB1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MEK1_pS217_S221_1,PKC-alpha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YAP_pS127_1,GAPDH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FoxM1_1,Dvl3_1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Dvl3_1,INPP4B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LKB1_0,beta-Catenin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PKC-alpha_0,LKB1_0,EGFR_pY1068_0)</text:p>
          </table:table-cell>
          <table:table-cell office:value-type="float" office:value="-0.539658285072" calcext:value-type="float">
            <text:p>-0.5396582851</text:p>
          </table:table-cell>
        </table:table-row>
        <table:table-row table:style-name="ro1">
          <table:table-cell office:value-type="string" calcext:value-type="string">
            <text:p>(Acetyl-a-Tubulin-Lys40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p38_pT180_Y182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Beclin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BRCA2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ER-alpha_pS118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Collagen_VI_1)</text:p>
          </table:table-cell>
          <table:table-cell office:value-type="float" office:value="-0.536236917415" calcext:value-type="float">
            <text:p>-0.5362369174</text:p>
          </table:table-cell>
        </table:table-row>
        <table:table-row table:style-name="ro1">
          <table:table-cell office:value-type="string" calcext:value-type="string">
            <text:p>(GAB2_1,c-Met_pY1235_1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MYH11_1,FOXO3a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CD20_1,GAPDH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P-Cadherin_0,ER-alpha_pS118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ERK2_1,p27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PI3K-p85_1,GAPDH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EGFR_pY1068_0,Bcl-xL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JAB1_0,Bcl-xL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MEK1_pS217_S221_1,p27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Dvl3_1,PKC-alpha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MPK_alpha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Fibronectin_0)</text:p>
          </table:table-cell>
          <table:table-cell office:value-type="float" office:value="-0.516813491566" calcext:value-type="float">
            <text:p>-0.5168134916</text:p>
          </table:table-cell>
        </table:table-row>
        <table:table-row table:style-name="ro1">
          <table:table-cell office:value-type="string" calcext:value-type="string">
            <text:p>(ERK2_1,ER-alpha_pS118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MEK1_pS217_S221_1,LKB1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YB-1_0,LKB1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eEF2_1,ER-alpha_pS118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JNK_pT183_Y185_1,Bcl-xL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Dvl3_1,P-Cadherin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LKB1_0,GAPDH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p90RSK_1,53BP1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HER2_pY1248_0,53BP1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Cyclin_E2_1,GAPDH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PKC-alpha_0,eEF2K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PDCD4_1,Dvl3_1,PKC-alpha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GAPDH_0,eIF4G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PRDX1_0,Fibronectin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GAB2_1,Annexin_VII_1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AR_1,PKC-alpha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-Cadherin_1)</text:p>
          </table:table-cell>
          <table:table-cell office:value-type="float" office:value="-0.497619894897" calcext:value-type="float">
            <text:p>-0.4976198949</text:p>
          </table:table-cell>
        </table:table-row>
        <table:table-row table:style-name="ro1">
          <table:table-cell office:value-type="string" calcext:value-type="string">
            <text:p>(PKC-alpha_0,Bad_pS112_0)</text:p>
          </table:table-cell>
          <table:table-cell office:value-type="float" office:value="-0.497619894897" calcext:value-type="float">
            <text:p>-0.4976198949</text:p>
          </table:table-cell>
        </table:table-row>
        <table:table-row table:style-name="ro1">
          <table:table-cell office:value-type="string" calcext:value-type="string">
            <text:p>(YB-1_0)</text:p>
          </table:table-cell>
          <table:table-cell office:value-type="float" office:value="-0.497619894897" calcext:value-type="float">
            <text:p>-0.4976198949</text:p>
          </table:table-cell>
        </table:table-row>
        <table:table-row table:style-name="ro1">
          <table:table-cell office:value-type="string" calcext:value-type="string">
            <text:p>(Akt_1)</text:p>
          </table:table-cell>
          <table:table-cell office:value-type="float" office:value="-0.497619894897" calcext:value-type="float">
            <text:p>-0.4976198949</text:p>
          </table:table-cell>
        </table:table-row>
        <table:table-row table:style-name="ro1">
          <table:table-cell office:value-type="string" calcext:value-type="string">
            <text:p>(SF2_0,PRDX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LKB1_0,4E-BP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alpha_0,FOXO3a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eIF4E_0)</text:p>
          </table:table-cell>
          <table:table-cell office:value-type="float" office:value="-0.478631743478" calcext:value-type="float">
            <text:p>-0.4786317435</text:p>
          </table:table-cell>
        </table:table-row>
        <table:table-row table:style-name="ro1">
          <table:table-cell office:value-type="string" calcext:value-type="string">
            <text:p>(BRCA2_0)</text:p>
          </table:table-cell>
          <table:table-cell office:value-type="float" office:value="-0.478631743478" calcext:value-type="float">
            <text:p>-0.4786317435</text:p>
          </table:table-cell>
        </table:table-row>
        <table:table-row table:style-name="ro1">
          <table:table-cell office:value-type="string" calcext:value-type="string">
            <text:p>(Bim_1)</text:p>
          </table:table-cell>
          <table:table-cell office:value-type="float" office:value="-0.478631743478" calcext:value-type="float">
            <text:p>-0.4786317435</text:p>
          </table:table-cell>
        </table:table-row>
        <table:table-row table:style-name="ro1">
          <table:table-cell office:value-type="string" calcext:value-type="string">
            <text:p>(Src_pY527_1,JAB1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RDX1_0,GSK3_pS9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mTOR_0)</text:p>
          </table:table-cell>
          <table:table-cell office:value-type="float" office:value="-0.462022397967" calcext:value-type="float">
            <text:p>-0.462022398</text:p>
          </table:table-cell>
        </table:table-row>
        <table:table-row table:style-name="ro1">
          <table:table-cell office:value-type="string" calcext:value-type="string">
            <text:p>(NF2_1)</text:p>
          </table:table-cell>
          <table:table-cell office:value-type="float" office:value="-0.462022397967" calcext:value-type="float">
            <text:p>-0.462022398</text:p>
          </table:table-cell>
        </table:table-row>
        <table:table-row table:style-name="ro1">
          <table:table-cell office:value-type="string" calcext:value-type="string">
            <text:p>(SF2_0)</text:p>
          </table:table-cell>
          <table:table-cell office:value-type="float" office:value="-0.459825417387" calcext:value-type="float">
            <text:p>-0.4598254174</text:p>
          </table:table-cell>
        </table:table-row>
        <table:table-row table:style-name="ro1">
          <table:table-cell office:value-type="string" calcext:value-type="string">
            <text:p>(Rad50_1,GAPDH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27_0,EGFR_pY1068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27_0,53BP1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CD20_1)</text:p>
          </table:table-cell>
          <table:table-cell office:value-type="float" office:value="-0.441878826766" calcext:value-type="float">
            <text:p>-0.4418788268</text:p>
          </table:table-cell>
        </table:table-row>
        <table:table-row table:style-name="ro1">
          <table:table-cell office:value-type="string" calcext:value-type="string">
            <text:p>(Src_pY527_1,Ku80_1)</text:p>
          </table:table-cell>
          <table:table-cell office:value-type="float" office:value="-0.441177913471" calcext:value-type="float">
            <text:p>-0.4411779135</text:p>
          </table:table-cell>
        </table:table-row>
        <table:table-row table:style-name="ro1">
          <table:table-cell office:value-type="string" calcext:value-type="string">
            <text:p>(Lck_1)</text:p>
          </table:table-cell>
          <table:table-cell office:value-type="float" office:value="-0.441177913471" calcext:value-type="float">
            <text:p>-0.4411779135</text:p>
          </table:table-cell>
        </table:table-row>
        <table:table-row table:style-name="ro1">
          <table:table-cell office:value-type="string" calcext:value-type="string">
            <text:p>(Rb_pS807_S811_0)</text:p>
          </table:table-cell>
          <table:table-cell office:value-type="float" office:value="-0.441177913471" calcext:value-type="float">
            <text:p>-0.4411779135</text:p>
          </table:table-cell>
        </table:table-row>
        <table:table-row table:style-name="ro1">
          <table:table-cell office:value-type="string" calcext:value-type="string">
            <text:p>(PI3K-p85_1,Akt_pT308_1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p38_pT180_Y182_1,Bcl-xL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Dvl3_1,Bax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p27_pT198_0,ER-alpha_pS118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JAB1_0,GAPDH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PI3K-p85_1,Dvl3_1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Acetyl-a-Tubulin-Lys40_1,PKC-alpha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Annexin_VII_0)</text:p>
          </table:table-cell>
          <table:table-cell office:value-type="float" office:value="-0.421996265059" calcext:value-type="float">
            <text:p>-0.4219962651</text:p>
          </table:table-cell>
        </table:table-row>
        <table:table-row table:style-name="ro1">
          <table:table-cell office:value-type="string" calcext:value-type="string">
            <text:p>(Acetyl-a-Tubulin-Lys40_1,FOXO3a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JAB1_0,Tuberin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beta-Catenin_0,Bcl-xL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Src_pY527_1,SCD1_1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4E-BP1_pT37T46_1,GAPDH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Src_pY527_1,PDCD4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CD49b_0,53BP1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NF2_1,GAPDH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SF2_0,53BP1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PDCD4_0,p38_MAPK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mTOR_1,ER-alpha_pS118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Dvl3_1,4E-BP1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FoxM1_1,PKC-alpha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PI3K-p85_1,53BP1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Dvl3_1,c-Met_pY1235_1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Dvl3_1,ER-alpha_pS118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Cyclin_E1_0)</text:p>
          </table:table-cell>
          <table:table-cell office:value-type="float" office:value="-0.404269598221" calcext:value-type="float">
            <text:p>-0.4042695982</text:p>
          </table:table-cell>
        </table:table-row>
        <table:table-row table:style-name="ro1">
          <table:table-cell office:value-type="string" calcext:value-type="string">
            <text:p>(HER3_1)</text:p>
          </table:table-cell>
          <table:table-cell office:value-type="float" office:value="-0.404269598221" calcext:value-type="float">
            <text:p>-0.4042695982</text:p>
          </table:table-cell>
        </table:table-row>
        <table:table-row table:style-name="ro1">
          <table:table-cell office:value-type="string" calcext:value-type="string">
            <text:p>(Heregulin_1)</text:p>
          </table:table-cell>
          <table:table-cell office:value-type="float" office:value="-0.404269598221" calcext:value-type="float">
            <text:p>-0.4042695982</text:p>
          </table:table-cell>
        </table:table-row>
        <table:table-row table:style-name="ro1">
          <table:table-cell office:value-type="string" calcext:value-type="string">
            <text:p>(CD49b_0)</text:p>
          </table:table-cell>
          <table:table-cell office:value-type="float" office:value="-0.402347240214" calcext:value-type="float">
            <text:p>-0.4023472402</text:p>
          </table:table-cell>
        </table:table-row>
        <table:table-row table:style-name="ro1">
          <table:table-cell office:value-type="string" calcext:value-type="string">
            <text:p>(Chk1_1,P-Cadherin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Stathmin_0,53BP1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GSK3-alpha-beta_1,SCD1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KC-alpha_0,eIF4G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axillin_1,PKC-alpha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Tuberin_pT1462_1,Dvl3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FOXO3a_0,ER-alpha_pS118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27_0,Collagen_VI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Chk1_1,c-Met_pY1235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Dvl3_1,Dvl3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27_0,Annexin_VII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TIGAR_1,Dvl3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GSK3-alpha-beta_1,PDK1_pS241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4E-BP1_1,p27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RDX1_0,4E-BP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JNK2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KC-alpha_0,p70S6K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FOXO3a_0,AR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ER-alpha_pS118_0,ACC1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Akt_pT308_1,AMPK_pT172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PKC-pan_BetaII_pS660_1,LKB1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PR_1,ER-alpha_pS118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mTOR_0,GAPDH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TFRC_1,LKB1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MAPK_pT202_Y204_1,53BP1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cIAP_1,PKC-alpha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HER2_pY1248_1,Dvl3_1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Cyclin_D1_1,GAPDH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MEK1_pS217_S221_1,53BP1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Akt_1,53BP1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Chk1_1,PKC-alpha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Tuberin_1,FOXO3a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N-Cadherin_0,GAPDH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Rictor_pT1135_1,PKC-alpha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4E-BP1_pT37T46_1,ER-alpha_pS118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A-Raf_pS299_1,FOXO3a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Raptor_0,PDCD4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Dvl3_1,EGFR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PDCD4_0,Cyclin_D1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PRDX1_1,PKC-alpha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LKB1_0,EGFR_pY1068_0,53BP1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Tuberin_pT1462_1,Chk1_1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JAB1_0,ER-alpha_pS118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Dvl3_1,AR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Shc_pY317_1,53BP1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Src_0,GAPDH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PDK1_pS241_1,p27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MAPK_pT202_Y204_1,GAPDH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eEF2_1,Bcl-xL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GAPDH_0,ATM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p53_1,PKC-alpha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Beclin_1,GAPDH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Tuberin_0,53BP1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p62-LCK-ligand_0,LKB1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MYH11_0,FOXO3a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p27_0,Chk2_pT68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Rictor_pT1135_0)</text:p>
          </table:table-cell>
          <table:table-cell office:value-type="float" office:value="-0.363645307809" calcext:value-type="float">
            <text:p>-0.3636453078</text:p>
          </table:table-cell>
        </table:table-row>
        <table:table-row table:style-name="ro1">
          <table:table-cell office:value-type="string" calcext:value-type="string">
            <text:p>(Fibronectin_1,PKC-alpha_0)</text:p>
          </table:table-cell>
          <table:table-cell office:value-type="float" office:value="-0.363645307809" calcext:value-type="float">
            <text:p>-0.3636453078</text:p>
          </table:table-cell>
        </table:table-row>
        <table:table-row table:style-name="ro1">
          <table:table-cell office:value-type="string" calcext:value-type="string">
            <text:p>(Src_pY527_1,PDK1_pS24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BRCA2_1,PRDX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kt_pT308_1,FOXO3a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STAT3_pY705_0,LKB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Dvl3_1,Tuberin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R_0)</text:p>
          </table:table-cell>
          <table:table-cell office:value-type="float" office:value="-0.344542327711" calcext:value-type="float">
            <text:p>-0.3445423277</text:p>
          </table:table-cell>
        </table:table-row>
        <table:table-row table:style-name="ro1">
          <table:table-cell office:value-type="string" calcext:value-type="string">
            <text:p>(PRDX1_0,PEA15_pS11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KC-alpha_0,53BP1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Dvl3_1,Bcl-xL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62-LCK-ligand_0,53BP1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Dvl3_1,Akt_pT308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4E-BP1_1)</text:p>
          </table:table-cell>
          <table:table-cell office:value-type="float" office:value="-0.327649673079" calcext:value-type="float">
            <text:p>-0.3276496731</text:p>
          </table:table-cell>
        </table:table-row>
        <table:table-row table:style-name="ro1">
          <table:table-cell office:value-type="string" calcext:value-type="string">
            <text:p>(GSK3-alpha-beta_pS21_S9_1)</text:p>
          </table:table-cell>
          <table:table-cell office:value-type="float" office:value="-0.325572414145" calcext:value-type="float">
            <text:p>-0.3255724141</text:p>
          </table:table-cell>
        </table:table-row>
        <table:table-row table:style-name="ro1">
          <table:table-cell office:value-type="string" calcext:value-type="string">
            <text:p>(FoxM1_1,PRDX1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Smad1_1,Dvl3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Bad_pS112_1,GAPDH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Chk2_1,PKC-alpha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KC-alpha_0,PI3K-p85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RAS40_pT246_1)</text:p>
          </table:table-cell>
          <table:table-cell office:value-type="float" office:value="-0.306711986492" calcext:value-type="float">
            <text:p>-0.3067119865</text:p>
          </table:table-cell>
        </table:table-row>
        <table:table-row table:style-name="ro1">
          <table:table-cell office:value-type="string" calcext:value-type="string">
            <text:p>(XBP1_1)</text:p>
          </table:table-cell>
          <table:table-cell office:value-type="float" office:value="-0.306711986492" calcext:value-type="float">
            <text:p>-0.3067119865</text:p>
          </table:table-cell>
        </table:table-row>
        <table:table-row table:style-name="ro1">
          <table:table-cell office:value-type="string" calcext:value-type="string">
            <text:p>(AMPK_pT172_1,Bad_pS112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CD20_1,FOXO3a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LKB1_0,eIF4G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LKB1_0,INPP4B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SF2_0,LKB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27_0,Cyclin_E2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TIGAR_0,PDCD4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I3K-p85_1,PRDX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EGFR_pY1068_0,53BP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ATM_1,p27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GAB2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KC-alpha_pS657_1,PKC-alpha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MSH6_1,p27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Mre11_1)</text:p>
          </table:table-cell>
          <table:table-cell office:value-type="float" office:value="-0.287937776725" calcext:value-type="float">
            <text:p>-0.2879377767</text:p>
          </table:table-cell>
        </table:table-row>
        <table:table-row table:style-name="ro1">
          <table:table-cell office:value-type="string" calcext:value-type="string">
            <text:p>(4E-BP1_pS65_0)</text:p>
          </table:table-cell>
          <table:table-cell office:value-type="float" office:value="-0.287937776725" calcext:value-type="float">
            <text:p>-0.2879377767</text:p>
          </table:table-cell>
        </table:table-row>
        <table:table-row table:style-name="ro1">
          <table:table-cell office:value-type="string" calcext:value-type="string">
            <text:p>(Rb_pS807_S811_1)</text:p>
          </table:table-cell>
          <table:table-cell office:value-type="float" office:value="-0.287937776725" calcext:value-type="float">
            <text:p>-0.2879377767</text:p>
          </table:table-cell>
        </table:table-row>
        <table:table-row table:style-name="ro1">
          <table:table-cell office:value-type="string" calcext:value-type="string">
            <text:p>(FoxM1_1)</text:p>
          </table:table-cell>
          <table:table-cell office:value-type="float" office:value="-0.287937776725" calcext:value-type="float">
            <text:p>-0.2879377767</text:p>
          </table:table-cell>
        </table:table-row>
        <table:table-row table:style-name="ro1">
          <table:table-cell office:value-type="string" calcext:value-type="string">
            <text:p>(Akt_pT308_1,Caspase-7_cleavedD198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TIGAR_0,PDK1_pS241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TIGAR_1,ER-alpha_pS118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BRCA2_1,LKB1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p27_0,LKB1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YAP_0,GAPDH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p70S6K_pT389_1,Bcl-xL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N-Cadherin_1)</text:p>
          </table:table-cell>
          <table:table-cell office:value-type="float" office:value="-0.269226684499" calcext:value-type="float">
            <text:p>-0.2692266845</text:p>
          </table:table-cell>
        </table:table-row>
        <table:table-row table:style-name="ro1">
          <table:table-cell office:value-type="string" calcext:value-type="string">
            <text:p>(p27_pT157_0)</text:p>
          </table:table-cell>
          <table:table-cell office:value-type="float" office:value="-0.269226684499" calcext:value-type="float">
            <text:p>-0.2692266845</text:p>
          </table:table-cell>
        </table:table-row>
        <table:table-row table:style-name="ro1">
          <table:table-cell office:value-type="string" calcext:value-type="string">
            <text:p>(PKC-pan_BetaII_pS660_1)</text:p>
          </table:table-cell>
          <table:table-cell office:value-type="float" office:value="-0.268372988181" calcext:value-type="float">
            <text:p>-0.2683729882</text:p>
          </table:table-cell>
        </table:table-row>
        <table:table-row table:style-name="ro1">
          <table:table-cell office:value-type="string" calcext:value-type="string">
            <text:p>(AMPK_pT172_1,Akt_pT308_1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PRDX1_0,p62-LCK-ligand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4E-BP1_1,MYH11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p27_pT198_0,LKB1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PDCD4_0,P-Cadherin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PDCD4_0,p90RSK_pT359_S363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NDRG1_pT346_1,53BP1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Dvl3_1,PKC-alpha_0,Bad_pS112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S6_pS235_S236_1,PKC-alpha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MSH6_1,PDCD4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PRDX1_1,Chk1_1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53BP1_0,4E-BP1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HSP70_1,Dvl3_1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Rb_pS807_S811_1,LKB1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Dvl3_1,Bad_pS112_1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Smad1_1,Bcl-xL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Bap1-c-4_0)</text:p>
          </table:table-cell>
          <table:table-cell office:value-type="float" office:value="-0.250555632355" calcext:value-type="float">
            <text:p>-0.2505556324</text:p>
          </table:table-cell>
        </table:table-row>
        <table:table-row table:style-name="ro1">
          <table:table-cell office:value-type="string" calcext:value-type="string">
            <text:p>(TAZ_1)</text:p>
          </table:table-cell>
          <table:table-cell office:value-type="float" office:value="-0.250555632355" calcext:value-type="float">
            <text:p>-0.2505556324</text:p>
          </table:table-cell>
        </table:table-row>
        <table:table-row table:style-name="ro1">
          <table:table-cell office:value-type="string" calcext:value-type="string">
            <text:p>(FASN_1)</text:p>
          </table:table-cell>
          <table:table-cell office:value-type="float" office:value="-0.250555632355" calcext:value-type="float">
            <text:p>-0.2505556324</text:p>
          </table:table-cell>
        </table:table-row>
        <table:table-row table:style-name="ro1">
          <table:table-cell office:value-type="string" calcext:value-type="string">
            <text:p>(LKB1_0,HER2_pY1248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c-Met_pY1235_1,MYH1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PKC-alpha_0,FOXO3a_0,EGFR_pY1068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Rab-25_0,LKB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MSH6_1,PDK1_pS24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PKC-alpha_0,LKB1_0,53BP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Rictor_pT1135_1,Dvl3_1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PKC-pan_BetaII_pS660_1,53BP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Tuberin_0,GAPDH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Rictor_pT1135_1,PRDX1_0,PKC-alpha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Dvl3_1,CD49b_1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Src_0,p27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FoxM1_1,p27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YAP_0,53BP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Chk1_1,LKB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MEK1_pS217_S221_1,PRDX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CD49b_1,53BP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GAPDH_0,EGFR_pY1068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Bad_pS112_0)</text:p>
          </table:table-cell>
          <table:table-cell office:value-type="float" office:value="-0.233028802347" calcext:value-type="float">
            <text:p>-0.2330288023</text:p>
          </table:table-cell>
        </table:table-row>
        <table:table-row table:style-name="ro1">
          <table:table-cell office:value-type="string" calcext:value-type="string">
            <text:p>(Bid_1,PKC-alpha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ollagen_VI_1,PRDX1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Ku80_1,JAB1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Akt_pT308_1,p27_pT198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Src_pY527_1,Bad_pS112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GAPDH_0,Bax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Dvl3_1,p38_MAPK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Tuberin_1,Dvl3_1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ARHI_1,GAPDH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PRAS40_pT246_0,p27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Shc_pY317_1,p27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Chk1_1,53BP1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SF2_0,p27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FoxM1_1,FOXO3a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Dvl3_1,PKC-alpha_0,EGFR_pY1068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A-Raf_pS299_1,PDCD4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PI3K-p85_1,PRDX1_0,PKC-alpha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IGFBP2_1,53BP1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Bad_pS112_0,53BP1_0)</text:p>
          </table:table-cell>
          <table:table-cell office:value-type="float" office:value="-0.213240567379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YAP_0)</text:p>
          </table:table-cell>
          <table:table-cell office:value-type="float" office:value="-0.212896204932" calcext:value-type="float">
            <text:p>-0.2128962049</text:p>
          </table:table-cell>
        </table:table-row>
        <table:table-row table:style-name="ro1">
          <table:table-cell office:value-type="string" calcext:value-type="string">
            <text:p>(ARHI_1)</text:p>
          </table:table-cell>
          <table:table-cell office:value-type="float" office:value="-0.210531493995" calcext:value-type="float">
            <text:p>-0.210531494</text:p>
          </table:table-cell>
        </table:table-row>
        <table:table-row table:style-name="ro1">
          <table:table-cell office:value-type="string" calcext:value-type="string">
            <text:p>(Akt_pT308_1,PKC-alpha_0)</text:p>
          </table:table-cell>
          <table:table-cell office:value-type="float" office:value="-0.210531493995" calcext:value-type="float">
            <text:p>-0.210531494</text:p>
          </table:table-cell>
        </table:table-row>
        <table:table-row table:style-name="ro1">
          <table:table-cell office:value-type="string" calcext:value-type="string">
            <text:p>(Bap1-c-4_1)</text:p>
          </table:table-cell>
          <table:table-cell office:value-type="float" office:value="-0.210531493995" calcext:value-type="float">
            <text:p>-0.210531494</text:p>
          </table:table-cell>
        </table:table-row>
        <table:table-row table:style-name="ro1">
          <table:table-cell office:value-type="string" calcext:value-type="string">
            <text:p>(ASNS_1,PDK1_pS241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4E-BP1_1,NDRG1_pT346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CD49b_1,p27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JAB1_0,EGFR_pY1068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Src_pY527_0,ER-alpha_pS118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4E-BP1_pT70_1,53BP1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FoxM1_1,ER-alpha_pS118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c-Met_pY1235_1,Tuberin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STAT3_pY705_0,p27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Chk1_1,AMPK_pT172_1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p27_0,ARHI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PKC-alpha_0,GAPDH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PRDX1_0,c-Met_pY1235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PKC-alpha_0,HER2_pY1248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GAPDH_0,ACC1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Dvl3_1,Heregulin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HER3_1,53BP1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Src_pY527_1,c-Met_pY1235_1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Dvl3_1,eIF4E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FOXO3a_0,Fibronectin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Paxillin_1,LKB1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STAT5-alpha_1,GAPDH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PRDX1_0,Caspase-7_cleavedD19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Stathmin_1,PRDX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Bax_1,LKB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yclin_E2_0,53BP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DCD4_1,PKC-alpha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Dvl3_1,EGFR_pY106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hk1_pS345_1)</text:p>
          </table:table-cell>
          <table:table-cell office:value-type="float" office:value="-0.191452697391" calcext:value-type="float">
            <text:p>-0.1914526974</text:p>
          </table:table-cell>
        </table:table-row>
        <table:table-row table:style-name="ro1">
          <table:table-cell office:value-type="string" calcext:value-type="string">
            <text:p>(Stathmin_0)</text:p>
          </table:table-cell>
          <table:table-cell office:value-type="float" office:value="-0.191452697391" calcext:value-type="float">
            <text:p>-0.1914526974</text:p>
          </table:table-cell>
        </table:table-row>
        <table:table-row table:style-name="ro1">
          <table:table-cell office:value-type="string" calcext:value-type="string">
            <text:p>(N-Ras_1)</text:p>
          </table:table-cell>
          <table:table-cell office:value-type="float" office:value="-0.191452697391" calcext:value-type="float">
            <text:p>-0.1914526974</text:p>
          </table:table-cell>
        </table:table-row>
        <table:table-row table:style-name="ro1">
          <table:table-cell office:value-type="string" calcext:value-type="string">
            <text:p>(PRDX1_0,mTOR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Bcl-2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GAPDH_0,Collagen_VI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LKB1_1,PKC-alpha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Dvl3_1,PRAS40_pT246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CDK1_1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Src_0)</text:p>
          </table:table-cell>
          <table:table-cell office:value-type="float" office:value="-0.173258399238" calcext:value-type="float">
            <text:p>-0.1732583992</text:p>
          </table:table-cell>
        </table:table-row>
        <table:table-row table:style-name="ro1">
          <table:table-cell office:value-type="string" calcext:value-type="string">
            <text:p>(IGFBP2_0)</text:p>
          </table:table-cell>
          <table:table-cell office:value-type="float" office:value="-0.17243453152" calcext:value-type="float">
            <text:p>-0.1724345315</text:p>
          </table:table-cell>
        </table:table-row>
        <table:table-row table:style-name="ro1">
          <table:table-cell office:value-type="string" calcext:value-type="string">
            <text:p>(Rictor_pT1135_0,PRDX1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YB-1_1,PRDX1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GAPDH_0,Bcl-xL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PREX1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PKC-alpha_0,Caspase-7_cleavedD198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STAT3_pY705_0,53BP1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Fibronectin_1,53BP1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Rab-25_1)</text:p>
          </table:table-cell>
          <table:table-cell office:value-type="float" office:value="-0.153696983223" calcext:value-type="float">
            <text:p>-0.1536969832</text:p>
          </table:table-cell>
        </table:table-row>
        <table:table-row table:style-name="ro1">
          <table:table-cell office:value-type="string" calcext:value-type="string">
            <text:p>(YAP_1)</text:p>
          </table:table-cell>
          <table:table-cell office:value-type="float" office:value="-0.153696983223" calcext:value-type="float">
            <text:p>-0.1536969832</text:p>
          </table:table-cell>
        </table:table-row>
        <table:table-row table:style-name="ro1">
          <table:table-cell office:value-type="string" calcext:value-type="string">
            <text:p>(eEF2_1,JAB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YAP_0,NDRG1_pT346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RDX1_0,PAI-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Chk1_1,YAP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NDRG1_pT346_1,PRDX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NDRG1_pT346_1,LKB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Src_pY527_1,FOXO3a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Myosin-IIa_pS1943_1,53BP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GAPDH_0,ER-alpha_pS118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KC-alpha_0,Bcl-xL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HER2_1)</text:p>
          </table:table-cell>
          <table:table-cell office:value-type="float" office:value="-0.13448486032" calcext:value-type="float">
            <text:p>-0.1344848603</text:p>
          </table:table-cell>
        </table:table-row>
        <table:table-row table:style-name="ro1">
          <table:table-cell office:value-type="string" calcext:value-type="string">
            <text:p>(JNK_pT183_Y185_0)</text:p>
          </table:table-cell>
          <table:table-cell office:value-type="float" office:value="-0.134271538882" calcext:value-type="float">
            <text:p>-0.1342715389</text:p>
          </table:table-cell>
        </table:table-row>
        <table:table-row table:style-name="ro1">
          <table:table-cell office:value-type="string" calcext:value-type="string">
            <text:p>(SCD1_0,PRAS40_pT246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Bad_pS112_0,AMPK_pT172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YB-1_0,Bcl-xL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RDX1_0,INPP4B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Bad_pS112_1,PRDX1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Smad1_1,FOXO3a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HER3_pY1289_1,Dvl3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eEF2K_1,53BP1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NF-kB-p65_pS536_1,PKC-alpha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Dvl3_1,Acetyl-a-Tubulin-Lys40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Tuberin_0,p27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RAS40_pT246_0,GAPDH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Akt_pT308_1,Bcl-xL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MSH6_1,GAPDH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Chk1_pS345_1,GAPDH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KC-alpha_0,AR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Rb_pS807_S811_1,p27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TSC1_1)</text:p>
          </table:table-cell>
          <table:table-cell office:value-type="float" office:value="-0.115505599492" calcext:value-type="float">
            <text:p>-0.1155055995</text:p>
          </table:table-cell>
        </table:table-row>
        <table:table-row table:style-name="ro1">
          <table:table-cell office:value-type="string" calcext:value-type="string">
            <text:p>(Chk1_1,4E-BP1_1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TIGAR_1,JAB1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LKB1_0,AR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Acetyl-a-Tubulin-Lys40_1,Bcl-xL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JNK_pT183_Y185_1,GAPDH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Myosin-IIa_pS1943_1,Bcl-xL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Rb_pS807_S811_1,Bcl-xL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Dvl3_1,PKC-alpha_0,LKB1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mTOR_1,PKC-alpha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SCD1_0,PKC-alpha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AMPK_pT172_1,53BP1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AMPK_pT172_1,p27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YAP_0,PDCD4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JAB1_0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Akt_pT308_1)</text:p>
          </table:table-cell>
          <table:table-cell office:value-type="float" office:value="-0.0972745841446" calcext:value-type="float">
            <text:p>-0.0972745841</text:p>
          </table:table-cell>
        </table:table-row>
        <table:table-row table:style-name="ro1">
          <table:table-cell office:value-type="string" calcext:value-type="string">
            <text:p>(Rictor_pT1135_1,PRDX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eclin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I3K-p85_0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YAP_pS127_1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MAPK_pT202_Y204_1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Transglutaminase_1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STAT3_pY705_0)</text:p>
          </table:table-cell>
          <table:table-cell office:value-type="float" office:value="-0.0957263486956" calcext:value-type="float">
            <text:p>-0.0957263487</text:p>
          </table:table-cell>
        </table:table-row>
        <table:table-row table:style-name="ro1">
          <table:table-cell office:value-type="string" calcext:value-type="string">
            <text:p>(JAB1_1,SCD1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IGFBP2_1,PKC-alpha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JAB1_1,GAPDH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NF2_1,PDCD4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Src_0,PRDX1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Bim_1,GAPDH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eEF2_1,p27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Chk1_1,NDRG1_pT346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PKC-alpha_pS657_1,LKB1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p70S6K_pT389_1,FOXO3a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GAPDH_0,cIAP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p27_0,eEF2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GAPDH_0,Fibronectin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PI3K-p85_1,PDCD4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PAI-1_0,p27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Smad4_1,PKC-alpha_0,53BP1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Dvl3_1,Bcl-xL_1,PKC-alpha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Rictor_0,GAPDH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PRDX1_0,53BP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nnexin_VII_1,PKC-alpha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Dvl3_1,Bad_pS112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ETS-1_1)</text:p>
          </table:table-cell>
          <table:table-cell office:value-type="float" office:value="-0.0765569069072" calcext:value-type="float">
            <text:p>-0.0765569069</text:p>
          </table:table-cell>
        </table:table-row>
        <table:table-row table:style-name="ro1">
          <table:table-cell office:value-type="string" calcext:value-type="string">
            <text:p>(Src_pY527_0)</text:p>
          </table:table-cell>
          <table:table-cell office:value-type="float" office:value="-0.0765569069072" calcext:value-type="float">
            <text:p>-0.0765569069</text:p>
          </table:table-cell>
        </table:table-row>
        <table:table-row table:style-name="ro1">
          <table:table-cell office:value-type="string" calcext:value-type="string">
            <text:p>(Shc_pY317_1)</text:p>
          </table:table-cell>
          <table:table-cell office:value-type="float" office:value="-0.0765569069072" calcext:value-type="float">
            <text:p>-0.0765569069</text:p>
          </table:table-cell>
        </table:table-row>
        <table:table-row table:style-name="ro1">
          <table:table-cell office:value-type="string" calcext:value-type="string">
            <text:p>(TFRC_1,Dvl3_1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MYH11_1,Dvl3_1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53BP1_1,PKC-alpha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PKC-alpha_0,Bax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HER2_1,PKC-alpha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MSH6_1,SCD1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Smad1_1,Dvl3_1,PKC-alpha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GAPDH_0,AR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Src_pY527_1,PRDX1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c-Myc_1,PRDX1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S6_pS235_S236_1,Bad_pS112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p27_0,4E-BP1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ATM_1,GAPDH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mTOR_1,PRDX1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Dvl3_1,Akt_pT308_1,PKC-alpha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Dvl3_1,4E-BP1_1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Cyclin_E2_1,PDCD4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Chk1_1,ATM_1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FOXO3a_0,Caspase-7_cleavedD198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eEF2_0,53BP1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Syk_1,GAPDH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MYH11_1,53BP1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Akt_1,PDCD4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IGFBP2_0,GAPDH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Src_pY527_1,p27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Chk1_1,Bcl-xL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G6PD_1,PKC-alpha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Stathmin_1,PKC-alpha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Syk_1)</text:p>
          </table:table-cell>
          <table:table-cell office:value-type="float" office:value="-0.0574237212851" calcext:value-type="float">
            <text:p>-0.0574237213</text:p>
          </table:table-cell>
        </table:table-row>
        <table:table-row table:style-name="ro1">
          <table:table-cell office:value-type="string" calcext:value-type="string">
            <text:p>(Raptor_0)</text:p>
          </table:table-cell>
          <table:table-cell office:value-type="float" office:value="-0.0574237212851" calcext:value-type="float">
            <text:p>-0.0574237213</text:p>
          </table:table-cell>
        </table:table-row>
        <table:table-row table:style-name="ro1">
          <table:table-cell office:value-type="string" calcext:value-type="string">
            <text:p>(Dvl3_1)</text:p>
          </table:table-cell>
          <table:table-cell office:value-type="float" office:value="-0.0397752823203" calcext:value-type="float">
            <text:p>-0.0397752823</text:p>
          </table:table-cell>
        </table:table-row>
        <table:table-row table:style-name="ro1">
          <table:table-cell office:value-type="string" calcext:value-type="string">
            <text:p>(PI3K-p85_0,LKB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AMPK_pT172_1,PRDX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yclin_E1_1,PKC-alpha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ER-alpha_pS118_1,p27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-Raf_pS338_0)</text:p>
          </table:table-cell>
          <table:table-cell office:value-type="float" office:value="-0.0383026369582" calcext:value-type="float">
            <text:p>-0.038302637</text:p>
          </table:table-cell>
        </table:table-row>
        <table:table-row table:style-name="ro1">
          <table:table-cell office:value-type="string" calcext:value-type="string">
            <text:p>(E-Cadherin_0)</text:p>
          </table:table-cell>
          <table:table-cell office:value-type="float" office:value="-0.0383026369582" calcext:value-type="float">
            <text:p>-0.038302637</text:p>
          </table:table-cell>
        </table:table-row>
        <table:table-row table:style-name="ro1">
          <table:table-cell office:value-type="string" calcext:value-type="string">
            <text:p>(Rictor_pT1135_1,PKC-alpha_0,LKB1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Stathmin_1,LKB1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RDX1_1,ER-alpha_pS118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RDX1_1,GAPDH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mTOR_1,p27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JNK_pT183_Y185_0,53BP1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Dvl3_1,JAB1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JNK_pT183_Y185_1)</text:p>
          </table:table-cell>
          <table:table-cell office:value-type="float" office:value="-0.0192304774642" calcext:value-type="float">
            <text:p>-0.0192304775</text:p>
          </table:table-cell>
        </table:table-row>
        <table:table-row table:style-name="ro1">
          <table:table-cell office:value-type="string" calcext:value-type="string">
            <text:p>(Annexin_VII_1,LKB1_0)</text:p>
          </table:table-cell>
          <table:table-cell office:value-type="float" office:value="-0.0191694991558" calcext:value-type="float">
            <text:p>-0.0191694992</text:p>
          </table:table-cell>
        </table:table-row>
        <table:table-row table:style-name="ro1">
          <table:table-cell office:value-type="string" calcext:value-type="string">
            <text:p>(PRDX1_0,PKC-alpha_0)</text:p>
          </table:table-cell>
          <table:table-cell office:value-type="float" office:value="-0.0191694991558" calcext:value-type="float">
            <text:p>-0.0191694992</text:p>
          </table:table-cell>
        </table:table-row>
        <table:table-row table:style-name="ro1">
          <table:table-cell office:value-type="string" calcext:value-type="string">
            <text:p>(TFRC_1,PRDX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27_pT198_0,EGFR_pY1068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Rb_pS807_S811_1,Bad_pS11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k1_1,GAPDH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alpha_0,4E-BP1_pT37T46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EGFR_1,GAPDH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F2_1,PKC-alpha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laudin-7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ollagen_VI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IRS1_1)</text:p>
          </table:table-cell>
          <table:table-cell office:value-type="float" office:value="0.0192304774642" calcext:value-type="float">
            <text:p>0.0192304775</text:p>
          </table:table-cell>
        </table:table-row>
        <table:table-row table:style-name="ro1">
          <table:table-cell office:value-type="string" calcext:value-type="string">
            <text:p>(YAP_1,Src_pY527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Cyclin_E1_1,LKB1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PR_1,GAPDH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YAP_0,PRDX1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Dvl3_1,Rad51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AR_1,53BP1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PDCD4_0,Collagen_VI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PEA15_pS116_0,PDCD4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Caspase-7_cleavedD198_0)</text:p>
          </table:table-cell>
          <table:table-cell office:value-type="float" office:value="0.0383026369582" calcext:value-type="float">
            <text:p>0.038302637</text:p>
          </table:table-cell>
        </table:table-row>
        <table:table-row table:style-name="ro1">
          <table:table-cell office:value-type="string" calcext:value-type="string">
            <text:p>(eEF2_0)</text:p>
          </table:table-cell>
          <table:table-cell office:value-type="float" office:value="0.0383026369582" calcext:value-type="float">
            <text:p>0.038302637</text:p>
          </table:table-cell>
        </table:table-row>
        <table:table-row table:style-name="ro1">
          <table:table-cell office:value-type="string" calcext:value-type="string">
            <text:p>(p38_pT180_Y182_1,PRDX1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PKC-alpha_0,Caveolin-1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PDCD4_1,LKB1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DJ-1_1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PKC-alpha_0,p38_pT180_Y182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AMPK_pT172_1,LKB1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XBP1_0,LKB1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Chk2_pT68_1,p27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PRDX1_0,AMPK_pT172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Stathmin_1)</text:p>
          </table:table-cell>
          <table:table-cell office:value-type="float" office:value="0.0574237212851" calcext:value-type="float">
            <text:p>0.0574237213</text:p>
          </table:table-cell>
        </table:table-row>
        <table:table-row table:style-name="ro1">
          <table:table-cell office:value-type="string" calcext:value-type="string">
            <text:p>(Rad51_0)</text:p>
          </table:table-cell>
          <table:table-cell office:value-type="float" office:value="0.0574237212851" calcext:value-type="float">
            <text:p>0.0574237213</text:p>
          </table:table-cell>
        </table:table-row>
        <table:table-row table:style-name="ro1">
          <table:table-cell office:value-type="string" calcext:value-type="string">
            <text:p>(p70S6K_0,LKB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LKB1_0,53BP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FOXO3a_0,beta-Catenin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SCD1_1,Ku80_1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Src_pY527_1,NDRG1_pT346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Bad_pS112_1,PDK1_pS241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Dvl3_1,Bax_1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SCD1_1,ER-alpha_pS118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PTEN_1,53BP1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4E-BP1_1,JAB1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S6_pS235_S236_1,53BP1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YAP_1,FOXO3a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Bcl-xL_0,Bax_0)</text:p>
          </table:table-cell>
          <table:table-cell office:value-type="float" office:value="0.0765569069072" calcext:value-type="float">
            <text:p>0.0765569069</text:p>
          </table:table-cell>
        </table:table-row>
        <table:table-row table:style-name="ro1">
          <table:table-cell office:value-type="string" calcext:value-type="string">
            <text:p>(Src_pY416_0)</text:p>
          </table:table-cell>
          <table:table-cell office:value-type="float" office:value="0.0765569069072" calcext:value-type="float">
            <text:p>0.0765569069</text:p>
          </table:table-cell>
        </table:table-row>
        <table:table-row table:style-name="ro1">
          <table:table-cell office:value-type="string" calcext:value-type="string">
            <text:p>(SF2_1)</text:p>
          </table:table-cell>
          <table:table-cell office:value-type="float" office:value="0.0765569069072" calcext:value-type="float">
            <text:p>0.0765569069</text:p>
          </table:table-cell>
        </table:table-row>
        <table:table-row table:style-name="ro1">
          <table:table-cell office:value-type="string" calcext:value-type="string">
            <text:p>(ERK2_1)</text:p>
          </table:table-cell>
          <table:table-cell office:value-type="float" office:value="0.0765569069072" calcext:value-type="float">
            <text:p>0.0765569069</text:p>
          </table:table-cell>
        </table:table-row>
        <table:table-row table:style-name="ro1">
          <table:table-cell office:value-type="string" calcext:value-type="string">
            <text:p>(CDK1_0,53BP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c-Met_pY1235_1,NDRG1_pT346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eEF2_1,FOXO3a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Rb_pS807_S811_1,EGFR_pY1068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YB-1_1,53BP1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Dvl3_1,c-Myc_1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Collagen_VI_1,53BP1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Caspase-7_cleavedD198_1,PDCD4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eEF2_1,GAPDH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PDCD4_0,NF2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MEK1_1,Dvl3_1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PDCD4_0,ACC1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Rictor_pT1135_1,LKB1_0,53BP1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PDCD4_0,eIF4G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YAP_pS127_1,p27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TIGAR_0,p27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Bcl-xL_0,AMPK_pT172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Dvl3_1,ACVRL1_1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PRAS40_pT246_0,PDCD4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LKB1_1,Dvl3_1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LKB1_0,AMPK_pT172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YB-1_1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MEK1_1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TFRC_1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STAT5-alpha_0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PI3K-p110-alpha_0)</text:p>
          </table:table-cell>
          <table:table-cell office:value-type="float" office:value="0.0957263486956" calcext:value-type="float">
            <text:p>0.0957263487</text:p>
          </table:table-cell>
        </table:table-row>
        <table:table-row table:style-name="ro1">
          <table:table-cell office:value-type="string" calcext:value-type="string">
            <text:p>(beta-Catenin_0)</text:p>
          </table:table-cell>
          <table:table-cell office:value-type="float" office:value="0.0964911519196" calcext:value-type="float">
            <text:p>0.0964911519</text:p>
          </table:table-cell>
        </table:table-row>
        <table:table-row table:style-name="ro1">
          <table:table-cell office:value-type="string" calcext:value-type="string">
            <text:p>(YAP_1,Bcl-xL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YB-1_pS102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Akt_pS473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27_0,beta-Catenin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TSC1_1,GAPDH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Bad_pS112_1,53BP1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EGFR_1,Dvl3_1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Chk2_pT68_1,Chk1_1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PKC-alpha_0,CDK1_0,53BP1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SCD1_1,PRAS40_pT246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YAP_1,Chk1_1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PKC-pan_BetaII_pS660_0,ER-alpha_pS118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p27_0,IGFBP2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Akt_pT308_1,beta-Catenin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MAPK_pT202_Y204_1,p27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Tuberin_0,PDCD4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Chk1_1,Annexin_VII_1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JAB1_1,PDCD4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Rb_pS807_S811_1,PKC-alpha_0,LKB1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Transglutaminase_1,GAPDH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Collagen_VI_1,p27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RBM15_0,53BP1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EGFR_pY1068_0,Bad_pS112_0)</text:p>
          </table:table-cell>
          <table:table-cell office:value-type="float" office:value="0.114956354347" calcext:value-type="float">
            <text:p>0.1149563543</text:p>
          </table:table-cell>
        </table:table-row>
        <table:table-row table:style-name="ro1">
          <table:table-cell office:value-type="string" calcext:value-type="string">
            <text:p>(Tuberin_1)</text:p>
          </table:table-cell>
          <table:table-cell office:value-type="float" office:value="0.115505599492" calcext:value-type="float">
            <text:p>0.1155055995</text:p>
          </table:table-cell>
        </table:table-row>
        <table:table-row table:style-name="ro1">
          <table:table-cell office:value-type="string" calcext:value-type="string">
            <text:p>(Tuberin_1,PRDX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Dvl3_1,LKB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Rictor_pT1135_1,53BP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KC-alpha_0,eEF2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DCD4_0,GAPDH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IRS1_0)</text:p>
          </table:table-cell>
          <table:table-cell office:value-type="float" office:value="0.134271538882" calcext:value-type="float">
            <text:p>0.1342715389</text:p>
          </table:table-cell>
        </table:table-row>
        <table:table-row table:style-name="ro1">
          <table:table-cell office:value-type="string" calcext:value-type="string">
            <text:p>(HER2_pY1248_1)</text:p>
          </table:table-cell>
          <table:table-cell office:value-type="float" office:value="0.13448486032" calcext:value-type="float">
            <text:p>0.1344848603</text:p>
          </table:table-cell>
        </table:table-row>
        <table:table-row table:style-name="ro1">
          <table:table-cell office:value-type="string" calcext:value-type="string">
            <text:p>(CD20_1,PRDX1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FOXO3a_0,EGFR_pY1068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p27_pT198_1,GAPDH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Bid_1,53BP1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Dvl3_1,B-Raf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LKB1_0,FOXO3a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FOXO3a_0,Bad_pS112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PTEN_1)</text:p>
          </table:table-cell>
          <table:table-cell office:value-type="float" office:value="0.153696983223" calcext:value-type="float">
            <text:p>0.1536969832</text:p>
          </table:table-cell>
        </table:table-row>
        <table:table-row table:style-name="ro1">
          <table:table-cell office:value-type="string" calcext:value-type="string">
            <text:p>(XRCC1_1)</text:p>
          </table:table-cell>
          <table:table-cell office:value-type="float" office:value="0.153696983223" calcext:value-type="float">
            <text:p>0.1536969832</text:p>
          </table:table-cell>
        </table:table-row>
        <table:table-row table:style-name="ro1">
          <table:table-cell office:value-type="string" calcext:value-type="string">
            <text:p>(PRDX1_0)</text:p>
          </table:table-cell>
          <table:table-cell office:value-type="float" office:value="0.156975907456" calcext:value-type="float">
            <text:p>0.1569759075</text:p>
          </table:table-cell>
        </table:table-row>
        <table:table-row table:style-name="ro1">
          <table:table-cell office:value-type="string" calcext:value-type="string">
            <text:p>(Ku80_1,FOXO3a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SCD1_1,4E-BP1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Dvl3_1,53BP1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KC-alpha_0,Ku80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Dvl3_1,Chk1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Dvl3_1,PEA15_pS116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RDX1_0,Bad_pS112_0)</text:p>
          </table:table-cell>
          <table:table-cell office:value-type="float" office:value="0.17243453152" calcext:value-type="float">
            <text:p>0.1724345315</text:p>
          </table:table-cell>
        </table:table-row>
        <table:table-row table:style-name="ro1">
          <table:table-cell office:value-type="string" calcext:value-type="string">
            <text:p>(INPP4B_0)</text:p>
          </table:table-cell>
          <table:table-cell office:value-type="float" office:value="0.17243453152" calcext:value-type="float">
            <text:p>0.1724345315</text:p>
          </table:table-cell>
        </table:table-row>
        <table:table-row table:style-name="ro1">
          <table:table-cell office:value-type="string" calcext:value-type="string">
            <text:p>(Smad4_0)</text:p>
          </table:table-cell>
          <table:table-cell office:value-type="float" office:value="0.173258399238" calcext:value-type="float">
            <text:p>0.1732583992</text:p>
          </table:table-cell>
        </table:table-row>
        <table:table-row table:style-name="ro1">
          <table:table-cell office:value-type="string" calcext:value-type="string">
            <text:p>(Bcl-xL_1,PKC-alpha_0)</text:p>
          </table:table-cell>
          <table:table-cell office:value-type="float" office:value="0.173258399238" calcext:value-type="float">
            <text:p>0.1732583992</text:p>
          </table:table-cell>
        </table:table-row>
        <table:table-row table:style-name="ro1">
          <table:table-cell office:value-type="string" calcext:value-type="string">
            <text:p>(Smad4_1,53BP1_0)</text:p>
          </table:table-cell>
          <table:table-cell office:value-type="float" office:value="0.173258399238" calcext:value-type="float">
            <text:p>0.1732583992</text:p>
          </table:table-cell>
        </table:table-row>
        <table:table-row table:style-name="ro1">
          <table:table-cell office:value-type="string" calcext:value-type="string">
            <text:p>(Bcl-xL_0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Chk1_1)</text:p>
          </table:table-cell>
          <table:table-cell office:value-type="float" office:value="0.175802711602" calcext:value-type="float">
            <text:p>0.1758027116</text:p>
          </table:table-cell>
        </table:table-row>
        <table:table-row table:style-name="ro1">
          <table:table-cell office:value-type="string" calcext:value-type="string">
            <text:p>(Caspase-7_cleavedD198_1,53BP1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Bax_1,PKC-alpha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ER-alpha_pS118_1,PDCD4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HSP70_0,GAPDH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Dvl3_1,BRCA2_1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STAT5-alpha_1,PDCD4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Fibronectin_1,Dvl3_1,PKC-alpha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FoxM1_1,GAPDH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NDRG1_pT346_1)</text:p>
          </table:table-cell>
          <table:table-cell office:value-type="float" office:value="0.191452697391" calcext:value-type="float">
            <text:p>0.1914526974</text:p>
          </table:table-cell>
        </table:table-row>
        <table:table-row table:style-name="ro1">
          <table:table-cell office:value-type="string" calcext:value-type="string">
            <text:p>(Chk2_1)</text:p>
          </table:table-cell>
          <table:table-cell office:value-type="float" office:value="0.191452697391" calcext:value-type="float">
            <text:p>0.1914526974</text:p>
          </table:table-cell>
        </table:table-row>
        <table:table-row table:style-name="ro1">
          <table:table-cell office:value-type="string" calcext:value-type="string">
            <text:p>(Syk_0)</text:p>
          </table:table-cell>
          <table:table-cell office:value-type="float" office:value="0.191452697391" calcext:value-type="float">
            <text:p>0.1914526974</text:p>
          </table:table-cell>
        </table:table-row>
        <table:table-row table:style-name="ro1">
          <table:table-cell office:value-type="string" calcext:value-type="string">
            <text:p>(14-3-3_epsilon_1,PKC-alpha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53BP1_0,4E-BP1_pT37T46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90RSK_0,FOXO3a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ACC1_1,ER-alpha_pS118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GAPDH_0,EGFR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PDCD4_0,IGFBP2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Dvl3_1,Cyclin_E2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FOXO3a_0,Cyclin_E2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Ku80_0,EGFR_pY1068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c-Met_pY1235_1,ER-alpha_pS118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Stathmin_1,53BP1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Bax_1)</text:p>
          </table:table-cell>
          <table:table-cell office:value-type="float" office:value="0.210531493995" calcext:value-type="float">
            <text:p>0.210531494</text:p>
          </table:table-cell>
        </table:table-row>
        <table:table-row table:style-name="ro1">
          <table:table-cell office:value-type="string" calcext:value-type="string">
            <text:p>(AR_1)</text:p>
          </table:table-cell>
          <table:table-cell office:value-type="float" office:value="0.210531493995" calcext:value-type="float">
            <text:p>0.210531494</text:p>
          </table:table-cell>
        </table:table-row>
        <table:table-row table:style-name="ro1">
          <table:table-cell office:value-type="string" calcext:value-type="string">
            <text:p>(PKC-alpha_0,Cyclin_E2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XRCC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Tuberin_1,53BP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YAP_1,EGFR_pY1068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ER-alpha_pS118_0,ARHI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LKB1_0,HER3_pY1289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PRDX1_0,beta-Catenin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p27_0,JNK_pT183_Y185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PRDX1_0,GAPDH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p27_0,Akt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Tuberin_1,Bcl-xL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LKB1_0,ACC_pS79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Rad50_0,53BP1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LKB1_0,Collagen_VI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p90RSK_1,PDCD4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XBP1_0,p27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Rab-25_0,GAPDH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RBM15_0,PRDX1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YB-1_0,PDCD4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Chk2_pT68_1,GAPDH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ATM_1,PKC-alpha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TFRC_1,53BP1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Bak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eEF2_1,PDK1_pS241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PDCD4_0,ACC_pS79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mTOR_1,Dvl3_1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Dvl3_1,MSH6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PI3K-p85_1,SCD1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JAB1_0,PDCD4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Dvl3_1,Bid_1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Raptor_0,LKB1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p70S6K_0,53BP1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GAPDH_0,4E-BP1_pS65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ER-alpha_pS118_0,beta-Catenin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Chk1_1,Bad_pS112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NF-kB-p65_pS536_1,Dvl3_1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ACVRL1_1,GAPDH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JAB1_1,PDK1_pS241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G6PD_1,ER-alpha_pS118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Rb_pS807_S811_1,FOXO3a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14-3-3_epsilon_1,Bcl-xL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PDK1_pS241_1,53BP1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Bax_0)</text:p>
          </table:table-cell>
          <table:table-cell office:value-type="float" office:value="0.250555632355" calcext:value-type="float">
            <text:p>0.2505556324</text:p>
          </table:table-cell>
        </table:table-row>
        <table:table-row table:style-name="ro1">
          <table:table-cell office:value-type="string" calcext:value-type="string">
            <text:p>(Fibronectin_1)</text:p>
          </table:table-cell>
          <table:table-cell office:value-type="float" office:value="0.250555632355" calcext:value-type="float">
            <text:p>0.2505556324</text:p>
          </table:table-cell>
        </table:table-row>
        <table:table-row table:style-name="ro1">
          <table:table-cell office:value-type="string" calcext:value-type="string">
            <text:p>(TIGAR_1)</text:p>
          </table:table-cell>
          <table:table-cell office:value-type="float" office:value="0.250555632355" calcext:value-type="float">
            <text:p>0.2505556324</text:p>
          </table:table-cell>
        </table:table-row>
        <table:table-row table:style-name="ro1">
          <table:table-cell office:value-type="string" calcext:value-type="string">
            <text:p>(PI3K-p85_1,NDRG1_pT346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4E-BP1_pS65_1,PKC-alpha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PDCD4_1,Dvl3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Fibronectin_1,LKB1_0)</text:p>
          </table:table-cell>
          <table:table-cell office:value-type="float" office:value="0.268372988181" calcext:value-type="float">
            <text:p>0.2683729882</text:p>
          </table:table-cell>
        </table:table-row>
        <table:table-row table:style-name="ro1">
          <table:table-cell office:value-type="string" calcext:value-type="string">
            <text:p>(PKC-delta_pS664_1)</text:p>
          </table:table-cell>
          <table:table-cell office:value-type="float" office:value="0.268372988181" calcext:value-type="float">
            <text:p>0.2683729882</text:p>
          </table:table-cell>
        </table:table-row>
        <table:table-row table:style-name="ro1">
          <table:table-cell office:value-type="string" calcext:value-type="string">
            <text:p>(p27_pT198_0)</text:p>
          </table:table-cell>
          <table:table-cell office:value-type="float" office:value="0.269226684499" calcext:value-type="float">
            <text:p>0.2692266845</text:p>
          </table:table-cell>
        </table:table-row>
        <table:table-row table:style-name="ro1">
          <table:table-cell office:value-type="string" calcext:value-type="string">
            <text:p>(Myosin-IIa_pS1943_1)</text:p>
          </table:table-cell>
          <table:table-cell office:value-type="float" office:value="0.269226684499" calcext:value-type="float">
            <text:p>0.2692266845</text:p>
          </table:table-cell>
        </table:table-row>
        <table:table-row table:style-name="ro1">
          <table:table-cell office:value-type="string" calcext:value-type="string">
            <text:p>(YAP_1,Akt_pT308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Chk2_1,LKB1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Chk2_1,PRDX1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Rab-25_0,EGFR_pY1068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Bid_1,PRDX1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Akt_pT308_1,NDRG1_pT346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PRDX1_0,p27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FOXO3a_1)</text:p>
          </table:table-cell>
          <table:table-cell office:value-type="float" office:value="0.287937776725" calcext:value-type="float">
            <text:p>0.2879377767</text:p>
          </table:table-cell>
        </table:table-row>
        <table:table-row table:style-name="ro1">
          <table:table-cell office:value-type="string" calcext:value-type="string">
            <text:p>(RBM15_1)</text:p>
          </table:table-cell>
          <table:table-cell office:value-type="float" office:value="0.287937776725" calcext:value-type="float">
            <text:p>0.2879377767</text:p>
          </table:table-cell>
        </table:table-row>
        <table:table-row table:style-name="ro1">
          <table:table-cell office:value-type="string" calcext:value-type="string">
            <text:p>(mTOR_1)</text:p>
          </table:table-cell>
          <table:table-cell office:value-type="float" office:value="0.287937776725" calcext:value-type="float">
            <text:p>0.2879377767</text:p>
          </table:table-cell>
        </table:table-row>
        <table:table-row table:style-name="ro1">
          <table:table-cell office:value-type="string" calcext:value-type="string">
            <text:p>(4E-BP1_pT37T46_0)</text:p>
          </table:table-cell>
          <table:table-cell office:value-type="float" office:value="0.287937776725" calcext:value-type="float">
            <text:p>0.2879377767</text:p>
          </table:table-cell>
        </table:table-row>
        <table:table-row table:style-name="ro1">
          <table:table-cell office:value-type="string" calcext:value-type="string">
            <text:p>(Caspase-7_cleavedD198_0,Bad_pS112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NF-kB-p65_pS536_1,PRDX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27_0,Bad_pS112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ad_pS112_1,p27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Rb_pS807_S811_1,PDCD4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KC-alpha_0,p27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KC-alpha_0,HER3_pY1289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27_0,GAPDH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YAP_1,PKC-alpha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RDX1_0,FOXO3a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GAPDH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R_1)</text:p>
          </table:table-cell>
          <table:table-cell office:value-type="float" office:value="0.306711986492" calcext:value-type="float">
            <text:p>0.3067119865</text:p>
          </table:table-cell>
        </table:table-row>
        <table:table-row table:style-name="ro1">
          <table:table-cell office:value-type="string" calcext:value-type="string">
            <text:p>(VHL_1)</text:p>
          </table:table-cell>
          <table:table-cell office:value-type="float" office:value="0.306711986492" calcext:value-type="float">
            <text:p>0.3067119865</text:p>
          </table:table-cell>
        </table:table-row>
        <table:table-row table:style-name="ro1">
          <table:table-cell office:value-type="string" calcext:value-type="string">
            <text:p>(Fibronectin_1,EGFR_pY1068_0)</text:p>
          </table:table-cell>
          <table:table-cell office:value-type="float" office:value="0.307687639428" calcext:value-type="float">
            <text:p>0.3076876394</text:p>
          </table:table-cell>
        </table:table-row>
        <table:table-row table:style-name="ro1">
          <table:table-cell office:value-type="string" calcext:value-type="string">
            <text:p>(YAP_0,Bad_pS112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Rb_pS807_S811_1,PDK1_pS241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XBP1_0,PRDX1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S6_pS235_S236_0,FOXO3a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MSH6_0,PKC-alpha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Ku80_1,GAPDH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Myosin-IIa_pS1943_1,FOXO3a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Chk1_1,PDCD4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PAI-1_0,53BP1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GSK3_pS9_1)</text:p>
          </table:table-cell>
          <table:table-cell office:value-type="float" office:value="0.325572414145" calcext:value-type="float">
            <text:p>0.3255724141</text:p>
          </table:table-cell>
        </table:table-row>
        <table:table-row table:style-name="ro1">
          <table:table-cell office:value-type="string" calcext:value-type="string">
            <text:p>(14-3-3_zeta_1)</text:p>
          </table:table-cell>
          <table:table-cell office:value-type="float" office:value="0.327649673079" calcext:value-type="float">
            <text:p>0.3276496731</text:p>
          </table:table-cell>
        </table:table-row>
        <table:table-row table:style-name="ro1">
          <table:table-cell office:value-type="string" calcext:value-type="string">
            <text:p>(Cyclin_D1_1,PDK1_pS241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PRDX1_0,AR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VHL_1,FOXO3a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PRDX1_0,eEF2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FoxM1_1,LKB1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LKB1_0,Bcl-xL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PDCD4_1,PRDX1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Src_pY527_0,p27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Dvl3_1,AR_1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Annexin_VII_1,53BP1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Ku80_1,Dvl3_1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SCD1_1,PKC-alpha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ARHI_0)</text:p>
          </table:table-cell>
          <table:table-cell office:value-type="float" office:value="0.344542327711" calcext:value-type="float">
            <text:p>0.3445423277</text:p>
          </table:table-cell>
        </table:table-row>
        <table:table-row table:style-name="ro1">
          <table:table-cell office:value-type="string" calcext:value-type="string">
            <text:p>(PRDX1_0,CD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RDX1_0,LKB1_0,53BP1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Ku80_1,Akt_pT308_1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NF-kB-p65_pS536_1,LKB1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HSP70_1,GAPDH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Tuberin_1,PDCD4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Dvl3_1,Annexin_VII_1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Chk1_1,p27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Dvl3_1,PRDX1_0,PKC-alpha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S6_pS235_S236_1,PRDX1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Paxillin_1,Dvl3_1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Dvl3_1,ATM_1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NDRG1_pT346_0,GAPDH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Rictor_0)</text:p>
          </table:table-cell>
          <table:table-cell office:value-type="float" office:value="0.363645307809" calcext:value-type="float">
            <text:p>0.3636453078</text:p>
          </table:table-cell>
        </table:table-row>
        <table:table-row table:style-name="ro1">
          <table:table-cell office:value-type="string" calcext:value-type="string">
            <text:p>(PRDX1_0,PKC-alpha_0,LKB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21_1,PKC-alpha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cl-xL_1,LKB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S6_pS235_S236_1,Akt_pT308_1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beta-Catenin_1,53BP1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PTEN_1,PDCD4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beta-Catenin_1,LKB1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YAP_1,PDK1_pS241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p70S6K_0,p27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RBM15_0,ER-alpha_pS118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Bcl-xL_1,ER-alpha_pS118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PDK1_1,GAPDH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eEF2K_1,LKB1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Chk1_1,p27_pT198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JAB1_0,p27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SCD1_1,YAP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RBM15_0,p27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Dvl3_1,4E-BP1_pT37T46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Ku80_1)</text:p>
          </table:table-cell>
          <table:table-cell office:value-type="float" office:value="0.385964607679" calcext:value-type="float">
            <text:p>0.3859646077</text:p>
          </table:table-cell>
        </table:table-row>
        <table:table-row table:style-name="ro1">
          <table:table-cell office:value-type="string" calcext:value-type="string">
            <text:p>(p21_1,LKB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MSH6_0,LKB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LKB1_0,14-3-3_epsilon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KC-pan_BetaII_pS660_0,LKB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Smad4_1,PRDX1_0)</text:p>
          </table:table-cell>
          <table:table-cell office:value-type="float" office:value="0.402347240214" calcext:value-type="float">
            <text:p>0.4023472402</text:p>
          </table:table-cell>
        </table:table-row>
        <table:table-row table:style-name="ro1">
          <table:table-cell office:value-type="string" calcext:value-type="string">
            <text:p>(CD31_0)</text:p>
          </table:table-cell>
          <table:table-cell office:value-type="float" office:value="0.402347240214" calcext:value-type="float">
            <text:p>0.4023472402</text:p>
          </table:table-cell>
        </table:table-row>
        <table:table-row table:style-name="ro1">
          <table:table-cell office:value-type="string" calcext:value-type="string">
            <text:p>(Cyclin_E2_0)</text:p>
          </table:table-cell>
          <table:table-cell office:value-type="float" office:value="0.404269598221" calcext:value-type="float">
            <text:p>0.4042695982</text:p>
          </table:table-cell>
        </table:table-row>
        <table:table-row table:style-name="ro1">
          <table:table-cell office:value-type="string" calcext:value-type="string">
            <text:p>(HER3_pY1289_1)</text:p>
          </table:table-cell>
          <table:table-cell office:value-type="float" office:value="0.404269598221" calcext:value-type="float">
            <text:p>0.4042695982</text:p>
          </table:table-cell>
        </table:table-row>
        <table:table-row table:style-name="ro1">
          <table:table-cell office:value-type="string" calcext:value-type="string">
            <text:p>(HSP70_1)</text:p>
          </table:table-cell>
          <table:table-cell office:value-type="float" office:value="0.404269598221" calcext:value-type="float">
            <text:p>0.4042695982</text:p>
          </table:table-cell>
        </table:table-row>
        <table:table-row table:style-name="ro1">
          <table:table-cell office:value-type="string" calcext:value-type="string">
            <text:p>(mTOR_0,FOXO3a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Chk1_1,Akt_pT308_1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Dvl3_1,Collagen_VI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STAT5-alpha_1,Bcl-xL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4E-BP1_pT37T46_1,p27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PDK1_pS241_0,ER-alpha_pS118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PKC-alpha_0,Annexin-1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Dvl3_1,HER2_pY1248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GAB2_1,EGFR_pY1173_1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ER-alpha_pS118_0,C-Raf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c-Met_pY1235_1,Bcl-xL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NDRG1_pT346_0,Bcl-xL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MYH11_1,PDCD4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NDRG1_pT346_1,Dvl3_1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PKC-alpha_0,LKB1_0,Ku80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Dvl3_1,PKC-alpha_0,B-Raf_0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p90RSK_pT359_S363_1,Dvl3_1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YAP_1,Bad_pS112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Ku80_1,PDK1_pS241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AR_1,LKB1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VHL_1,PRDX1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Annexin-1_0)</text:p>
          </table:table-cell>
          <table:table-cell office:value-type="float" office:value="0.421996265059" calcext:value-type="float">
            <text:p>0.4219962651</text:p>
          </table:table-cell>
        </table:table-row>
        <table:table-row table:style-name="ro1">
          <table:table-cell office:value-type="string" calcext:value-type="string">
            <text:p>(G6PD_1,FOXO3a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PRDX1_0,PKC-alpha_0,EGFR_pY1068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Rb_pS807_S811_1,PKC-alpha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Dvl3_1,p70S6K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TIGAR_1,GAPDH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PDCD4_0,JNK_pT183_Y185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LKB1_1)</text:p>
          </table:table-cell>
          <table:table-cell office:value-type="float" office:value="0.441177913471" calcext:value-type="float">
            <text:p>0.4411779135</text:p>
          </table:table-cell>
        </table:table-row>
        <table:table-row table:style-name="ro1">
          <table:table-cell office:value-type="string" calcext:value-type="string">
            <text:p>(RBM15_0)</text:p>
          </table:table-cell>
          <table:table-cell office:value-type="float" office:value="0.441177913471" calcext:value-type="float">
            <text:p>0.4411779135</text:p>
          </table:table-cell>
        </table:table-row>
        <table:table-row table:style-name="ro1">
          <table:table-cell office:value-type="string" calcext:value-type="string">
            <text:p>(PKC-alpha_0,Akt_pS473_0)</text:p>
          </table:table-cell>
          <table:table-cell office:value-type="float" office:value="0.441878826766" calcext:value-type="float">
            <text:p>0.4418788268</text:p>
          </table:table-cell>
        </table:table-row>
        <table:table-row table:style-name="ro1">
          <table:table-cell office:value-type="string" calcext:value-type="string">
            <text:p>(Caveolin-1_1)</text:p>
          </table:table-cell>
          <table:table-cell office:value-type="float" office:value="0.441878826766" calcext:value-type="float">
            <text:p>0.4418788268</text:p>
          </table:table-cell>
        </table:table-row>
        <table:table-row table:style-name="ro1">
          <table:table-cell office:value-type="string" calcext:value-type="string">
            <text:p>(Chk1_1,CD20_1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Akt_pT308_1,53BP1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PRDX1_1,p27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Tuberin_pT1462_1,GAPDH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Myosin-IIa_pS1943_1,Dvl3_1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Smad3_0,53BP1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p70S6K_pT389_1,PKC-alpha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PDCD4_0,p27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Shc_pY317_0)</text:p>
          </table:table-cell>
          <table:table-cell office:value-type="float" office:value="0.459825417387" calcext:value-type="float">
            <text:p>0.4598254174</text:p>
          </table:table-cell>
        </table:table-row>
        <table:table-row table:style-name="ro1">
          <table:table-cell office:value-type="string" calcext:value-type="string">
            <text:p>(Rictor_pT1135_1,LKB1_0)</text:p>
          </table:table-cell>
          <table:table-cell office:value-type="float" office:value="0.462022397967" calcext:value-type="float">
            <text:p>0.462022398</text:p>
          </table:table-cell>
        </table:table-row>
        <table:table-row table:style-name="ro1">
          <table:table-cell office:value-type="string" calcext:value-type="string">
            <text:p>(Mre11_0)</text:p>
          </table:table-cell>
          <table:table-cell office:value-type="float" office:value="0.462022397967" calcext:value-type="float">
            <text:p>0.462022398</text:p>
          </table:table-cell>
        </table:table-row>
        <table:table-row table:style-name="ro1">
          <table:table-cell office:value-type="string" calcext:value-type="string">
            <text:p>(NF-kB-p65_pS536_1)</text:p>
          </table:table-cell>
          <table:table-cell office:value-type="float" office:value="0.462022397967" calcext:value-type="float">
            <text:p>0.462022398</text:p>
          </table:table-cell>
        </table:table-row>
        <table:table-row table:style-name="ro1">
          <table:table-cell office:value-type="string" calcext:value-type="string">
            <text:p>(PKC-alpha_0,CDK1_0)</text:p>
          </table:table-cell>
          <table:table-cell office:value-type="float" office:value="0.462022397967" calcext:value-type="float">
            <text:p>0.462022398</text:p>
          </table:table-cell>
        </table:table-row>
        <table:table-row table:style-name="ro1">
          <table:table-cell office:value-type="string" calcext:value-type="string">
            <text:p>(Dvl3_1,PRDX1_0)</text:p>
          </table:table-cell>
          <table:table-cell office:value-type="float" office:value="0.462022397967" calcext:value-type="float">
            <text:p>0.462022398</text:p>
          </table:table-cell>
        </table:table-row>
        <table:table-row table:style-name="ro1">
          <table:table-cell office:value-type="string" calcext:value-type="string">
            <text:p>(S6_pS235_S236_1,EGFR_pY1068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4E-BP1_1,SCD1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PRDX1_0,P-Cadherin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PDCD4_0,ER-alpha_pS118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Dvl3_1,p27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Dvl3_1,Akt_pS473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TAZ_0,PKC-alpha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MAPK_pT202_Y204_1,PDCD4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AMPK_pT172_0,53BP1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Myosin-IIa_pS1943_1,p27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mTOR_1,53BP1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Smad4_1,p27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eIF4G_0)</text:p>
          </table:table-cell>
          <table:table-cell office:value-type="float" office:value="0.478631743478" calcext:value-type="float">
            <text:p>0.4786317435</text:p>
          </table:table-cell>
        </table:table-row>
        <table:table-row table:style-name="ro1">
          <table:table-cell office:value-type="string" calcext:value-type="string">
            <text:p>(c-Jun_pS73_0)</text:p>
          </table:table-cell>
          <table:table-cell office:value-type="float" office:value="0.478631743478" calcext:value-type="float">
            <text:p>0.4786317435</text:p>
          </table:table-cell>
        </table:table-row>
        <table:table-row table:style-name="ro1">
          <table:table-cell office:value-type="string" calcext:value-type="string">
            <text:p>(Bid_1)</text:p>
          </table:table-cell>
          <table:table-cell office:value-type="float" office:value="0.478631743478" calcext:value-type="float">
            <text:p>0.4786317435</text:p>
          </table:table-cell>
        </table:table-row>
        <table:table-row table:style-name="ro1">
          <table:table-cell office:value-type="string" calcext:value-type="string">
            <text:p>(Ku80_1,Bcl-xL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LKB1_0,Akt_pS473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Notch1_1)</text:p>
          </table:table-cell>
          <table:table-cell office:value-type="float" office:value="0.497619894897" calcext:value-type="float">
            <text:p>0.4976198949</text:p>
          </table:table-cell>
        </table:table-row>
        <table:table-row table:style-name="ro1">
          <table:table-cell office:value-type="string" calcext:value-type="string">
            <text:p>(YAP_pS127_0)</text:p>
          </table:table-cell>
          <table:table-cell office:value-type="float" office:value="0.497619894897" calcext:value-type="float">
            <text:p>0.4976198949</text:p>
          </table:table-cell>
        </table:table-row>
        <table:table-row table:style-name="ro1">
          <table:table-cell office:value-type="string" calcext:value-type="string">
            <text:p>(ACVRL1_1)</text:p>
          </table:table-cell>
          <table:table-cell office:value-type="float" office:value="0.497619894897" calcext:value-type="float">
            <text:p>0.4976198949</text:p>
          </table:table-cell>
        </table:table-row>
        <table:table-row table:style-name="ro1">
          <table:table-cell office:value-type="string" calcext:value-type="string">
            <text:p>(PKC-alpha_0,LKB1_0,Akt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JAB1_0,PDK1_pS241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SCD1_1,MYH11_1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ATM_1,SCD1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Src_pY527_1,AMPK_pT172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Chk1_1,Rab-25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JNK_pT183_Y185_1,PKC-alpha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NDRG1_pT346_1,p27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Rictor_pT1135_1,GAPDH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Akt_pT308_1,p27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PI3K-p110-alpha_0,GAPDH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Dvl3_1,AMPK_pT172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Fibronectin_1,p27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Chk1_1,PRDX1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Akt_pT308_1,EGFR_pY1068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VEGFR2_0,LKB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S6_pS235_S236_0,LKB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LKB1_0,Bad_pS112_0)</text:p>
          </table:table-cell>
          <table:table-cell office:value-type="float" office:value="0.516813491566" calcext:value-type="float">
            <text:p>0.5168134916</text:p>
          </table:table-cell>
        </table:table-row>
        <table:table-row table:style-name="ro1">
          <table:table-cell office:value-type="string" calcext:value-type="string">
            <text:p>(FASN_0)</text:p>
          </table:table-cell>
          <table:table-cell office:value-type="float" office:value="0.516813491566" calcext:value-type="float">
            <text:p>0.5168134916</text:p>
          </table:table-cell>
        </table:table-row>
        <table:table-row table:style-name="ro1">
          <table:table-cell office:value-type="string" calcext:value-type="string">
            <text:p>(AMPK_pT172_0)</text:p>
          </table:table-cell>
          <table:table-cell office:value-type="float" office:value="0.521778192409" calcext:value-type="float">
            <text:p>0.5217781924</text:p>
          </table:table-cell>
        </table:table-row>
        <table:table-row table:style-name="ro1">
          <table:table-cell office:value-type="string" calcext:value-type="string">
            <text:p>(SCD1_0,CD49b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PI3K-p85_1,FOXO3a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JNK_pT183_Y185_1,PDCD4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Myosin-IIa_pS1943_1,PDK1_pS241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p27_pT157_1,53BP1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MAPK_pT202_Y204_1,Bcl-xL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Stathmin_1,Dvl3_1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Rictor_pT1135_1,Chk1_1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YAP_1,PDCD4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PKC-alpha_0,MAPK_pT202_Y204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MEK1_pS217_S221_1,PDCD4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Bid_1,p27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mTOR_0,53BP1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Src_0,53BP1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Smad1_1,PDK1_pS241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Cyclin_E2_0,Bad_pS112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PRDX1_0,4E-BP1_pT37T46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id_1,LKB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LKB1_0,CDK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6_pS235_S236_0,PKC-alpha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ACC1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p38_MAPK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beta-Catenin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ER-alpha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Claudin-7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c-Jun_pS73_1)</text:p>
          </table:table-cell>
          <table:table-cell office:value-type="float" office:value="0.536236917415" calcext:value-type="float">
            <text:p>0.5362369174</text:p>
          </table:table-cell>
        </table:table-row>
        <table:table-row table:style-name="ro1">
          <table:table-cell office:value-type="string" calcext:value-type="string">
            <text:p>(EGFR_pY1068_0,Cyclin_E2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Akt_pT308_1,Ku80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AR_1,PRDX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YAP_1,PRDX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KC-alpha_0,p90RSK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KC-pan_BetaII_pS660_0,PKC-alpha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eEF2_1,Tuberin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p62-LCK-ligand_0,GAPDH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Acetyl-a-Tubulin-Lys40_1,PDK1_pS241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Chk2_pT68_1,53BP1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Annexin_VII_1,p27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PRDX1_1,Dvl3_1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GAPDH_0,Akt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GAPDH_0,CD49b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Dvl3_1,Chk2_1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GAPDH_0,ACC_pS79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TIGAR_1,p27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Chk1_1,JAB1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LKB1_1,Bcl-xL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p27_0,Heregulin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YB-1_0,53BP1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S6_pS235_S236_1,ER-alpha_pS118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Ku80_1,PKC-alpha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HER2_0)</text:p>
          </table:table-cell>
          <table:table-cell office:value-type="float" office:value="0.555915475518" calcext:value-type="float">
            <text:p>0.5559154755</text:p>
          </table:table-cell>
        </table:table-row>
        <table:table-row table:style-name="ro1">
          <table:table-cell office:value-type="string" calcext:value-type="string">
            <text:p>(eEF2K_1)</text:p>
          </table:table-cell>
          <table:table-cell office:value-type="float" office:value="0.555915475518" calcext:value-type="float">
            <text:p>0.5559154755</text:p>
          </table:table-cell>
        </table:table-row>
        <table:table-row table:style-name="ro1">
          <table:table-cell office:value-type="string" calcext:value-type="string">
            <text:p>(Annexin_VII_1)</text:p>
          </table:table-cell>
          <table:table-cell office:value-type="float" office:value="0.557683846463" calcext:value-type="float">
            <text:p>0.5576838465</text:p>
          </table:table-cell>
        </table:table-row>
        <table:table-row table:style-name="ro1">
          <table:table-cell office:value-type="string" calcext:value-type="string">
            <text:p>(NDRG1_pT346_0,FOXO3a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YB-1_pS102_1,PKC-alpha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JNK_pT183_Y185_1,Dvl3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Dvl3_1,GAPDH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Lck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PKC-alpha_0,NF-kB-p65_pS536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p62-LCK-ligand_0)</text:p>
          </table:table-cell>
          <table:table-cell office:value-type="float" office:value="0.57587555345" calcext:value-type="float">
            <text:p>0.5758755535</text:p>
          </table:table-cell>
        </table:table-row>
        <table:table-row table:style-name="ro1">
          <table:table-cell office:value-type="string" calcext:value-type="string">
            <text:p>(53BP1_1)</text:p>
          </table:table-cell>
          <table:table-cell office:value-type="float" office:value="0.57587555345" calcext:value-type="float">
            <text:p>0.5758755535</text:p>
          </table:table-cell>
        </table:table-row>
        <table:table-row table:style-name="ro1">
          <table:table-cell office:value-type="string" calcext:value-type="string">
            <text:p>(IGFBP2_1,LKB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LKB1_0,Caspase-7_cleavedD198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LKB1_1,LKB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27_pT198_0,p27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Dvl3_1,YAP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Dvl3_1,p27_pT198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27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53BP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EGFR_0)</text:p>
          </table:table-cell>
          <table:table-cell office:value-type="float" office:value="0.594254473829" calcext:value-type="float">
            <text:p>0.5942544738</text:p>
          </table:table-cell>
        </table:table-row>
        <table:table-row table:style-name="ro1">
          <table:table-cell office:value-type="string" calcext:value-type="string">
            <text:p>(PKC-alpha_0,NDRG1_pT346_0)</text:p>
          </table:table-cell>
          <table:table-cell office:value-type="float" office:value="0.596144801392" calcext:value-type="float">
            <text:p>0.5961448014</text:p>
          </table:table-cell>
        </table:table-row>
        <table:table-row table:style-name="ro1">
          <table:table-cell office:value-type="string" calcext:value-type="string">
            <text:p>(IGFBP2_1)</text:p>
          </table:table-cell>
          <table:table-cell office:value-type="float" office:value="0.596144801392" calcext:value-type="float">
            <text:p>0.5961448014</text:p>
          </table:table-cell>
        </table:table-row>
        <table:table-row table:style-name="ro1">
          <table:table-cell office:value-type="string" calcext:value-type="string">
            <text:p>(PKC-alpha_pS657_1)</text:p>
          </table:table-cell>
          <table:table-cell office:value-type="float" office:value="0.612842191332" calcext:value-type="float">
            <text:p>0.6128421913</text:p>
          </table:table-cell>
        </table:table-row>
        <table:table-row table:style-name="ro1">
          <table:table-cell office:value-type="string" calcext:value-type="string">
            <text:p>(p70S6K_pT389_1)</text:p>
          </table:table-cell>
          <table:table-cell office:value-type="float" office:value="0.612842191332" calcext:value-type="float">
            <text:p>0.6128421913</text:p>
          </table:table-cell>
        </table:table-row>
        <table:table-row table:style-name="ro1">
          <table:table-cell office:value-type="string" calcext:value-type="string">
            <text:p>(Akt_pT308_1,Cyclin_E2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NDRG1_pT346_0,AMPK_pT172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Chk2_pT68_1,ER-alpha_pS118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ARID1A_0,53BP1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PDCD4_0,LKB1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GAB2_1,Ku80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Bcl-xL_0,Bad_pS112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Fibronectin_1,FOXO3a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Tuberin_1,p27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Dvl3_1,p90RSK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PRDX1_0,ARID1A_0)</text:p>
          </table:table-cell>
          <table:table-cell office:value-type="float" office:value="0.616752325797" calcext:value-type="float">
            <text:p>0.6167523258</text:p>
          </table:table-cell>
        </table:table-row>
        <table:table-row table:style-name="ro1">
          <table:table-cell office:value-type="string" calcext:value-type="string">
            <text:p>(Akt_pT308_1,LKB1_0)</text:p>
          </table:table-cell>
          <table:table-cell office:value-type="float" office:value="0.616752325797" calcext:value-type="float">
            <text:p>0.6167523258</text:p>
          </table:table-cell>
        </table:table-row>
        <table:table-row table:style-name="ro1">
          <table:table-cell office:value-type="string" calcext:value-type="string">
            <text:p>(PKC-alpha_0,B-Raf_0)</text:p>
          </table:table-cell>
          <table:table-cell office:value-type="float" office:value="0.616752325797" calcext:value-type="float">
            <text:p>0.6167523258</text:p>
          </table:table-cell>
        </table:table-row>
        <table:table-row table:style-name="ro1">
          <table:table-cell office:value-type="string" calcext:value-type="string">
            <text:p>(TIGAR_1,SCD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SCD1_1,TIGAR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LKB1_0,eEF2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Tuberin_0,PDK1_pS24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PRDX1_1,53BP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GAPDH_0,C-Raf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YAP_1,Dvl3_1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SCD1_0,53BP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YAP_1,LKB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Rab11_1,PKC-alpha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Rb_pS807_S811_1,Dvl3_1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Caspase-7_cleavedD198_0,53BP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PRDX1_0,Bcl-xL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PKC-alpha_pS657_1,53BP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GAPDH_0,14-3-3_zeta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SCD1_0,ER-alpha_pS118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4E-BP1_pS65_1,PRDX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LKB1_0,ARID1A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LKB1_0,Akt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B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E-Cadherin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AMPK_alpha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GATA3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KC-alpha_0,ARID1A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-Raf_1)</text:p>
          </table:table-cell>
          <table:table-cell office:value-type="float" office:value="0.650733708711" calcext:value-type="float">
            <text:p>0.6507337087</text:p>
          </table:table-cell>
        </table:table-row>
        <table:table-row table:style-name="ro1">
          <table:table-cell office:value-type="string" calcext:value-type="string">
            <text:p>(c-Met_pY1235_1)</text:p>
          </table:table-cell>
          <table:table-cell office:value-type="float" office:value="0.658042815243" calcext:value-type="float">
            <text:p>0.6580428152</text:p>
          </table:table-cell>
        </table:table-row>
        <table:table-row table:style-name="ro1">
          <table:table-cell office:value-type="string" calcext:value-type="string">
            <text:p>(Dvl3_1,Bcl-xL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PDCD4_0,p62-LCK-ligand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PKC-alpha_0,14-3-3_epsilon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4E-BP1_pT37T46_1,SCD1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ER-alpha_pS118_0,c-Met_pY1235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Dvl3_1,NF-kB-p65_pS536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Tuberin_0,SCD1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PDCD4_1,53BP1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PKC-alpha_pS657_1,ER-alpha_pS118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YAP_0,FOXO3a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AMPK_pT172_1,PDCD4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PKC-alpha_0,PDK1_pS241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CDK1_0)</text:p>
          </table:table-cell>
          <table:table-cell office:value-type="float" office:value="0.675438063437" calcext:value-type="float">
            <text:p>0.6754380634</text:p>
          </table:table-cell>
        </table:table-row>
        <table:table-row table:style-name="ro1">
          <table:table-cell office:value-type="string" calcext:value-type="string">
            <text:p>(Annexin_VII_1,Bad_pS112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14-3-3_epsilon_1,PRDX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Raptor_1,PKC-alpha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EGFR_pY1173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LKB1_1,p27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KC-alpha_0,Cyclin_B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Fibronectin_1,Dvl3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MAPK_pT202_Y204_0,LKB1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YAP_1,p27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VEGFR2_0,53BP1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HER3_pY1289_1,GAPDH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p62-LCK-ligand_0,p27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Rab-25_0,FOXO3a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Caspase-7_cleavedD198_1,p27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PKC-alpha_0,Collagen_VI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p53_1,Dvl3_1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SCD1_1,CD20_1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Chk1_1,C-Raf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ACC1_1,PDCD4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p27_pT198_0,FOXO3a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S6_pS235_S236_1,LKB1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Dvl3_1,YAP_pS127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JNK_pT183_Y185_1,LKB1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PAI-1_0,Bcl-xL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Dvl3_1,eEF2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p27_0,eIF4G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Chk1_1,ARID1A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4E-BP1_pS65_1)</text:p>
          </table:table-cell>
          <table:table-cell office:value-type="float" office:value="0.689738126081" calcext:value-type="float">
            <text:p>0.6897381261</text:p>
          </table:table-cell>
        </table:table-row>
        <table:table-row table:style-name="ro1">
          <table:table-cell office:value-type="string" calcext:value-type="string">
            <text:p>(ATM_1)</text:p>
          </table:table-cell>
          <table:table-cell office:value-type="float" office:value="0.693033596951" calcext:value-type="float">
            <text:p>0.693033597</text:p>
          </table:table-cell>
        </table:table-row>
        <table:table-row table:style-name="ro1">
          <table:table-cell office:value-type="string" calcext:value-type="string">
            <text:p>(LKB1_1,PRDX1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Dvl3_1,FOXO3a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Shc_pY317_0,GAPDH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p38_pT180_Y182_0)</text:p>
          </table:table-cell>
          <table:table-cell office:value-type="float" office:value="0.709720991236" calcext:value-type="float">
            <text:p>0.7097209912</text:p>
          </table:table-cell>
        </table:table-row>
        <table:table-row table:style-name="ro1">
          <table:table-cell office:value-type="string" calcext:value-type="string">
            <text:p>(PDK1_1)</text:p>
          </table:table-cell>
          <table:table-cell office:value-type="float" office:value="0.709720991236" calcext:value-type="float">
            <text:p>0.7097209912</text:p>
          </table:table-cell>
        </table:table-row>
        <table:table-row table:style-name="ro1">
          <table:table-cell office:value-type="string" calcext:value-type="string">
            <text:p>(VEGFR2_1)</text:p>
          </table:table-cell>
          <table:table-cell office:value-type="float" office:value="0.709720991236" calcext:value-type="float">
            <text:p>0.7097209912</text:p>
          </table:table-cell>
        </table:table-row>
        <table:table-row table:style-name="ro1">
          <table:table-cell office:value-type="string" calcext:value-type="string">
            <text:p>(PEA-15_0)</text:p>
          </table:table-cell>
          <table:table-cell office:value-type="float" office:value="0.709720991236" calcext:value-type="float">
            <text:p>0.7097209912</text:p>
          </table:table-cell>
        </table:table-row>
        <table:table-row table:style-name="ro1">
          <table:table-cell office:value-type="string" calcext:value-type="string">
            <text:p>(FOXO3a_0,Akt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SCD1_1,Cyclin_D1_1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PDK1_pS241_0,Bad_pS112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Akt_pT308_1,PDCD4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EGFR_pY1068_0,AMPK_pT172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PI3K-p85_0,FOXO3a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Chk1_1,S6_pS235_S236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P-Cadherin_1,Dvl3_1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Chk1_1,p62-LCK-ligand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Ku80_1,Chk1_1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BRCA2_1,PDCD4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eEF2_1,NDRG1_pT346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ATM_1,PRDX1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PKC-pan_BetaII_pS660_0,Bcl-xL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ACC1_1,p27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4E-BP1_1,PDCD4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PKC-alpha_0,Akt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DK1_pS241_0,p27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LKB1_0,4E-BP1_pT37T46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Rab-25_0)</text:p>
          </table:table-cell>
          <table:table-cell office:value-type="float" office:value="0.728902639647" calcext:value-type="float">
            <text:p>0.7289026396</text:p>
          </table:table-cell>
        </table:table-row>
        <table:table-row table:style-name="ro1">
          <table:table-cell office:value-type="string" calcext:value-type="string">
            <text:p>(PRDX1_0,EGFR_pY1068_0)</text:p>
          </table:table-cell>
          <table:table-cell office:value-type="float" office:value="0.730060670309" calcext:value-type="float">
            <text:p>0.7300606703</text:p>
          </table:table-cell>
        </table:table-row>
        <table:table-row table:style-name="ro1">
          <table:table-cell office:value-type="string" calcext:value-type="string">
            <text:p>(Heregulin_0)</text:p>
          </table:table-cell>
          <table:table-cell office:value-type="float" office:value="0.747216303254" calcext:value-type="float">
            <text:p>0.7472163033</text:p>
          </table:table-cell>
        </table:table-row>
        <table:table-row table:style-name="ro1">
          <table:table-cell office:value-type="string" calcext:value-type="string">
            <text:p>(c-Met_pY1235_0)</text:p>
          </table:table-cell>
          <table:table-cell office:value-type="float" office:value="0.747216303254" calcext:value-type="float">
            <text:p>0.7472163033</text:p>
          </table:table-cell>
        </table:table-row>
        <table:table-row table:style-name="ro1">
          <table:table-cell office:value-type="string" calcext:value-type="string">
            <text:p>(eEF2_1,SCD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ACC_pS79_0,53BP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Dvl3_1,14-3-3_epsilon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Bcl-xL_1,53BP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LKB1_1,53BP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Myosin-IIa_pS1943_1,PRDX1_0)</text:p>
          </table:table-cell>
          <table:table-cell office:value-type="float" office:value="0.750786396697" calcext:value-type="float">
            <text:p>0.7507863967</text:p>
          </table:table-cell>
        </table:table-row>
        <table:table-row table:style-name="ro1">
          <table:table-cell office:value-type="string" calcext:value-type="string">
            <text:p>(FOXO3a_0)</text:p>
          </table:table-cell>
          <table:table-cell office:value-type="float" office:value="0.761811750275" calcext:value-type="float">
            <text:p>0.7618117503</text:p>
          </table:table-cell>
        </table:table-row>
        <table:table-row table:style-name="ro1">
          <table:table-cell office:value-type="string" calcext:value-type="string">
            <text:p>(Caspase-7_cleavedD198_1)</text:p>
          </table:table-cell>
          <table:table-cell office:value-type="float" office:value="0.765810789565" calcext:value-type="float">
            <text:p>0.7658107896</text:p>
          </table:table-cell>
        </table:table-row>
        <table:table-row table:style-name="ro1">
          <table:table-cell office:value-type="string" calcext:value-type="string">
            <text:p>(B-Raf_0)</text:p>
          </table:table-cell>
          <table:table-cell office:value-type="float" office:value="0.765810789565" calcext:value-type="float">
            <text:p>0.7658107896</text:p>
          </table:table-cell>
        </table:table-row>
        <table:table-row table:style-name="ro1">
          <table:table-cell office:value-type="string" calcext:value-type="string">
            <text:p>(Raptor_1,LKB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Notch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KC-alpha_0,Chk1_pS345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21_1,PRDX1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cIAP_0,Bcl-xL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JAB1_0,FOXO3a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PKC-alpha_0,NDRG1_pT346_0,LKB1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SCD1_1,Tuberin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MSH6_0,GAPDH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Rb_pS807_S811_1,53BP1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PDCD4_0,Bcl-xL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Cyclin_D1_1,PDCD4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SCD1_0,GAPDH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p90RSK_pT359_S363_1)</text:p>
          </table:table-cell>
          <table:table-cell office:value-type="float" office:value="0.784708295798" calcext:value-type="float">
            <text:p>0.7847082958</text:p>
          </table:table-cell>
        </table:table-row>
        <table:table-row table:style-name="ro1">
          <table:table-cell office:value-type="string" calcext:value-type="string">
            <text:p>(4E-BP1_pS65_1,LKB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Smad4_1,EGFR_pY1068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LKB1_0,Cyclin_E2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Myosin-IIa_pS1943_1,PKC-alpha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27_pT157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SCD1_1,4E-BP1_pT37T46_1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S6_pS235_S236_1,Chk1_1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NF-kB-p65_pS536_0,Bcl-xL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NF-kB-p65_pS536_0,LKB1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Tuberin_pT1462_1,PDCD4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p27_0,4E-BP1_pT37T46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NDRG1_pT346_0,53BP1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PKC-alpha_0,PDCD4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Bcl-xL_0,4E-BP1_pT37T46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Raptor_1,53BP1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Akt_pT308_1,PDK1_pS241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Rictor_pT1135_1,FOXO3a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Chk1_1,PKC-pan_BetaII_pS660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14-3-3_zeta_0)</text:p>
          </table:table-cell>
          <table:table-cell office:value-type="float" office:value="0.803932097992" calcext:value-type="float">
            <text:p>0.803932098</text:p>
          </table:table-cell>
        </table:table-row>
        <table:table-row table:style-name="ro1">
          <table:table-cell office:value-type="string" calcext:value-type="string">
            <text:p>(Rictor_pT1135_1)</text:p>
          </table:table-cell>
          <table:table-cell office:value-type="float" office:value="0.81165496597" calcext:value-type="float">
            <text:p>0.811654966</text:p>
          </table:table-cell>
        </table:table-row>
        <table:table-row table:style-name="ro1">
          <table:table-cell office:value-type="string" calcext:value-type="string">
            <text:p>(Rab11_1,PRDX1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LKB1_0,C-Raf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hk1_1,RBM15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Dvl3_1,4E-BP1_pS65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Tuberin_1,PDK1_pS241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p27_0,c-Jun_pS73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Paxillin_0,GAPDH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PDCD4_0,EGFR_pY1068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Raptor_1,p27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FOXO3a_0,53BP1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PR_1,PDCD4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PRDX1_0,LKB1_0)</text:p>
          </table:table-cell>
          <table:table-cell office:value-type="float" office:value="0.823506694602" calcext:value-type="float">
            <text:p>0.8235066946</text:p>
          </table:table-cell>
        </table:table-row>
        <table:table-row table:style-name="ro1">
          <table:table-cell office:value-type="string" calcext:value-type="string">
            <text:p>(NDRG1_pT346_0,Bad_pS112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NDRG1_pT346_0,LKB1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27_0,CDK1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VHL_1,Dvl3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axillin_0)</text:p>
          </table:table-cell>
          <table:table-cell office:value-type="float" office:value="0.843457962854" calcext:value-type="float">
            <text:p>0.8434579629</text:p>
          </table:table-cell>
        </table:table-row>
        <table:table-row table:style-name="ro1">
          <table:table-cell office:value-type="string" calcext:value-type="string">
            <text:p>(PRDX1_0,HER2_pY1248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YAP_1,NDRG1_pT346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beta-Catenin_1,PDCD4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p27_0,c-Met_pY1235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TIGAR_1,SCD1_1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FOXO3a_0,AMPK_pT172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PDCD4_0,Bax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VHL_1,53BP1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Annexin_VII_1,PDCD4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Dvl3_1,Cyclin_E1_1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YAP_0,SCD1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PDCD4_0,4E-BP1_pT37T46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SF2_0,PDCD4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NF-kB-p65_pS536_0,GAPDH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YAP_1,53BP1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FoxM1_1,PDCD4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PDK1_pS241_0,FOXO3a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FOXO3a_0,Akt_pS473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4E-BP1_pS65_1,53BP1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Chk1_1,PDK1_pS241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XBP1_0,GAPDH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YAP_0,Ku80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p90RSK_0,Bcl-xL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Cyclin_D1_1,SCD1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LKB1_0,B-Raf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VEGFR2_0,PKC-alpha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c-Met_pY1235_1,GAPDH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STAT5-alpha_1)</text:p>
          </table:table-cell>
          <table:table-cell office:value-type="float" office:value="0.863813330175" calcext:value-type="float">
            <text:p>0.8638133302</text:p>
          </table:table-cell>
        </table:table-row>
        <table:table-row table:style-name="ro1">
          <table:table-cell office:value-type="string" calcext:value-type="string">
            <text:p>(TFRC_0)</text:p>
          </table:table-cell>
          <table:table-cell office:value-type="float" office:value="0.881796961166" calcext:value-type="float">
            <text:p>0.8817969612</text:p>
          </table:table-cell>
        </table:table-row>
        <table:table-row table:style-name="ro1">
          <table:table-cell office:value-type="string" calcext:value-type="string">
            <text:p>(Chk2_pT68_1)</text:p>
          </table:table-cell>
          <table:table-cell office:value-type="float" office:value="0.881796961166" calcext:value-type="float">
            <text:p>0.8817969612</text:p>
          </table:table-cell>
        </table:table-row>
        <table:table-row table:style-name="ro1">
          <table:table-cell office:value-type="string" calcext:value-type="string">
            <text:p>(MSH6_0)</text:p>
          </table:table-cell>
          <table:table-cell office:value-type="float" office:value="0.881796961166" calcext:value-type="float">
            <text:p>0.8817969612</text:p>
          </table:table-cell>
        </table:table-row>
        <table:table-row table:style-name="ro1">
          <table:table-cell office:value-type="string" calcext:value-type="string">
            <text:p>(mTOR_pS2448_1)</text:p>
          </table:table-cell>
          <table:table-cell office:value-type="float" office:value="0.884601963355" calcext:value-type="float">
            <text:p>0.8846019634</text:p>
          </table:table-cell>
        </table:table-row>
        <table:table-row table:style-name="ro1">
          <table:table-cell office:value-type="string" calcext:value-type="string">
            <text:p>(Smad4_1,PKC-alpha_0)</text:p>
          </table:table-cell>
          <table:table-cell office:value-type="float" office:value="0.884601963355" calcext:value-type="float">
            <text:p>0.8846019634</text:p>
          </table:table-cell>
        </table:table-row>
        <table:table-row table:style-name="ro1">
          <table:table-cell office:value-type="string" calcext:value-type="string">
            <text:p>(Ku80_0,Bad_pS112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LKB1_0,Ku80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PKC-pan_BetaII_pS660_0,GAPDH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PDK1_pS241_0,Bcl-xL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Bcl-xL_1,PRDX1_0)</text:p>
          </table:table-cell>
          <table:table-cell office:value-type="float" office:value="0.905854978514" calcext:value-type="float">
            <text:p>0.9058549785</text:p>
          </table:table-cell>
        </table:table-row>
        <table:table-row table:style-name="ro1">
          <table:table-cell office:value-type="string" calcext:value-type="string">
            <text:p>(SCD1_0,ARHI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SCD1_1,eEF2_1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TFRC_0,Bcl-xL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p27_0,AMPK_pT172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p70S6K_pT389_1,Dvl3_1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RBM15_0,GAPDH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Dvl3_1,C-Raf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p70S6K_pT389_1,PRDX1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Smad4_1,FOXO3a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PRDX1_0,Ku80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NDRG1_pT346_0)</text:p>
          </table:table-cell>
          <table:table-cell office:value-type="float" office:value="0.93211520939" calcext:value-type="float">
            <text:p>0.9321152094</text:p>
          </table:table-cell>
        </table:table-row>
        <table:table-row table:style-name="ro1">
          <table:table-cell office:value-type="string" calcext:value-type="string">
            <text:p>(PDCD4_0,Bad_pS112_0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XBP1_0,53BP1_0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PRDX1_0,PDK1_pS241_0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Dvl3_1,S6_pS235_S236_0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Paxillin_1)</text:p>
          </table:table-cell>
          <table:table-cell office:value-type="float" office:value="0.937822109613" calcext:value-type="float">
            <text:p>0.9378221096</text:p>
          </table:table-cell>
        </table:table-row>
        <table:table-row table:style-name="ro1">
          <table:table-cell office:value-type="string" calcext:value-type="string">
            <text:p>(Raptor_1)</text:p>
          </table:table-cell>
          <table:table-cell office:value-type="float" office:value="0.937822109613" calcext:value-type="float">
            <text:p>0.9378221096</text:p>
          </table:table-cell>
        </table:table-row>
        <table:table-row table:style-name="ro1">
          <table:table-cell office:value-type="string" calcext:value-type="string">
            <text:p>(p90RSK_0)</text:p>
          </table:table-cell>
          <table:table-cell office:value-type="float" office:value="0.937822109613" calcext:value-type="float">
            <text:p>0.9378221096</text:p>
          </table:table-cell>
        </table:table-row>
        <table:table-row table:style-name="ro1">
          <table:table-cell office:value-type="string" calcext:value-type="string">
            <text:p>(NDRG1_pT346_0,EGFR_pY1068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PRDX1_0,Cyclin_E2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PDCD4_0,53BP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Acetyl-a-Tubulin-Lys40_0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ARID1A_1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Bid_0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cIAP_0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CD31_1)</text:p>
          </table:table-cell>
          <table:table-cell office:value-type="float" office:value="0.957263486956" calcext:value-type="float">
            <text:p>0.957263487</text:p>
          </table:table-cell>
        </table:table-row>
        <table:table-row table:style-name="ro1">
          <table:table-cell office:value-type="string" calcext:value-type="string">
            <text:p>(S6_pS235_S236_1,SCD1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Rictor_pT1135_1,PDCD4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PDCD4_1,ER-alpha_pS118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Ku80_1,PRDX1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p27_0,FOXO3a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S6_pS235_S236_1,PDCD4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Paxillin_1,53BP1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G6PD_1,53BP1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Raptor_1,Dvl3_1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Ku80_1,PDCD4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Annexin_VII_1,FOXO3a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HER2_pY1248_1,PDCD4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Dvl3_1,RBM15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Raptor_1,PRDX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Fibronectin_1,PRDX1_0)</text:p>
          </table:table-cell>
          <table:table-cell office:value-type="float" office:value="0.977129011948" calcext:value-type="float">
            <text:p>0.9771290119</text:p>
          </table:table-cell>
        </table:table-row>
        <table:table-row table:style-name="ro1">
          <table:table-cell office:value-type="string" calcext:value-type="string">
            <text:p>(Dvl3_1,PRDX1_0,LKB1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SCD1_0,EGFR_pY1068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PDK1_pS241_0,ACC_pS79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JAB1_0,NDRG1_pT346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Bad_pS112_1,PDCD4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S6_pS235_S236_1,Dvl3_1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C-Raf_1,PDCD4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Myosin-IIa_pS1943_1,PDCD4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Bax_1,PRDX1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SCD1_1,Dvl3_1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Akt_pT308_1,YAP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G6PD_1,LKB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Annexin_VII_1,PRDX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ER-alpha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Dvl3_1,Ku80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S6_pS235_S236_0)</text:p>
          </table:table-cell>
          <table:table-cell office:value-type="float" office:value="0.999030390949" calcext:value-type="float">
            <text:p>0.9990303909</text:p>
          </table:table-cell>
        </table:table-row>
        <table:table-row table:style-name="ro1">
          <table:table-cell office:value-type="string" calcext:value-type="string">
            <text:p>(FOXO3a_0,Collagen_VI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p70S6K_pT389_1,PDK1_pS241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Dvl3_1,PRDX1_0,Ku80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GAPDH_0,53BP1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Rab11_1,Dvl3_1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PRDX1_0,PKC-alpha_0,NDRG1_pT346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S6_pS235_S236_1,FOXO3a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PDK1_pS241_0,CD49b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p21_1,Dvl3_1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p21_1,53BP1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FOXO3a_0,Chk1_pS345_0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PDCD4_1)</text:p>
          </table:table-cell>
          <table:table-cell office:value-type="float" office:value="1.01662736582" calcext:value-type="float">
            <text:p>1.0166273658</text:p>
          </table:table-cell>
        </table:table-row>
        <table:table-row table:style-name="ro1">
          <table:table-cell office:value-type="string" calcext:value-type="string">
            <text:p>(Rad50_0)</text:p>
          </table:table-cell>
          <table:table-cell office:value-type="float" office:value="1.01662736582" calcext:value-type="float">
            <text:p>1.0166273658</text:p>
          </table:table-cell>
        </table:table-row>
        <table:table-row table:style-name="ro1">
          <table:table-cell office:value-type="string" calcext:value-type="string">
            <text:p>(SCD1_1,NDRG1_pT346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S6_pS235_S236_0,PRDX1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PRDX1_0,NDRG1_pT346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PRDX1_0,PDCD4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Rab11_1,53BP1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Dvl3_1,14-3-3_epsilon_1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Bak_1)</text:p>
          </table:table-cell>
          <table:table-cell office:value-type="float" office:value="1.03955039543" calcext:value-type="float">
            <text:p>1.0395503954</text:p>
          </table:table-cell>
        </table:table-row>
        <table:table-row table:style-name="ro1">
          <table:table-cell office:value-type="string" calcext:value-type="string">
            <text:p>(SCD1_1,Chk1_1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JNK_pT183_Y185_1,PRDX1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Src_pY527_1,Ku80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Smad4_1,Dvl3_1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VHL_1,LKB1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Dvl3_1,TFRC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Dvl3_1,CDK1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Chk1_1,FOXO3a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TFRC_0,PDCD4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MSH2_1,PKC-alpha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p21_1)</text:p>
          </table:table-cell>
          <table:table-cell office:value-type="float" office:value="1.0717966967" calcext:value-type="float">
            <text:p>1.0717966967</text:p>
          </table:table-cell>
        </table:table-row>
        <table:table-row table:style-name="ro1">
          <table:table-cell office:value-type="string" calcext:value-type="string">
            <text:p>(Caveolin-1_0)</text:p>
          </table:table-cell>
          <table:table-cell office:value-type="float" office:value="1.0717966967" calcext:value-type="float">
            <text:p>1.0717966967</text:p>
          </table:table-cell>
        </table:table-row>
        <table:table-row table:style-name="ro1">
          <table:table-cell office:value-type="string" calcext:value-type="string">
            <text:p>(Myosin-IIa_pS1943_1,LKB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TSC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I3K-p110-alpha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hk2_pT68_1,PDCD4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PDCD4_0,Paxillin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p53_1,PDCD4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Bcl-xL_1,p27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Dvl3_1,XBP1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C-Raf_0,Bcl-xL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PKC-pan_BetaII_pS660_0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PRDX1_1)</text:p>
          </table:table-cell>
          <table:table-cell office:value-type="float" office:value="1.10153173953" calcext:value-type="float">
            <text:p>1.1015317395</text:p>
          </table:table-cell>
        </table:table-row>
        <table:table-row table:style-name="ro1">
          <table:table-cell office:value-type="string" calcext:value-type="string">
            <text:p>(MIG-6_1)</text:p>
          </table:table-cell>
          <table:table-cell office:value-type="float" office:value="1.11077647179" calcext:value-type="float">
            <text:p>1.1107764718</text:p>
          </table:table-cell>
        </table:table-row>
        <table:table-row table:style-name="ro1">
          <table:table-cell office:value-type="string" calcext:value-type="string">
            <text:p>(XBP1_0)</text:p>
          </table:table-cell>
          <table:table-cell office:value-type="float" office:value="1.11786359051" calcext:value-type="float">
            <text:p>1.1178635905</text:p>
          </table:table-cell>
        </table:table-row>
        <table:table-row table:style-name="ro1">
          <table:table-cell office:value-type="string" calcext:value-type="string">
            <text:p>(p70S6K_0)</text:p>
          </table:table-cell>
          <table:table-cell office:value-type="float" office:value="1.11786359051" calcext:value-type="float">
            <text:p>1.1178635905</text:p>
          </table:table-cell>
        </table:table-row>
        <table:table-row table:style-name="ro1">
          <table:table-cell office:value-type="string" calcext:value-type="string">
            <text:p>(Chk1_1,ACC_pS79_0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p27_0,ARID1A_0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c-Jun_pS73_0,53BP1_0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STAT5-alpha_1,53BP1_0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PDCD4_0,Akt_0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Caspase-7_cleavedD198_1,PKC-alpha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SCD1_0,p27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c-Met_pY1235_1,PDCD4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p53_1)</text:p>
          </table:table-cell>
          <table:table-cell office:value-type="float" office:value="1.13459817039" calcext:value-type="float">
            <text:p>1.1345981704</text:p>
          </table:table-cell>
        </table:table-row>
        <table:table-row table:style-name="ro1">
          <table:table-cell office:value-type="string" calcext:value-type="string">
            <text:p>(DJ-1_0)</text:p>
          </table:table-cell>
          <table:table-cell office:value-type="float" office:value="1.1517511069" calcext:value-type="float">
            <text:p>1.1517511069</text:p>
          </table:table-cell>
        </table:table-row>
        <table:table-row table:style-name="ro1">
          <table:table-cell office:value-type="string" calcext:value-type="string">
            <text:p>(ATM_1,Bcl-xL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Dvl3_1,ACC_pS79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NDRG1_pT346_0,Ku80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S6_pS235_S236_1,p27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p27_0,Bcl-xL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YAP_0,Bcl-xL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PDCD4_0,beta-Catenin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c-Met_pY1235_1,p27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FOXO3a_0,Bax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PDCD4_0,cIAP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Fibronectin_1,Bcl-xL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PDCD4_0,Caspase-7_cleavedD198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Dvl3_1,PRDX1_0,EGFR_pY1068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Caspase-7_cleavedD198_1,LKB1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p90RSK_0,LKB1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ATM_1,53BP1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PKC-alpha_0,C-Raf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PDK1_pS241_0,PDCD4_0)</text:p>
          </table:table-cell>
          <table:table-cell office:value-type="float" office:value="1.17305912532" calcext:value-type="float">
            <text:p>1.1730591253</text:p>
          </table:table-cell>
        </table:table-row>
        <table:table-row table:style-name="ro1">
          <table:table-cell office:value-type="string" calcext:value-type="string">
            <text:p>(SCD1_1,FOXO3a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RDX1_0,C-Raf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KC-alpha_0,Bid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Dvl3_1,ARID1A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RBM15_0,PDCD4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Cyclin_E1_1)</text:p>
          </table:table-cell>
          <table:table-cell office:value-type="float" office:value="1.1873817457" calcext:value-type="float">
            <text:p>1.1873817457</text:p>
          </table:table-cell>
        </table:table-row>
        <table:table-row table:style-name="ro1">
          <table:table-cell office:value-type="string" calcext:value-type="string">
            <text:p>(Akt_pS473_0)</text:p>
          </table:table-cell>
          <table:table-cell office:value-type="float" office:value="1.1873817457" calcext:value-type="float">
            <text:p>1.1873817457</text:p>
          </table:table-cell>
        </table:table-row>
        <table:table-row table:style-name="ro1">
          <table:table-cell office:value-type="string" calcext:value-type="string">
            <text:p>(PR_0)</text:p>
          </table:table-cell>
          <table:table-cell office:value-type="float" office:value="1.19495763123" calcext:value-type="float">
            <text:p>1.1949576312</text:p>
          </table:table-cell>
        </table:table-row>
        <table:table-row table:style-name="ro1">
          <table:table-cell office:value-type="string" calcext:value-type="string">
            <text:p>(Chk1_pS345_0)</text:p>
          </table:table-cell>
          <table:table-cell office:value-type="float" office:value="1.20589814699" calcext:value-type="float">
            <text:p>1.205898147</text:p>
          </table:table-cell>
        </table:table-row>
        <table:table-row table:style-name="ro1">
          <table:table-cell office:value-type="string" calcext:value-type="string">
            <text:p>(VEGFR2_0)</text:p>
          </table:table-cell>
          <table:table-cell office:value-type="float" office:value="1.20589814699" calcext:value-type="float">
            <text:p>1.205898147</text:p>
          </table:table-cell>
        </table:table-row>
        <table:table-row table:style-name="ro1">
          <table:table-cell office:value-type="string" calcext:value-type="string">
            <text:p>(Bcl-xL_0,ACC_pS79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S6_pS235_S236_0,Bcl-xL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PKC-alpha_pS657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PDK1_pS241_0,GAPDH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PDCD4_0,CDK1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TAZ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XBP1_0,PDCD4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Src_0,PDCD4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p27_0,NDRG1_pT346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FOXO3a_0,Bcl-xL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Smad4_1)</text:p>
          </table:table-cell>
          <table:table-cell office:value-type="float" office:value="1.23866882869" calcext:value-type="float">
            <text:p>1.2386688287</text:p>
          </table:table-cell>
        </table:table-row>
        <table:table-row table:style-name="ro1">
          <table:table-cell office:value-type="string" calcext:value-type="string">
            <text:p>(PRDX1_0,Chk1_pS345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S6_pS235_S236_1)</text:p>
          </table:table-cell>
          <table:table-cell office:value-type="float" office:value="1.25438497496" calcext:value-type="float">
            <text:p>1.254384975</text:p>
          </table:table-cell>
        </table:table-row>
        <table:table-row table:style-name="ro1">
          <table:table-cell office:value-type="string" calcext:value-type="string">
            <text:p>(Dvl3_1,VEGFR2_0)</text:p>
          </table:table-cell>
          <table:table-cell office:value-type="float" office:value="1.26082271277" calcext:value-type="float">
            <text:p>1.2608227128</text:p>
          </table:table-cell>
        </table:table-row>
        <table:table-row table:style-name="ro1">
          <table:table-cell office:value-type="string" calcext:value-type="string">
            <text:p>(Rictor_pT1135_1,p27_0)</text:p>
          </table:table-cell>
          <table:table-cell office:value-type="float" office:value="1.26082271277" calcext:value-type="float">
            <text:p>1.2608227128</text:p>
          </table:table-cell>
        </table:table-row>
        <table:table-row table:style-name="ro1">
          <table:table-cell office:value-type="string" calcext:value-type="string">
            <text:p>(ARID1A_1,53BP1_0)</text:p>
          </table:table-cell>
          <table:table-cell office:value-type="float" office:value="1.26082271277" calcext:value-type="float">
            <text:p>1.2608227128</text:p>
          </table:table-cell>
        </table:table-row>
        <table:table-row table:style-name="ro1">
          <table:table-cell office:value-type="string" calcext:value-type="string">
            <text:p>(Rad50_0,p27_0)</text:p>
          </table:table-cell>
          <table:table-cell office:value-type="float" office:value="1.26082271277" calcext:value-type="float">
            <text:p>1.2608227128</text:p>
          </table:table-cell>
        </table:table-row>
        <table:table-row table:style-name="ro1">
          <table:table-cell office:value-type="string" calcext:value-type="string">
            <text:p>(JNK_pT183_Y185_1,FOXO3a_0)</text:p>
          </table:table-cell>
          <table:table-cell office:value-type="float" office:value="1.26082271277" calcext:value-type="float">
            <text:p>1.2608227128</text:p>
          </table:table-cell>
        </table:table-row>
        <table:table-row table:style-name="ro1">
          <table:table-cell office:value-type="string" calcext:value-type="string">
            <text:p>(YB-1_pS102_1)</text:p>
          </table:table-cell>
          <table:table-cell office:value-type="float" office:value="1.26451989782" calcext:value-type="float">
            <text:p>1.2645198978</text:p>
          </table:table-cell>
        </table:table-row>
        <table:table-row table:style-name="ro1">
          <table:table-cell office:value-type="string" calcext:value-type="string">
            <text:p>(PRDX1_0,p90RSK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C-Raf_0)</text:p>
          </table:table-cell>
          <table:table-cell office:value-type="float" office:value="1.27056159441" calcext:value-type="float">
            <text:p>1.2705615944</text:p>
          </table:table-cell>
        </table:table-row>
        <table:table-row table:style-name="ro1">
          <table:table-cell office:value-type="string" calcext:value-type="string">
            <text:p>(ACC_pS79_0)</text:p>
          </table:table-cell>
          <table:table-cell office:value-type="float" office:value="1.27056159441" calcext:value-type="float">
            <text:p>1.2705615944</text:p>
          </table:table-cell>
        </table:table-row>
        <table:table-row table:style-name="ro1">
          <table:table-cell office:value-type="string" calcext:value-type="string">
            <text:p>(NF-kB-p65_pS536_0)</text:p>
          </table:table-cell>
          <table:table-cell office:value-type="float" office:value="1.28721223449" calcext:value-type="float">
            <text:p>1.2872122345</text:p>
          </table:table-cell>
        </table:table-row>
        <table:table-row table:style-name="ro1">
          <table:table-cell office:value-type="string" calcext:value-type="string">
            <text:p>(ARID1A_0)</text:p>
          </table:table-cell>
          <table:table-cell office:value-type="float" office:value="1.28721223449" calcext:value-type="float">
            <text:p>1.2872122345</text:p>
          </table:table-cell>
        </table:table-row>
        <table:table-row table:style-name="ro1">
          <table:table-cell office:value-type="string" calcext:value-type="string">
            <text:p>(14-3-3_epsilon_1,LKB1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PRDX1_0,B-Raf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p21_1,FOXO3a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Rab-25_0,53BP1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PKC-pan_BetaII_pS660_0,PDCD4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SCD1_1,Rab-25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S6_pS235_S236_1,GAPDH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PDCD4_0,CD49b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Smad3_0,ER-alpha_pS118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Bcl-xL_0,ARID1A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MSH6_0,PDCD4_0)</text:p>
          </table:table-cell>
          <table:table-cell office:value-type="float" office:value="1.2896173876" calcext:value-type="float">
            <text:p>1.2896173876</text:p>
          </table:table-cell>
        </table:table-row>
        <table:table-row table:style-name="ro1">
          <table:table-cell office:value-type="string" calcext:value-type="string">
            <text:p>(14-3-3_epsilon_1)</text:p>
          </table:table-cell>
          <table:table-cell office:value-type="float" office:value="1.304352092" calcext:value-type="float">
            <text:p>1.304352092</text:p>
          </table:table-cell>
        </table:table-row>
        <table:table-row table:style-name="ro1">
          <table:table-cell office:value-type="string" calcext:value-type="string">
            <text:p>(HER3_pY1289_0)</text:p>
          </table:table-cell>
          <table:table-cell office:value-type="float" office:value="1.304352092" calcext:value-type="float">
            <text:p>1.304352092</text:p>
          </table:table-cell>
        </table:table-row>
        <table:table-row table:style-name="ro1">
          <table:table-cell office:value-type="string" calcext:value-type="string">
            <text:p>(Smad4_1,LKB1_0)</text:p>
          </table:table-cell>
          <table:table-cell office:value-type="float" office:value="1.30642435739" calcext:value-type="float">
            <text:p>1.3064243574</text:p>
          </table:table-cell>
        </table:table-row>
        <table:table-row table:style-name="ro1">
          <table:table-cell office:value-type="string" calcext:value-type="string">
            <text:p>(Rab11_1)</text:p>
          </table:table-cell>
          <table:table-cell office:value-type="float" office:value="1.30642435739" calcext:value-type="float">
            <text:p>1.3064243574</text:p>
          </table:table-cell>
        </table:table-row>
        <table:table-row table:style-name="ro1">
          <table:table-cell office:value-type="string" calcext:value-type="string">
            <text:p>(PRDX1_0,Akt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FOXO3a_0,C-Raf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PRDX1_0,Akt_pS473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Dvl3_1,PKC-pan_BetaII_pS660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Dvl3_1,Bid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p70S6K_pT389_1,LKB1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PDCD4_0,p27_pT198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53BP1_0,14-3-3_epsilon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SCD1_1,AMPK_pT172_1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Cyclin_E1_1,Bcl-xL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14-3-3_epsilon_1,PDK1_pS241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JAB1_0,AMPK_pT172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Fibronectin_1,PDCD4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Src_pY527_1,SCD1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PDCD4_0)</text:p>
          </table:table-cell>
          <table:table-cell office:value-type="float" office:value="1.32126384109" calcext:value-type="float">
            <text:p>1.3212638411</text:p>
          </table:table-cell>
        </table:table-row>
        <table:table-row table:style-name="ro1">
          <table:table-cell office:value-type="string" calcext:value-type="string">
            <text:p>(EGFR_pY1173_1,EGFR_pY1068_0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Chk1_1,p70S6K_0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PKC-pan_BetaII_pS660_0,FOXO3a_0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Akt_pS473_0,53BP1_0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Smad3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GSK3-alpha-beta_pS21_S9_0)</text:p>
          </table:table-cell>
          <table:table-cell office:value-type="float" office:value="1.3588850976" calcext:value-type="float">
            <text:p>1.3588850976</text:p>
          </table:table-cell>
        </table:table-row>
        <table:table-row table:style-name="ro1">
          <table:table-cell office:value-type="string" calcext:value-type="string">
            <text:p>(14-3-3_epsilon_0)</text:p>
          </table:table-cell>
          <table:table-cell office:value-type="float" office:value="1.3588850976" calcext:value-type="float">
            <text:p>1.3588850976</text:p>
          </table:table-cell>
        </table:table-row>
        <table:table-row table:style-name="ro1">
          <table:table-cell office:value-type="string" calcext:value-type="string">
            <text:p>(SCD1_0,p27_pT198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beta-Catenin_1,Bcl-xL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Caspase-7_cleavedD198_1,PRDX1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Ku80_0,FOXO3a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SCD1_1,GAPDH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Dvl3_1,NDRG1_pT346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Smad3_0,p27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PDK1_pS241_0,AMPK_pT172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RBM15_0,PDK1_pS241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PDK1_pS241_0,53BP1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SCD1_1,JAB1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Bcl-xL_1)</text:p>
          </table:table-cell>
          <table:table-cell office:value-type="float" office:value="1.40696624322" calcext:value-type="float">
            <text:p>1.4069662432</text:p>
          </table:table-cell>
        </table:table-row>
        <table:table-row table:style-name="ro1">
          <table:table-cell office:value-type="string" calcext:value-type="string">
            <text:p>(Src_pY416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G6PD_1)</text:p>
          </table:table-cell>
          <table:table-cell office:value-type="float" office:value="1.42305533235" calcext:value-type="float">
            <text:p>1.4230553324</text:p>
          </table:table-cell>
        </table:table-row>
        <table:table-row table:style-name="ro1">
          <table:table-cell office:value-type="string" calcext:value-type="string">
            <text:p>(SCD1_1,ARHI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LKB1_0,Bid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Dvl3_1,Caveolin-1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p53_1,GAPDH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Bcl-xL_0,Akt_pS473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Rab11_1,LKB1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NDRG1_pT346_1,PDCD4_0)</text:p>
          </table:table-cell>
          <table:table-cell office:value-type="float" office:value="1.45609250256" calcext:value-type="float">
            <text:p>1.4560925026</text:p>
          </table:table-cell>
        </table:table-row>
        <table:table-row table:style-name="ro1">
          <table:table-cell office:value-type="string" calcext:value-type="string">
            <text:p>(p27_0,ACC_pS79_0)</text:p>
          </table:table-cell>
          <table:table-cell office:value-type="float" office:value="1.45609250256" calcext:value-type="float">
            <text:p>1.4560925026</text:p>
          </table:table-cell>
        </table:table-row>
        <table:table-row table:style-name="ro1">
          <table:table-cell office:value-type="string" calcext:value-type="string">
            <text:p>(MSH2_1)</text:p>
          </table:table-cell>
          <table:table-cell office:value-type="float" office:value="1.46151628728" calcext:value-type="float">
            <text:p>1.4615162873</text:p>
          </table:table-cell>
        </table:table-row>
        <table:table-row table:style-name="ro1">
          <table:table-cell office:value-type="string" calcext:value-type="string">
            <text:p>(Annexin_VII_1,Akt_pT308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Dvl3_1,PDCD4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ATM_1,PDCD4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PRDX1_0,Bid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PDK1_pS241_0)</text:p>
          </table:table-cell>
          <table:table-cell office:value-type="float" office:value="1.50096815111" calcext:value-type="float">
            <text:p>1.5009681511</text:p>
          </table:table-cell>
        </table:table-row>
        <table:table-row table:style-name="ro1">
          <table:table-cell office:value-type="string" calcext:value-type="string">
            <text:p>(EGFR_pY1173_1,p27_0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FOXO3a_0,ARID1A_0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EGFR_pY1173_1,Akt_pT308_1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ATM_1,PDK1_pS241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14-3-3_epsilon_1,FOXO3a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CDK1_0,Bcl-xL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PDCD4_0,AMPK_pT172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VEGFR2_0,PRDX1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Akt_0,53BP1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YAP_1,Ku80_0)</text:p>
          </table:table-cell>
          <table:table-cell office:value-type="float" office:value="1.56101859677" calcext:value-type="float">
            <text:p>1.5610185968</text:p>
          </table:table-cell>
        </table:table-row>
        <table:table-row table:style-name="ro1">
          <table:table-cell office:value-type="string" calcext:value-type="string">
            <text:p>(Akt_0)</text:p>
          </table:table-cell>
          <table:table-cell office:value-type="float" office:value="1.57539407803" calcext:value-type="float">
            <text:p>1.575394078</text:p>
          </table:table-cell>
        </table:table-row>
        <table:table-row table:style-name="ro1">
          <table:table-cell office:value-type="string" calcext:value-type="string">
            <text:p>(EGFR_pY1173_1,Bad_pS112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PRDX1_0,14-3-3_epsilon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PRDX1_1,PDCD4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FOXO3a_0,14-3-3_epsilon_0)</text:p>
          </table:table-cell>
          <table:table-cell office:value-type="float" office:value="1.59187146282" calcext:value-type="float">
            <text:p>1.5918714628</text:p>
          </table:table-cell>
        </table:table-row>
        <table:table-row table:style-name="ro1">
          <table:table-cell office:value-type="string" calcext:value-type="string">
            <text:p>(SCD1_0,Bcl-xL_0)</text:p>
          </table:table-cell>
          <table:table-cell office:value-type="float" office:value="1.59187146282" calcext:value-type="float">
            <text:p>1.5918714628</text:p>
          </table:table-cell>
        </table:table-row>
        <table:table-row table:style-name="ro1">
          <table:table-cell office:value-type="string" calcext:value-type="string">
            <text:p>(PDK1_pS241_0,CDK1_0)</text:p>
          </table:table-cell>
          <table:table-cell office:value-type="float" office:value="1.59187146282" calcext:value-type="float">
            <text:p>1.5918714628</text:p>
          </table:table-cell>
        </table:table-row>
        <table:table-row table:style-name="ro1">
          <table:table-cell office:value-type="string" calcext:value-type="string">
            <text:p>(EGFR_pY1173_1,Dvl3_1)</text:p>
          </table:table-cell>
          <table:table-cell office:value-type="float" office:value="1.59187146282" calcext:value-type="float">
            <text:p>1.5918714628</text:p>
          </table:table-cell>
        </table:table-row>
        <table:table-row table:style-name="ro1">
          <table:table-cell office:value-type="string" calcext:value-type="string">
            <text:p>(PDCD4_0,Cyclin_E2_0)</text:p>
          </table:table-cell>
          <table:table-cell office:value-type="float" office:value="1.59187146282" calcext:value-type="float">
            <text:p>1.5918714628</text:p>
          </table:table-cell>
        </table:table-row>
        <table:table-row table:style-name="ro1">
          <table:table-cell office:value-type="string" calcext:value-type="string">
            <text:p>(Dvl3_1,Akt_0)</text:p>
          </table:table-cell>
          <table:table-cell office:value-type="float" office:value="1.59187146282" calcext:value-type="float">
            <text:p>1.5918714628</text:p>
          </table:table-cell>
        </table:table-row>
        <table:table-row table:style-name="ro1">
          <table:table-cell office:value-type="string" calcext:value-type="string">
            <text:p>(PKC-alpha_0,MEK1_pS217_S221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EGFR_pY1173_1,PKC-alpha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c-Met_pY1235_1,PDK1_pS241_0)</text:p>
          </table:table-cell>
          <table:table-cell office:value-type="float" office:value="1.62399588588" calcext:value-type="float">
            <text:p>1.6239958859</text:p>
          </table:table-cell>
        </table:table-row>
        <table:table-row table:style-name="ro1">
          <table:table-cell office:value-type="string" calcext:value-type="string">
            <text:p>(SCD1_1,beta-Catenin_0)</text:p>
          </table:table-cell>
          <table:table-cell office:value-type="float" office:value="1.62399588588" calcext:value-type="float">
            <text:p>1.6239958859</text:p>
          </table:table-cell>
        </table:table-row>
        <table:table-row table:style-name="ro1">
          <table:table-cell office:value-type="string" calcext:value-type="string">
            <text:p>(PDCD4_1,p27_0)</text:p>
          </table:table-cell>
          <table:table-cell office:value-type="float" office:value="1.62399588588" calcext:value-type="float">
            <text:p>1.6239958859</text:p>
          </table:table-cell>
        </table:table-row>
        <table:table-row table:style-name="ro1">
          <table:table-cell office:value-type="string" calcext:value-type="string">
            <text:p>(MEK1_pS217_S221_0,LKB1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PRDX1_0,p70S6K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SCD1_0)</text:p>
          </table:table-cell>
          <table:table-cell office:value-type="float" office:value="1.65366793046" calcext:value-type="float">
            <text:p>1.6536679305</text:p>
          </table:table-cell>
        </table:table-row>
        <table:table-row table:style-name="ro1">
          <table:table-cell office:value-type="string" calcext:value-type="string">
            <text:p>(JAB1_0,SCD1_0)</text:p>
          </table:table-cell>
          <table:table-cell office:value-type="float" office:value="1.66565009648" calcext:value-type="float">
            <text:p>1.6656500965</text:p>
          </table:table-cell>
        </table:table-row>
        <table:table-row table:style-name="ro1">
          <table:table-cell office:value-type="string" calcext:value-type="string">
            <text:p>(beta-Catenin_0,53BP1_0)</text:p>
          </table:table-cell>
          <table:table-cell office:value-type="float" office:value="1.66565009648" calcext:value-type="float">
            <text:p>1.6656500965</text:p>
          </table:table-cell>
        </table:table-row>
        <table:table-row table:style-name="ro1">
          <table:table-cell office:value-type="string" calcext:value-type="string">
            <text:p>(Dvl3_1,SCD1_0)</text:p>
          </table:table-cell>
          <table:table-cell office:value-type="float" office:value="1.66565009648" calcext:value-type="float">
            <text:p>1.6656500965</text:p>
          </table:table-cell>
        </table:table-row>
        <table:table-row table:style-name="ro1">
          <table:table-cell office:value-type="string" calcext:value-type="string">
            <text:p>(LKB1_0,Chk1_pS345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mTOR_pS2448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EGFR_pY1173_1,53BP1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PKC-alpha_0,ETS-1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Chk1_pS345_0,53BP1_0)</text:p>
          </table:table-cell>
          <table:table-cell office:value-type="float" office:value="1.6956577196" calcext:value-type="float">
            <text:p>1.6956577196</text:p>
          </table:table-cell>
        </table:table-row>
        <table:table-row table:style-name="ro1">
          <table:table-cell office:value-type="string" calcext:value-type="string">
            <text:p>(ACC_pS79_1)</text:p>
          </table:table-cell>
          <table:table-cell office:value-type="float" office:value="1.70608542486" calcext:value-type="float">
            <text:p>1.7060854249</text:p>
          </table:table-cell>
        </table:table-row>
        <table:table-row table:style-name="ro1">
          <table:table-cell office:value-type="string" calcext:value-type="string">
            <text:p>(MAPK_pT202_Y204_0)</text:p>
          </table:table-cell>
          <table:table-cell office:value-type="float" office:value="1.70608542486" calcext:value-type="float">
            <text:p>1.7060854249</text:p>
          </table:table-cell>
        </table:table-row>
        <table:table-row table:style-name="ro1">
          <table:table-cell office:value-type="string" calcext:value-type="string">
            <text:p>(Dvl3_1,PDK1_pS241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FOXO3a_0,CDK1_0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SCD1_1,Bcl-xL_0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Bcl-xL_0,53BP1_0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PDCD4_0,NDRG1_pT346_0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Chk1_1,Ku80_0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Dvl3_1,Chk1_pS345_0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p27_0,Ku80_0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Bcl-xL_1,FOXO3a_0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EGFR_pY1173_1,PDCD4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HER3_pY1289_1,PDCD4_0)</text:p>
          </table:table-cell>
          <table:table-cell office:value-type="float" office:value="1.75944510726" calcext:value-type="float">
            <text:p>1.7594451073</text:p>
          </table:table-cell>
        </table:table-row>
        <table:table-row table:style-name="ro1">
          <table:table-cell office:value-type="string" calcext:value-type="string">
            <text:p>(MSH6_0,PRDX1_0)</text:p>
          </table:table-cell>
          <table:table-cell office:value-type="float" office:value="1.75944510726" calcext:value-type="float">
            <text:p>1.7594451073</text:p>
          </table:table-cell>
        </table:table-row>
        <table:table-row table:style-name="ro1">
          <table:table-cell office:value-type="string" calcext:value-type="string">
            <text:p>(MAPK_pT202_Y204_0,53BP1_0)</text:p>
          </table:table-cell>
          <table:table-cell office:value-type="float" office:value="1.75944510726" calcext:value-type="float">
            <text:p>1.7594451073</text:p>
          </table:table-cell>
        </table:table-row>
        <table:table-row table:style-name="ro1">
          <table:table-cell office:value-type="string" calcext:value-type="string">
            <text:p>(SCD1_1,p27_pT198_0)</text:p>
          </table:table-cell>
          <table:table-cell office:value-type="float" office:value="1.75944510726" calcext:value-type="float">
            <text:p>1.7594451073</text:p>
          </table:table-cell>
        </table:table-row>
        <table:table-row table:style-name="ro1">
          <table:table-cell office:value-type="string" calcext:value-type="string">
            <text:p>(FOXO3a_pS318_S321_0)</text:p>
          </table:table-cell>
          <table:table-cell office:value-type="float" office:value="1.76192130008" calcext:value-type="float">
            <text:p>1.7619213001</text:p>
          </table:table-cell>
        </table:table-row>
        <table:table-row table:style-name="ro1">
          <table:table-cell office:value-type="string" calcext:value-type="string">
            <text:p>(EGFR_pY1173_1,LKB1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GAPDH_0,FOXO3a_0)</text:p>
          </table:table-cell>
          <table:table-cell office:value-type="float" office:value="1.82966298674" calcext:value-type="float">
            <text:p>1.8296629867</text:p>
          </table:table-cell>
        </table:table-row>
        <table:table-row table:style-name="ro1">
          <table:table-cell office:value-type="string" calcext:value-type="string">
            <text:p>(Bcl-xL_0,Akt_0)</text:p>
          </table:table-cell>
          <table:table-cell office:value-type="float" office:value="1.82966298674" calcext:value-type="float">
            <text:p>1.8296629867</text:p>
          </table:table-cell>
        </table:table-row>
        <table:table-row table:style-name="ro1">
          <table:table-cell office:value-type="string" calcext:value-type="string">
            <text:p>(Ku80_0,GAPDH_0)</text:p>
          </table:table-cell>
          <table:table-cell office:value-type="float" office:value="1.82966298674" calcext:value-type="float">
            <text:p>1.8296629867</text:p>
          </table:table-cell>
        </table:table-row>
        <table:table-row table:style-name="ro1">
          <table:table-cell office:value-type="string" calcext:value-type="string">
            <text:p>(ETS-1_0,53BP1_0)</text:p>
          </table:table-cell>
          <table:table-cell office:value-type="float" office:value="1.82966298674" calcext:value-type="float">
            <text:p>1.8296629867</text:p>
          </table:table-cell>
        </table:table-row>
        <table:table-row table:style-name="ro1">
          <table:table-cell office:value-type="string" calcext:value-type="string">
            <text:p>(PRDX1_1,SCD1_0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14-3-3_epsilon_1,53BP1_0)</text:p>
          </table:table-cell>
          <table:table-cell office:value-type="float" office:value="1.89412553804" calcext:value-type="float">
            <text:p>1.894125538</text:p>
          </table:table-cell>
        </table:table-row>
        <table:table-row table:style-name="ro1">
          <table:table-cell office:value-type="string" calcext:value-type="string">
            <text:p>(PDK1_pS241_0,NDRG1_pT346_0)</text:p>
          </table:table-cell>
          <table:table-cell office:value-type="float" office:value="1.89412553804" calcext:value-type="float">
            <text:p>1.894125538</text:p>
          </table:table-cell>
        </table:table-row>
        <table:table-row table:style-name="ro1">
          <table:table-cell office:value-type="string" calcext:value-type="string">
            <text:p>(Smad4_1,PDK1_pS241_0)</text:p>
          </table:table-cell>
          <table:table-cell office:value-type="float" office:value="1.89412553804" calcext:value-type="float">
            <text:p>1.894125538</text:p>
          </table:table-cell>
        </table:table-row>
        <table:table-row table:style-name="ro1">
          <table:table-cell office:value-type="string" calcext:value-type="string">
            <text:p>(VEGFR2_0,FOXO3a_0)</text:p>
          </table:table-cell>
          <table:table-cell office:value-type="float" office:value="1.92849511449" calcext:value-type="float">
            <text:p>1.9284951145</text:p>
          </table:table-cell>
        </table:table-row>
        <table:table-row table:style-name="ro1">
          <table:table-cell office:value-type="string" calcext:value-type="string">
            <text:p>(SCD1_1,p70S6K_0)</text:p>
          </table:table-cell>
          <table:table-cell office:value-type="float" office:value="1.92849511449" calcext:value-type="float">
            <text:p>1.9284951145</text:p>
          </table:table-cell>
        </table:table-row>
        <table:table-row table:style-name="ro1">
          <table:table-cell office:value-type="string" calcext:value-type="string">
            <text:p>(PDK1_pS241_0,Akt_0)</text:p>
          </table:table-cell>
          <table:table-cell office:value-type="float" office:value="1.92849511449" calcext:value-type="float">
            <text:p>1.9284951145</text:p>
          </table:table-cell>
        </table:table-row>
        <table:table-row table:style-name="ro1">
          <table:table-cell office:value-type="string" calcext:value-type="string">
            <text:p>(Dvl3_1,MEK1_pS217_S221_0)</text:p>
          </table:table-cell>
          <table:table-cell office:value-type="float" office:value="1.92849511449" calcext:value-type="float">
            <text:p>1.9284951145</text:p>
          </table:table-cell>
        </table:table-row>
        <table:table-row table:style-name="ro1">
          <table:table-cell office:value-type="string" calcext:value-type="string">
            <text:p>(SCD1_1,p27_0)</text:p>
          </table:table-cell>
          <table:table-cell office:value-type="float" office:value="1.93259487205" calcext:value-type="float">
            <text:p>1.9325948721</text:p>
          </table:table-cell>
        </table:table-row>
        <table:table-row table:style-name="ro1">
          <table:table-cell office:value-type="string" calcext:value-type="string">
            <text:p>(Ku80_0,Bcl-xL_0)</text:p>
          </table:table-cell>
          <table:table-cell office:value-type="float" office:value="1.93259487205" calcext:value-type="float">
            <text:p>1.9325948721</text:p>
          </table:table-cell>
        </table:table-row>
        <table:table-row table:style-name="ro1">
          <table:table-cell office:value-type="string" calcext:value-type="string">
            <text:p>(Cyclin_B1_0)</text:p>
          </table:table-cell>
          <table:table-cell office:value-type="float" office:value="1.93306189941" calcext:value-type="float">
            <text:p>1.9330618994</text:p>
          </table:table-cell>
        </table:table-row>
        <table:table-row table:style-name="ro1">
          <table:table-cell office:value-type="string" calcext:value-type="string">
            <text:p>(SCD1_1)</text:p>
          </table:table-cell>
          <table:table-cell office:value-type="float" office:value="1.93382982762" calcext:value-type="float">
            <text:p>1.9338298276</text:p>
          </table:table-cell>
        </table:table-row>
        <table:table-row table:style-name="ro1">
          <table:table-cell office:value-type="string" calcext:value-type="string">
            <text:p>(eIF4G_1)</text:p>
          </table:table-cell>
          <table:table-cell office:value-type="float" office:value="1.95240652369" calcext:value-type="float">
            <text:p>1.9524065237</text:p>
          </table:table-cell>
        </table:table-row>
        <table:table-row table:style-name="ro1">
          <table:table-cell office:value-type="string" calcext:value-type="string">
            <text:p>(LKB1_0,ETS-1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SCD1_0,AMPK_pT172_0)</text:p>
          </table:table-cell>
          <table:table-cell office:value-type="float" office:value="1.96308761371" calcext:value-type="float">
            <text:p>1.9630876137</text:p>
          </table:table-cell>
        </table:table-row>
        <table:table-row table:style-name="ro1">
          <table:table-cell office:value-type="string" calcext:value-type="string">
            <text:p>(PRDX1_0,PKC-pan_BetaII_pS660_0)</text:p>
          </table:table-cell>
          <table:table-cell office:value-type="float" office:value="1.96308761371" calcext:value-type="float">
            <text:p>1.9630876137</text:p>
          </table:table-cell>
        </table:table-row>
        <table:table-row table:style-name="ro1">
          <table:table-cell office:value-type="string" calcext:value-type="string">
            <text:p>(Dvl3_1,ETS-1_0)</text:p>
          </table:table-cell>
          <table:table-cell office:value-type="float" office:value="1.96308761371" calcext:value-type="float">
            <text:p>1.9630876137</text:p>
          </table:table-cell>
        </table:table-row>
        <table:table-row table:style-name="ro1">
          <table:table-cell office:value-type="string" calcext:value-type="string">
            <text:p>(SCD1_1,SCD1_0)</text:p>
          </table:table-cell>
          <table:table-cell office:value-type="float" office:value="1.98074481995" calcext:value-type="float">
            <text:p>1.98074482</text:p>
          </table:table-cell>
        </table:table-row>
        <table:table-row table:style-name="ro1">
          <table:table-cell office:value-type="string" calcext:value-type="string">
            <text:p>(EGFR_pY1173_1,PRDX1_0)</text:p>
          </table:table-cell>
          <table:table-cell office:value-type="float" office:value="2.00778856578" calcext:value-type="float">
            <text:p>2.0077885658</text:p>
          </table:table-cell>
        </table:table-row>
        <table:table-row table:style-name="ro1">
          <table:table-cell office:value-type="string" calcext:value-type="string">
            <text:p>(HER3_pY1289_0,53BP1_0)</text:p>
          </table:table-cell>
          <table:table-cell office:value-type="float" office:value="2.06279771196" calcext:value-type="float">
            <text:p>2.062797712</text:p>
          </table:table-cell>
        </table:table-row>
        <table:table-row table:style-name="ro1">
          <table:table-cell office:value-type="string" calcext:value-type="string">
            <text:p>(PDCD4_1,PDCD4_0)</text:p>
          </table:table-cell>
          <table:table-cell office:value-type="float" office:value="2.06279771196" calcext:value-type="float">
            <text:p>2.062797712</text:p>
          </table:table-cell>
        </table:table-row>
        <table:table-row table:style-name="ro1">
          <table:table-cell office:value-type="string" calcext:value-type="string">
            <text:p>(Ku80_0,53BP1_0)</text:p>
          </table:table-cell>
          <table:table-cell office:value-type="float" office:value="2.06279771196" calcext:value-type="float">
            <text:p>2.062797712</text:p>
          </table:table-cell>
        </table:table-row>
        <table:table-row table:style-name="ro1">
          <table:table-cell office:value-type="string" calcext:value-type="string">
            <text:p>(Smad4_1,PDCD4_0)</text:p>
          </table:table-cell>
          <table:table-cell office:value-type="float" office:value="2.06533895523" calcext:value-type="float">
            <text:p>2.0653389552</text:p>
          </table:table-cell>
        </table:table-row>
        <table:table-row table:style-name="ro1">
          <table:table-cell office:value-type="string" calcext:value-type="string">
            <text:p>(MEK1_pS217_S221_0)</text:p>
          </table:table-cell>
          <table:table-cell office:value-type="float" office:value="2.08617571322" calcext:value-type="float">
            <text:p>2.0861757132</text:p>
          </table:table-cell>
        </table:table-row>
        <table:table-row table:style-name="ro1">
          <table:table-cell office:value-type="string" calcext:value-type="string">
            <text:p>(Ku80_0)</text:p>
          </table:table-cell>
          <table:table-cell office:value-type="float" office:value="2.10960784887" calcext:value-type="float">
            <text:p>2.1096078489</text:p>
          </table:table-cell>
        </table:table-row>
        <table:table-row table:style-name="ro1">
          <table:table-cell office:value-type="string" calcext:value-type="string">
            <text:p>(SCD1_0,NDRG1_pT346_0)</text:p>
          </table:table-cell>
          <table:table-cell office:value-type="float" office:value="2.16141036475" calcext:value-type="float">
            <text:p>2.1614103648</text:p>
          </table:table-cell>
        </table:table-row>
        <table:table-row table:style-name="ro1">
          <table:table-cell office:value-type="string" calcext:value-type="string">
            <text:p>(Smad4_1,Bcl-xL_0)</text:p>
          </table:table-cell>
          <table:table-cell office:value-type="float" office:value="2.16141036475" calcext:value-type="float">
            <text:p>2.1614103648</text:p>
          </table:table-cell>
        </table:table-row>
        <table:table-row table:style-name="ro1">
          <table:table-cell office:value-type="string" calcext:value-type="string">
            <text:p>(EGFR_pY1173_1,SCD1_0)</text:p>
          </table:table-cell>
          <table:table-cell office:value-type="float" office:value="2.19637961325" calcext:value-type="float">
            <text:p>2.1963796133</text:p>
          </table:table-cell>
        </table:table-row>
        <table:table-row table:style-name="ro1">
          <table:table-cell office:value-type="string" calcext:value-type="string">
            <text:p>(EGFR_pY1173_1,PDK1_pS241_0)</text:p>
          </table:table-cell>
          <table:table-cell office:value-type="float" office:value="2.19637961325" calcext:value-type="float">
            <text:p>2.1963796133</text:p>
          </table:table-cell>
        </table:table-row>
        <table:table-row table:style-name="ro1">
          <table:table-cell office:value-type="string" calcext:value-type="string">
            <text:p>(SCD1_1,Cyclin_E2_0)</text:p>
          </table:table-cell>
          <table:table-cell office:value-type="float" office:value="2.19637961325" calcext:value-type="float">
            <text:p>2.1963796133</text:p>
          </table:table-cell>
        </table:table-row>
        <table:table-row table:style-name="ro1">
          <table:table-cell office:value-type="string" calcext:value-type="string">
            <text:p>(p70S6K_0,FOXO3a_0)</text:p>
          </table:table-cell>
          <table:table-cell office:value-type="float" office:value="2.22840020961" calcext:value-type="float">
            <text:p>2.2284002096</text:p>
          </table:table-cell>
        </table:table-row>
        <table:table-row table:style-name="ro1">
          <table:table-cell office:value-type="string" calcext:value-type="string">
            <text:p>(c-Met_pY1235_1,SCD1_0)</text:p>
          </table:table-cell>
          <table:table-cell office:value-type="float" office:value="2.23299434309" calcext:value-type="float">
            <text:p>2.2329943431</text:p>
          </table:table-cell>
        </table:table-row>
        <table:table-row table:style-name="ro1">
          <table:table-cell office:value-type="string" calcext:value-type="string">
            <text:p>(PDCD4_0,ETS-1_0)</text:p>
          </table:table-cell>
          <table:table-cell office:value-type="float" office:value="2.23299434309" calcext:value-type="float">
            <text:p>2.2329943431</text:p>
          </table:table-cell>
        </table:table-row>
        <table:table-row table:style-name="ro1">
          <table:table-cell office:value-type="string" calcext:value-type="string">
            <text:p>(PDK1_pS241_0,Ku80_0)</text:p>
          </table:table-cell>
          <table:table-cell office:value-type="float" office:value="2.26052513094" calcext:value-type="float">
            <text:p>2.2605251309</text:p>
          </table:table-cell>
        </table:table-row>
        <table:table-row table:style-name="ro1">
          <table:table-cell office:value-type="string" calcext:value-type="string">
            <text:p>(EGFR_pY1173_1)</text:p>
          </table:table-cell>
          <table:table-cell office:value-type="float" office:value="2.27427420138" calcext:value-type="float">
            <text:p>2.2742742014</text:p>
          </table:table-cell>
        </table:table-row>
        <table:table-row table:style-name="ro1">
          <table:table-cell office:value-type="string" calcext:value-type="string">
            <text:p>(PRDX1_0,MEK1_pS217_S221_0)</text:p>
          </table:table-cell>
          <table:table-cell office:value-type="float" office:value="2.32929752151" calcext:value-type="float">
            <text:p>2.3292975215</text:p>
          </table:table-cell>
        </table:table-row>
        <table:table-row table:style-name="ro1">
          <table:table-cell office:value-type="string" calcext:value-type="string">
            <text:p>(EGFR_pY1173_1,Bcl-xL_0)</text:p>
          </table:table-cell>
          <table:table-cell office:value-type="float" office:value="2.32929752151" calcext:value-type="float">
            <text:p>2.3292975215</text:p>
          </table:table-cell>
        </table:table-row>
        <table:table-row table:style-name="ro1">
          <table:table-cell office:value-type="string" calcext:value-type="string">
            <text:p>(Myosin-IIa_pS1943_0)</text:p>
          </table:table-cell>
          <table:table-cell office:value-type="float" office:value="2.3513682421" calcext:value-type="float">
            <text:p>2.3513682421</text:p>
          </table:table-cell>
        </table:table-row>
        <table:table-row table:style-name="ro1">
          <table:table-cell office:value-type="string" calcext:value-type="string">
            <text:p>(SCD1_1,G6PD_1)</text:p>
          </table:table-cell>
          <table:table-cell office:value-type="float" office:value="2.36038737741" calcext:value-type="float">
            <text:p>2.3603873774</text:p>
          </table:table-cell>
        </table:table-row>
        <table:table-row table:style-name="ro1">
          <table:table-cell office:value-type="string" calcext:value-type="string">
            <text:p>(SCD1_1,PDK1_pS241_0)</text:p>
          </table:table-cell>
          <table:table-cell office:value-type="float" office:value="2.36615031666" calcext:value-type="float">
            <text:p>2.3661503167</text:p>
          </table:table-cell>
        </table:table-row>
        <table:table-row table:style-name="ro1">
          <table:table-cell office:value-type="string" calcext:value-type="string">
            <text:p>(Smad3_0)</text:p>
          </table:table-cell>
          <table:table-cell office:value-type="float" office:value="2.43993960866" calcext:value-type="float">
            <text:p>2.4399396087</text:p>
          </table:table-cell>
        </table:table-row>
        <table:table-row table:style-name="ro1">
          <table:table-cell office:value-type="string" calcext:value-type="string">
            <text:p>(FOXO3a_0,ETS-1_0)</text:p>
          </table:table-cell>
          <table:table-cell office:value-type="float" office:value="2.49863368847" calcext:value-type="float">
            <text:p>2.4986336885</text:p>
          </table:table-cell>
        </table:table-row>
        <table:table-row table:style-name="ro1">
          <table:table-cell office:value-type="string" calcext:value-type="string">
            <text:p>(Smad3_0,PDCD4_0)</text:p>
          </table:table-cell>
          <table:table-cell office:value-type="float" office:value="2.52420554717" calcext:value-type="float">
            <text:p>2.5242055472</text:p>
          </table:table-cell>
        </table:table-row>
        <table:table-row table:style-name="ro1">
          <table:table-cell office:value-type="string" calcext:value-type="string">
            <text:p>(SCD1_1,c-Met_pY1235_1)</text:p>
          </table:table-cell>
          <table:table-cell office:value-type="float" office:value="2.53749357169" calcext:value-type="float">
            <text:p>2.5374935717</text:p>
          </table:table-cell>
        </table:table-row>
        <table:table-row table:style-name="ro1">
          <table:table-cell office:value-type="string" calcext:value-type="string">
            <text:p>(PRDX1_0,ETS-1_0)</text:p>
          </table:table-cell>
          <table:table-cell office:value-type="float" office:value="2.56331682582" calcext:value-type="float">
            <text:p>2.5633168258</text:p>
          </table:table-cell>
        </table:table-row>
        <table:table-row table:style-name="ro1">
          <table:table-cell office:value-type="string" calcext:value-type="string">
            <text:p>(GAPDH_1)</text:p>
          </table:table-cell>
          <table:table-cell office:value-type="float" office:value="2.59258135192" calcext:value-type="float">
            <text:p>2.5925813519</text:p>
          </table:table-cell>
        </table:table-row>
        <table:table-row table:style-name="ro1">
          <table:table-cell office:value-type="string" calcext:value-type="string">
            <text:p>(SCD1_0,PDCD4_0)</text:p>
          </table:table-cell>
          <table:table-cell office:value-type="float" office:value="2.63049978722" calcext:value-type="float">
            <text:p>2.6304997872</text:p>
          </table:table-cell>
        </table:table-row>
        <table:table-row table:style-name="ro1">
          <table:table-cell office:value-type="string" calcext:value-type="string">
            <text:p>(PEA-15_1)</text:p>
          </table:table-cell>
          <table:table-cell office:value-type="float" office:value="2.72379407447" calcext:value-type="float">
            <text:p>2.7237940745</text:p>
          </table:table-cell>
        </table:table-row>
        <table:table-row table:style-name="ro1">
          <table:table-cell office:value-type="string" calcext:value-type="string">
            <text:p>(SCD1_1,PRDX1_1)</text:p>
          </table:table-cell>
          <table:table-cell office:value-type="float" office:value="2.80088776369" calcext:value-type="float">
            <text:p>2.8008877637</text:p>
          </table:table-cell>
        </table:table-row>
        <table:table-row table:style-name="ro1">
          <table:table-cell office:value-type="string" calcext:value-type="string">
            <text:p>(PDCD4_0,Ku80_0)</text:p>
          </table:table-cell>
          <table:table-cell office:value-type="float" office:value="2.85540016539" calcext:value-type="float">
            <text:p>2.8554001654</text:p>
          </table:table-cell>
        </table:table-row>
        <table:table-row table:style-name="ro1">
          <table:table-cell office:value-type="string" calcext:value-type="string">
            <text:p>(SCD1_1,S6_pS235_S236_1)</text:p>
          </table:table-cell>
          <table:table-cell office:value-type="float" office:value="2.93170205293" calcext:value-type="float">
            <text:p>2.9317020529</text:p>
          </table:table-cell>
        </table:table-row>
        <table:table-row table:style-name="ro1">
          <table:table-cell office:value-type="string" calcext:value-type="string">
            <text:p>(SCD1_0,PDK1_pS241_0)</text:p>
          </table:table-cell>
          <table:table-cell office:value-type="float" office:value="2.93170205293" calcext:value-type="float">
            <text:p>2.9317020529</text:p>
          </table:table-cell>
        </table:table-row>
        <table:table-row table:style-name="ro1">
          <table:table-cell office:value-type="string" calcext:value-type="string">
            <text:p>(ETS-1_0)</text:p>
          </table:table-cell>
          <table:table-cell office:value-type="float" office:value="3.06324315826" calcext:value-type="float">
            <text:p>3.0632431583</text:p>
          </table:table-cell>
        </table:table-row>
        <table:table-row table:style-name="ro1">
          <table:table-cell office:value-type="string" calcext:value-type="string">
            <text:p>(GATA3_1)</text:p>
          </table:table-cell>
          <table:table-cell office:value-type="float" office:value="3.14588883169" calcext:value-type="float">
            <text:p>3.1458888317</text:p>
          </table:table-cell>
        </table:table-row>
      </table:table>
      <table:named-expressions/>
      <table:database-ranges>
        <table:database-range table:name="__Anonymous_Sheet_DB__0" table:target-range-address="ranks.A1:ranks.B187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20:50:56.153048048</dc:date>
    <dc:creator>Ivan Pozdnyakov</dc:creator>
    <meta:editing-duration>PT8M17S</meta:editing-duration>
    <meta:editing-cycles>1</meta:editing-cycles>
    <meta:document-statistic meta:table-count="1" meta:cell-count="3758" meta:object-count="0"/>
    <meta:generator>LibreOffice/4.3.3.2$Linux_X86_64 LibreOffice_project/430m0$Build-2</meta:generator>
  </office:meta>
</office:document-meta>
</file>